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_Hoja1" style:data-style-name="N1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17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1.016cm" style:use-optimal-column-width="true"/>
    </style:style>
    <style:style style:name="co2" style:family="table-column">
      <style:table-column-properties fo:break-before="auto" style:column-width="0.762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1.12183333333333cm" style:use-optimal-column-width="true"/>
    </style:style>
    <style:style style:name="co5" style:family="table-column">
      <style:table-column-properties fo:break-before="auto" style:column-width="0.910166666666667cm" style:use-optimal-column-width="true"/>
    </style:style>
    <style:style style:name="co6" style:family="table-column">
      <style:table-column-properties fo:break-before="auto" style:column-width="0.931333333333333cm" style:use-optimal-column-width="true"/>
    </style:style>
    <style:style style:name="co7" style:family="table-column">
      <style:table-column-properties fo:break-before="auto" style:column-width="8.36083333333333cm" style:use-optimal-column-width="true"/>
    </style:style>
    <style:style style:name="co8" style:family="table-column">
      <style:table-column-properties fo:break-before="auto" style:column-width="13.4831666666667cm" style:use-optimal-column-width="true"/>
    </style:style>
    <style:style style:name="co9" style:family="table-column">
      <style:table-column-properties fo:break-before="auto" style:column-width="3.70416666666667cm" style:use-optimal-column-width="true"/>
    </style:style>
    <style:style style:name="co10" style:family="table-column">
      <style:table-column-properties fo:break-before="auto" style:column-width="0.4445cm" style:use-optimal-column-width="true"/>
    </style:style>
    <style:style style:name="co11" style:family="table-column">
      <style:table-column-properties fo:break-before="auto" style:column-width="10.3928333333333cm" style:use-optimal-column-width="true"/>
    </style:style>
    <style:style style:name="co12" style:family="table-column">
      <style:table-column-properties fo:break-before="auto" style:column-width="22.7541666666667cm" style:use-optimal-column-width="true"/>
    </style:style>
    <style:style style:name="co13" style:family="table-column">
      <style:table-column-properties fo:break-before="auto" style:column-width="3.95816666666667cm" style:use-optimal-column-width="true"/>
    </style:style>
    <style:style style:name="co14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pitulo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16367" table:default-cell-style-name="ce1"/>
        <table:table-row table:style-name="ro1">
          <table:table-cell office:value-type="string" table:style-name="ce2">
            <text:p>idcap</text:p>
          </table:table-cell>
          <table:table-cell office:value-type="string" table:style-name="ce2">
            <text:p>vol</text:p>
          </table:table-cell>
          <table:table-cell office:value-type="string" table:style-name="ce2">
            <text:p>forigvol</text:p>
          </table:table-cell>
          <table:table-cell office:value-type="string" table:style-name="ce2">
            <text:p>fvol</text:p>
          </table:table-cell>
          <table:table-cell office:value-type="string" table:style-name="ce3">
            <text:p>vopag</text:p>
          </table:table-cell>
          <table:table-cell office:value-type="string" table:style-name="ce3">
            <text:p>vpag</text:p>
          </table:table-cell>
          <table:table-cell office:value-type="string" table:style-name="ce2">
            <text:p>fcap</text:p>
          </table:table-cell>
          <table:table-cell office:value-type="string" table:style-name="ce3">
            <text:p>npag</text:p>
          </table:table-cell>
          <table:table-cell office:value-type="string" table:style-name="ce2">
            <text:p>nombrevolumen</text:p>
          </table:table-cell>
          <table:table-cell office:value-type="string" table:style-name="ce2">
            <text:p>nombrecapitulo</text:p>
          </table:table-cell>
          <table:table-cell office:value-type="string" table:style-name="ce2">
            <text:p>tipoportada</text:p>
          </table:table-cell>
          <table:table-cell office:value-type="string" table:style-name="ce2">
            <text:p>c</text:p>
          </table:table-cell>
          <table:table-cell office:value-type="string" table:style-name="ce2">
            <text:p>minihistoria</text:p>
          </table:table-cell>
          <table:table-cell office:value-type="string" table:style-name="ce2">
            <text:p>nombreportada</text:p>
          </table:table-cell>
          <table:table-cell office:value-type="string" table:style-name="ce2">
            <text:p>arco</text:p>
          </table:table-cell>
          <table:table-cell office:value-type="string" table:style-name="ce2">
            <text:p>saga</text:p>
          </table:table-cell>
          <table:table-cell table:number-columns-repeated="1636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7-19T00:00:00" table:style-name="ce5">
            <text:p>19/07/1997</text:p>
          </table:table-cell>
          <table:table-cell office:value-type="float" office:value="55" table:style-name="ce6">
            <text:p>55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7-28T00:00:00" table:style-name="ce5">
            <text:p>28/07/1997</text:p>
          </table:table-cell>
          <table:table-cell office:value-type="float" office:value="23" table:style-name="ce6">
            <text:p>23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Luffy el Sombrero de Paj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8-04T00:00:00" table:style-name="ce5">
            <text:p>04/08/1997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Zoro el Cazador de Piratas entra en esce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8-11T00:00:00" table:style-name="ce5">
            <text:p>11/08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Morgan Mano de Hacha, Capitán de la Marina</text:p>
          </table:table-cell>
          <table:table-cell office:value-type="string" table:style-name="ce4">
            <text:p>Sin Portad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8-25T00:00:00" table:style-name="ce5">
            <text:p>25/08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El Rey de los Piratas y el gran espadachín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9-01T00:00:00" table:style-name="ce5">
            <text:p>01/09/1997</text:p>
          </table:table-cell>
          <table:table-cell office:value-type="float" office:value="22" table:style-name="ce6">
            <text:p>22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El primero</text:p>
          </table:table-cell>
          <table:table-cell office:value-type="string" table:style-name="ce4">
            <text:p>Sin Portad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9-08T00:00:00" table:style-name="ce5">
            <text:p>08/09/1997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Amigo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9-15T00:00:00" table:style-name="ce5">
            <text:p>15/09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Nami entra en esce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09-22T00:00:00" table:style-name="ce5">
            <text:p>22/09/1997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Una mujer maquiavélic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09-29T00:00:00" table:style-name="ce5">
            <text:p>29/09/1997</text:p>
          </table:table-cell>
          <table:table-cell office:value-type="float" office:value="23" table:style-name="ce6">
            <text:p>23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El incidente en la taber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0-06T00:00:00" table:style-name="ce5">
            <text:p>06/10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La fug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0-13T00:00:00" table:style-name="ce5">
            <text:p>13/10/1997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El perr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0-20T00:00:00" table:style-name="ce5">
            <text:p>20/10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Tesoro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0-27T00:00:00" table:style-name="ce5">
            <text:p>27/10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¡¡Una temeridad!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1-03T00:00:00" table:style-name="ce5">
            <text:p>03/11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La campanada de inici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1-10T00:00:00" table:style-name="ce5">
            <text:p>10/11/199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1-17T00:00:00" table:style-name="ce5">
            <text:p>17/11/1997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La categorí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7-11-24T00:00:00" table:style-name="ce5">
            <text:p>24/11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El Pirata Buggy el Payas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7-12-01T00:00:00" table:style-name="ce5">
            <text:p>01/12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La fruta demoníac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7-12-08T00:00:00" table:style-name="ce5">
            <text:p>08/12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Ser una ladro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7-12-22T00:00:00" table:style-name="ce5">
            <text:p>22/12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La alde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8-01-05T00:00:00" table:style-name="ce5">
            <text:p>05/01/1998</text:p>
          </table:table-cell>
          <table:table-cell office:value-type="float" office:value="29" table:style-name="ce6">
            <text:p>2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Tu eres el bicho rar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8-01-12T00:00:00" table:style-name="ce5">
            <text:p>12/0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El Capitán Usopp entra en esce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8-01-19T00:00:00" table:style-name="ce5">
            <text:p>19/0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4">
            <text:p>Dificil de engañar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8-01-26T00:00:00" table:style-name="ce5">
            <text:p>26/0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Mentiras por doquier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8-02-02T00:00:00" table:style-name="ce5">
            <text:p>02/02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El plan de Capitán Kur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2-09T00:00:00" table:style-name="ce5">
            <text:p>09/02/1998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La tram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2-16T00:00:00" table:style-name="ce5">
            <text:p>16/02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4">
            <text:p>Luna crecien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2-23T00:00:00" table:style-name="ce5">
            <text:p>23/02/1998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La cuesta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3-02T00:00:00" table:style-name="ce5">
            <text:p>02/03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¡¡¡Grande!!!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3-09T00:00:00" table:style-name="ce5">
            <text:p>09/03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La verdad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3-16T00:00:00" table:style-name="ce5">
            <text:p>16/03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Muy mala suer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3-23T00:00:00" table:style-name="ce5">
            <text:p>23/03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El hombre sigilos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3-30T00:00:00" table:style-name="ce5">
            <text:p>30/03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El mayordomo Kurahadol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4-06T00:00:00" table:style-name="ce5">
            <text:p>06/04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La neocues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o que le pasó al pirata Buggy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4-13T00:00:00" table:style-name="ce5">
            <text:p>13/04/1998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¡Seguidles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Mohji y Cabaji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4-20T00:00:00" table:style-name="ce5">
            <text:p>20/04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El pirata "Kuro de los Cien Planes"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a aventura de Buggy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4-27T00:00:00" table:style-name="ce5">
            <text:p>27/04/19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Tripulación pirat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5-11T00:00:00" table:style-name="ce5">
            <text:p>11/05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Por quién doblan las campan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Buggy y el pájaro gigante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5-18T00:00:00" table:style-name="ce5">
            <text:p>18/05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Los Piratas de Usopp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Batallas de ingenios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5-25T00:00:00" table:style-name="ce5">
            <text:p>25/05/1998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Al ma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6-01T00:00:00" table:style-name="ce5">
            <text:p>01/06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Yosaku y Johnn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Viaje por el ciel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6-08T00:00:00" table:style-name="ce5">
            <text:p>08/06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Aparece Sanj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Aterrizaje accidentado en la isla de las bestias raras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6-15T00:00:00" table:style-name="ce5">
            <text:p>15/06/19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Tres cocinero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ecinos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6-22T00:00:00" table:style-name="ce5">
            <text:p>22/06/1998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Antes de la torment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ECINOS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6-29T00:00:00" table:style-name="ce5">
            <text:p>29/06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Un cliente inesper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a batalla en el bosque del juici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7-06T00:00:00" table:style-name="ce5">
            <text:p>06/07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Almirante de la armada pirata Don Krieg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Tú también eres rar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7-13T00:00:00" table:style-name="ce5">
            <text:p>13/07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Abandona ese cam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Despedida de un amig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7-18T00:00:00" table:style-name="ce5">
            <text:p>18/07/1998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La torment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7-27T00:00:00" table:style-name="ce5">
            <text:p>27/07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Cada uno su cam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Ataque del cangrej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8-03T00:00:00" table:style-name="ce5">
            <text:p>03/08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Roronoa Zoro cae al m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a misteriosa mujer pirat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8-10T00:00:00" table:style-name="ce5">
            <text:p>10/08/19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El jurament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8-24T00:00:00" table:style-name="ce5">
            <text:p>24/08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Sabagashira 1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El hombre buscad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8-31T00:00:00" table:style-name="ce5">
            <text:p>31/08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Pear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Alianza pirat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9-07T00:00:00" table:style-name="ce5">
            <text:p>07/09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Sangre de jung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Oh, capitán, te llevamos en nuestros corazones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9-14T00:00:00" table:style-name="ce5">
            <text:p>14/09/19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De ninguna maldita maner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9-21T00:00:00" table:style-name="ce5">
            <text:p>21/09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Tu tienes un sueño por una raz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Batalla para elegir al nuevo capitán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9-28T00:00:00" table:style-name="ce5">
            <text:p>28/09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Viejo asqueros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Una ardiente batalla de veinte horas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0-05T00:00:00" table:style-name="ce5">
            <text:p>05/10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Obliga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Explosión, Richie el sonámbul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0-12T00:00:00" table:style-name="ce5">
            <text:p>12/10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Resolu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a formación de la tripulación pirata de Richie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0-19T00:00:00" table:style-name="ce5">
            <text:p>19/10/19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Demoni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0-26T00:00:00" table:style-name="ce5">
            <text:p>26/10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MH5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Aventuras De La Tripulación De Richie Vol. 1: La isla de la tribu indígena Kumate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1-02T00:00:00" table:style-name="ce5">
            <text:p>02/1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No moriré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Aventuras De La Tripulación De Richie Vol. 2: La pulverización de la tripulación de Richie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1-09T00:00:00" table:style-name="ce5">
            <text:p>09/11/1998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Gran lanza de batall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1-16T00:00:00" table:style-name="ce5">
            <text:p>16/1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Lis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o veo, es mi barc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1-21T00:00:00" table:style-name="ce5">
            <text:p>21/1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Lanza destruí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Reunión inverosímil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1-30T00:00:00" table:style-name="ce5">
            <text:p>30/1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Sop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Richie au vin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2-07T00:00:00" table:style-name="ce5">
            <text:p>07/12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Cuarta perso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Partes sospechosas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2-19T00:00:00" table:style-name="ce5">
            <text:p>19/12/19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Arlong Park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1-04T00:00:00" table:style-name="ce5">
            <text:p>04/01/1999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Gran aventura de Usopp el hombr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1-11T00:00:00" table:style-name="ce5">
            <text:p>11/01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Señores de toda la crea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Partes violentas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1-18T00:00:00" table:style-name="ce5">
            <text:p>18/01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Viviendo apropiadame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a silueta brillando en el suelo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1-25T00:00:00" table:style-name="ce5">
            <text:p>25/01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El monstruo de Grand Lin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Perdón por hacerlos esperar chicos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2-01T00:00:00" table:style-name="ce5">
            <text:p>01/0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Negoci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Desfile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2-08T00:00:00" table:style-name="ce5">
            <text:p>08/0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Cartas de navegación y los hombres pez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(Final) Oh capitán, nuestro capitán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2-15T00:00:00" table:style-name="ce5">
            <text:p>15/0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Dormir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2-22T00:00:00" table:style-name="ce5">
            <text:p>22/0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Un paso en tu sueñ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3-01T00:00:00" table:style-name="ce5">
            <text:p>01/03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Bell-mer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3-08T00:00:00" table:style-name="ce5">
            <text:p>08/03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Vivi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3-15T00:00:00" table:style-name="ce5">
            <text:p>15/03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Un crimen es un crimen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3-20T00:00:00" table:style-name="ce5">
            <text:p>20/03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Lágrima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3-29T00:00:00" table:style-name="ce5">
            <text:p>29/03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De acuerdo, les haremos frente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4-05T00:00:00" table:style-name="ce5">
            <text:p>05/04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Luffy en neg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Koby y Helmeppo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4-12T00:00:00" table:style-name="ce5">
            <text:p>12/04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Zomb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Trabajos extraños, trabajos extraños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4-19T00:00:00" table:style-name="ce5">
            <text:p>19/04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Santoryu contra Rokutory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Un descanso fuera de la base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4-26T00:00:00" table:style-name="ce5">
            <text:p>26/04/1999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Caballerosidad contra hombre pez karat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5-10T00:00:00" table:style-name="ce5">
            <text:p>10/05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¡Se acabó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studiar estudiar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5-17T00:00:00" table:style-name="ce5">
            <text:p>17/05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¡Muere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Trabajo en el barco de traslado de ejecución de Morgan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5-24T00:00:00" table:style-name="ce5">
            <text:p>24/05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Cambi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Trabajos extraños en el barco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5-31T00:00:00" table:style-name="ce5">
            <text:p>31/05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¿Qué puedes hacer?<text:s/>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Trabajos extraños........extraño.......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6-07T00:00:00" table:style-name="ce5">
            <text:p>07/06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DART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l barco del vicealmirante de la marina Garp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6-14T00:00:00" table:style-name="ce5">
            <text:p>14/06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Felic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La entrega de Morgan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6-21T00:00:00" table:style-name="ce5">
            <text:p>21/06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En pic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l vicealmirante muestra su negligenci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6-28T00:00:00" table:style-name="ce5">
            <text:p>28/06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La segunda person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oy a tener una fiest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7-05T00:00:00" table:style-name="ce5">
            <text:p>05/07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Gira, molinil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Un Helmeprisionero totalmente impensable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7-12T00:00:00" table:style-name="ce5">
            <text:p>12/07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Lo peor del est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l escape de Morgan</text:p>
          </table:table-cell>
          <table:table-cell office:value-type="string" table:style-name="ce4">
            <text:p>Logueto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7-19T00:00:00" table:style-name="ce5">
            <text:p>19/07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La tercer Kitets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Preparados para comenzar a disparar</text:p>
          </table:table-cell>
          <table:table-cell office:value-type="string" table:style-name="ce4">
            <text:p>Logueto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7-26T00:00:00" table:style-name="ce5">
            <text:p>26/07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Nubes negr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Obstrucción del bombardeo</text:p>
          </table:table-cell>
          <table:table-cell office:value-type="string" table:style-name="ce4">
            <text:p>Logueto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8-02T00:00:00" table:style-name="ce5">
            <text:p>02/08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Luffy muere<text:s/>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Obstrucción a la obstrucción del bombardeo</text:p>
          </table:table-cell>
          <table:table-cell office:value-type="string" table:style-name="ce4">
            <text:p>Logueto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8-09T00:00:00" table:style-name="ce5">
            <text:p>09/08/1999</text:p>
          </table:table-cell>
          <table:table-cell office:value-type="float" office:value="24" table:style-name="ce6">
            <text:p>24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Comienza la leyend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gueto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8-23T00:00:00" table:style-name="ce5">
            <text:p>23/08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Reverse Mountai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Obstrucción de la obstrucción de la obstrucción del bombardeo</text:p>
          </table:table-cell>
          <table:table-cell office:value-type="string" table:style-name="ce4">
            <text:p>Reverse Mountai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8-30T00:00:00" table:style-name="ce5">
            <text:p>30/08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Y ahora, Grand Lin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La determinación de Helmeppo</text:p>
          </table:table-cell>
          <table:table-cell office:value-type="string" table:style-name="ce4">
            <text:p>Reverse Mountai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9-06T00:00:00" table:style-name="ce5">
            <text:p>06/09/1999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La ballena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everse Mountai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9-13T00:00:00" table:style-name="ce5">
            <text:p>13/09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La promesa del cab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La negligencia del vicealmirante Garp</text:p>
          </table:table-cell>
          <table:table-cell office:value-type="string" table:style-name="ce4">
            <text:p>Reverse Mountai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9-20T00:00:00" table:style-name="ce5">
            <text:p>20/09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Log Pos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Morgan solo</text:p>
          </table:table-cell>
          <table:table-cell office:value-type="string" table:style-name="ce4">
            <text:p>Reverse Mountai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9-27T00:00:00" table:style-name="ce5">
            <text:p>27/09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El pueblo de las celebracio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l regreso de Helmeppo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0-04T00:00:00" table:style-name="ce5">
            <text:p>04/10/1999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Luz de luna y lápida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s funky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0-09T00:00:00" table:style-name="ce5">
            <text:p>09/10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100 cazarrecompens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Disculpa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0-18T00:00:00" table:style-name="ce5">
            <text:p>18/10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Un problema de responsabil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Somos unos cobardes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0-25T00:00:00" table:style-name="ce5">
            <text:p>25/10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No termina la noch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Cinco segundos antes del discurso de Garp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1-01T00:00:00" table:style-name="ce5">
            <text:p>01/11/1999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Organización criminal secret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1-08T00:00:00" table:style-name="ce5">
            <text:p>08/11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Luffy contra Zo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Tomaré a estos dos bajo mi mando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1-15T00:00:00" table:style-name="ce5">
            <text:p>15/11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¡No hay problem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Koby y Helmeppo a los cuarteles de la Marina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1-22T00:00:00" table:style-name="ce5">
            <text:p>22/11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Ru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Trabajo sucio en los cuarteles de la Marina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2-06T00:00:00" table:style-name="ce5">
            <text:p>06/1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Aventura en Little Garde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ntrenamiento en lugar de dormir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2-13T00:00:00" table:style-name="ce5">
            <text:p>13/1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Gigantesc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ntrenamiento especial todos los días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2-20T00:00:00" table:style-name="ce5">
            <text:p>20/1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Dorry y Brogy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1-03T00:00:00" table:style-name="ce5">
            <text:p>03/0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Hay alguie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Una pequeña despedid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1-17T00:00:00" table:style-name="ce5">
            <text:p>17/0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Provision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(Final) El alegre Garp y los jóvenes trabajadores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1-24T00:00:00" table:style-name="ce5">
            <text:p>24/0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El Ogro Rojo ha llorad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1-31T00:00:00" table:style-name="ce5">
            <text:p>31/0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Ya lo sabí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2-07T00:00:00" table:style-name="ce5">
            <text:p>07/02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Los muertos no sirven de ayud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2-14T00:00:00" table:style-name="ce5">
            <text:p>14/02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Luffy contra Mr. 3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2-21T00:00:00" table:style-name="ce5">
            <text:p>21/02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¡Qué bueno está el té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2-28T00:00:00" table:style-name="ce5">
            <text:p>28/02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Candle Champion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3-06T00:00:00" table:style-name="ce5">
            <text:p>06/03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Instin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Él se ha despertado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3-13T00:00:00" table:style-name="ce5">
            <text:p>13/03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Den Den Mush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Conocer mi situación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3-18T00:00:00" table:style-name="ce5">
            <text:p>18/03/2000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Orgullo de Pirat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evántate, si quieres pelear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3-27T00:00:00" table:style-name="ce5">
            <text:p>27/03/2000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¡Todo recto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Aquí está Tamanegi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4-03T00:00:00" table:style-name="ce5">
            <text:p>03/04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Velocidad máxi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¡Agárrenlo, grupo de seguridad de Usopp!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4-10T00:00:00" table:style-name="ce5">
            <text:p>10/04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Wapol "Hojalata"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Baile de escap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4-17T00:00:00" table:style-name="ce5">
            <text:p>17/04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¿Ves?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Un cruce del destino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4-24T00:00:00" table:style-name="ce5">
            <text:p>24/04/2000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Aventura en el país sin nombr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5-08T00:00:00" table:style-name="ce5">
            <text:p>08/05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Dra. Kureh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Historia paralela: Kaya es una saludable aprendiz de médico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5-15T00:00:00" table:style-name="ce5">
            <text:p>15/05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Lapah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La Isla Mirrorball, el lugar más popular del East Blu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5-22T00:00:00" table:style-name="ce5">
            <text:p>22/05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Un hombre llamado Dalton<text:s/>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¡Oh, la Marina!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5-29T00:00:00" table:style-name="ce5">
            <text:p>29/05/2000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Avalanch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6-05T00:00:00" table:style-name="ce5">
            <text:p>05/06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Cumbr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s necesario usar un disfraz, faltan cinco segundos para ver la cara de Jango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6-12T00:00:00" table:style-name="ce5">
            <text:p>12/06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Aparece Tony Tony Chopp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Ojos con forma de corazón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6-19T00:00:00" table:style-name="ce5">
            <text:p>19/06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Castillo en la niev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 un dia perfecto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6-26T00:00:00" table:style-name="ce5">
            <text:p>26/06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Curande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Jango disfrazado, encuentra un concurso de bail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7-03T00:00:00" table:style-name="ce5">
            <text:p>03/07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Calaveras y cerez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Jango sin pensarlo entra al concurso de bail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7-10T00:00:00" table:style-name="ce5">
            <text:p>10/07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Inexper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Las finales del concurso de bail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7-17T00:00:00" table:style-name="ce5">
            <text:p>17/07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Historia de niev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7-24T00:00:00" table:style-name="ce5">
            <text:p>24/07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Voluntad hereda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Concurso de baile con tensión en el ambient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7-31T00:00:00" table:style-name="ce5">
            <text:p>31/07/2000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Batalla de defensa del re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campeón del concurso de bail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8-07T00:00:00" table:style-name="ce5">
            <text:p>07/08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Fraud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 caballo vamos para el mar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8-21T00:00:00" table:style-name="ce5">
            <text:p>21/08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Indestrozabl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Almas gemelas después de la batalla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8-28T00:00:00" table:style-name="ce5">
            <text:p>28/08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¡RUMBLE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¡Descubrimiento! La ropa pirata de Jango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9-04T00:00:00" table:style-name="ce5">
            <text:p>04/09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Cañón Bliking de Siete Disparos de la Corona Real de Dru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La búsqueda del pirata Jango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9-11T00:00:00" table:style-name="ce5">
            <text:p>11/09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Cielos de Dru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capitán Yurikah y los Piratas Tulipán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9-18T00:00:00" table:style-name="ce5">
            <text:p>18/09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Luna llen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9-25T00:00:00" table:style-name="ce5">
            <text:p>25/09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Los cerezos de Hiriluk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Jango escapa con suert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10-02T00:00:00" table:style-name="ce5">
            <text:p>02/10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Hacia Arabas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poder del capitán del Cuartel General de la Marina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10-07T00:00:00" table:style-name="ce5">
            <text:p>07/10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Sir Crocodile, el pira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Hasta la vista estúpidos Marina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0-16T00:00:00" table:style-name="ce5">
            <text:p>16/10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El clima okam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0-23T00:00:00" table:style-name="ce5">
            <text:p>23/10/2000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Ace en esc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La rehén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0-30T00:00:00" table:style-name="ce5">
            <text:p>30/10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Desembarcando en Arabas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frágil colmillo llamado justici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1-06T00:00:00" table:style-name="ce5">
            <text:p>06/1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Vam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hombre que regresó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1-13T00:00:00" table:style-name="ce5">
            <text:p>13/1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Spiders Cafe, a las 8 en punt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1-20T00:00:00" table:style-name="ce5">
            <text:p>20/1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La ciudad verde, Erumal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¿Quieres bailar?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1-27T00:00:00" table:style-name="ce5">
            <text:p>27/1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Aventura en el Reino de la Ar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Dos héroes bailarine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2-04T00:00:00" table:style-name="ce5">
            <text:p>04/12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Yuba, el pueblo rebeld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Amistad, crimen y deber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2-11T00:00:00" table:style-name="ce5">
            <text:p>11/12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Amo mi paí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Cuartel general de la Marina, veredicto de los jueces: a la horc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2-18T00:00:00" table:style-name="ce5">
            <text:p>18/12/2000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Operación Utopi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bor a Are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1-01-04T00:00:00" table:style-name="ce5">
            <text:p>04/0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Luffy contra Viv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baile de objeción de Fullbody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1-15T00:00:00" table:style-name="ce5">
            <text:p>15/0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El frente de batal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Levántate y baila en la sala del tribunal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1-22T00:00:00" table:style-name="ce5">
            <text:p>22/0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Rainbase, la ciudad de los sueñ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Absolución por estilo, Fullbody degradad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1-29T00:00:00" table:style-name="ce5">
            <text:p>29/0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El guerrero más fuerte del re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Nosotros no podemos ser amigo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2-05T00:00:00" table:style-name="ce5">
            <text:p>05/02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Empezan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Debería igualmente usar el hipnotismo para olvidar nuestra amistad 1...2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2-12T00:00:00" table:style-name="ce5">
            <text:p>12/02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Koza, líder de los rebeld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¡Detente! Sorpresa de amor por una oficial muy guap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2-26T00:00:00" table:style-name="ce5">
            <text:p>26/02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La rebel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baile de dos compañeros de escob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3-05T00:00:00" table:style-name="ce5">
            <text:p>05/03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Bananawani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3-12T00:00:00" table:style-name="ce5">
            <text:p>12/03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Mr. Princ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3-19T00:00:00" table:style-name="ce5">
            <text:p>19/03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Liberació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IN FRENO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3-26T00:00:00" table:style-name="ce5">
            <text:p>26/03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Pris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4-02T00:00:00" table:style-name="ce5">
            <text:p>02/04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30.000.000 contra 81.000.000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4-09T00:00:00" table:style-name="ce5">
            <text:p>09/04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Nivel G.L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4-16T00:00:00" table:style-name="ce5">
            <text:p>16/04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La batalla decisiva de Alubar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4-23T00:00:00" table:style-name="ce5">
            <text:p>23/04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Reino animal de Arabast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5-07T00:00:00" table:style-name="ce5">
            <text:p>07/05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Examen del superpat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5-14T00:00:00" table:style-name="ce5">
            <text:p>14/05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Rugi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Escape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5-21T00:00:00" table:style-name="ce5">
            <text:p>21/05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Capitán Karo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Tiempo de ir a cas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5-28T00:00:00" table:style-name="ce5">
            <text:p>28/05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Calle Montetopo número 4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salva al tiburón pand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6-04T00:00:00" table:style-name="ce5">
            <text:p>04/06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Genial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obtiene carne como gratitud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6-11T00:00:00" table:style-name="ce5">
            <text:p>11/06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float" office:value="4" table:style-name="ce7">
            <text:p>4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6-18T00:00:00" table:style-name="ce5">
            <text:p>18/06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Igual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encuentra a un hombre hambrient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6-25T00:00:00" table:style-name="ce5">
            <text:p>25/06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Okama Kenp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obtiene un anillo como gratitud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7-02T00:00:00" table:style-name="ce5">
            <text:p>02/07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float" office:value="2" table:style-name="ce7">
            <text:p>2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La princesa Goldfish que perdió su anill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7-09T00:00:00" table:style-name="ce5">
            <text:p>09/07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Clima Tact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obtiene un tridente de oro como agradecimient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7-16T00:00:00" table:style-name="ce5">
            <text:p>16/07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La mujer que controla el cli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El gigante jabalí de mar perseguido por un monstruo marin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7-23T00:00:00" table:style-name="ce5">
            <text:p>23/07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Se avecina un torn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salva al jabalí de mar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7-30T00:00:00" table:style-name="ce5">
            <text:p>30/07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Utopí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y algo adentro de la boca del jabalí de mar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8-06T00:00:00" table:style-name="ce5">
            <text:p>06/08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Cortando el acer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8-20T00:00:00" table:style-name="ce5">
            <text:p>20/08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Mr. Bushi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Camie la sirena y Pappag la estrella de mar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8-27T00:00:00" table:style-name="ce5">
            <text:p>27/08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float" office:value="1" table:style-name="ce7">
            <text:p>1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La sombra que se acerca a Hatchi después de que él los salvo de ser comido por otro pez después de haber sido comido por un pez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9-03T00:00:00" table:style-name="ce5">
            <text:p>03/09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Los líde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Introduciendo a los Piratas de Macr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9-10T00:00:00" table:style-name="ce5">
            <text:p>10/09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time" office:time-value="PT16H15M0S" table:style-name="ce8">
            <text:p>4:15 PM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9-17T00:00:00" table:style-name="ce5">
            <text:p>17/09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¡Esperanz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Reunión con los queridos amigos antiguo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9-22T00:00:00" table:style-name="ce5">
            <text:p>22/09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Luffy de agu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Sorpresa de Camie frente a la tienda del hombre pez para el mapa del takoyaki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10-01T00:00:00" table:style-name="ce5">
            <text:p>01/10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Nico Robi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(Una cosa que puedo decirte es...) ¡TIENES QUE SER LIBRE!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10-06T00:00:00" table:style-name="ce5">
            <text:p>06/10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La tumba re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Búsqueda de la legendaria receta secreta para takoyaki de gekium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10-15T00:00:00" table:style-name="ce5">
            <text:p>15/10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Cocodri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Proposición una vez más para la querida Octopak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10-22T00:00:00" table:style-name="ce5">
            <text:p>22/10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Roj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Al final del mapa la gran mezcla del pulp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10-29T00:00:00" table:style-name="ce5">
            <text:p>29/10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La base secreta del clan Suna Su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Ira de un Hatchi que se dejó engañar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1-05T00:00:00" table:style-name="ce5">
            <text:p>05/1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Igni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¿Dónde están?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1-12T00:00:00" table:style-name="ce5">
            <text:p>12/1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Pesadil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Macro vendiendo sirena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1-19T00:00:00" table:style-name="ce5">
            <text:p>19/1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Espíritu guardiá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Puño del pulp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1-26T00:00:00" table:style-name="ce5">
            <text:p>26/11/2001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Superar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No me pueden engañar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2-03T00:00:00" table:style-name="ce5">
            <text:p>03/12/200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Vivi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La mejor salsa de cocina encontrad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2-10T00:00:00" table:style-name="ce5">
            <text:p>10/12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Re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Ambos tesoros adquiridos, ¡nadie puede detenerme!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2-17T00:00:00" table:style-name="ce5">
            <text:p>17/12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Un poco de justic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Octopako se fue por el moment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2-28T00:00:00" table:style-name="ce5">
            <text:p>28/12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VIP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bucheo. Tropas paracaidista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2-01-07T00:00:00" table:style-name="ce5">
            <text:p>07/0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Plan para Escapar del Reino de Ar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¡Qué mal! La Aldea Diadema de Gato aplastada por un barco que se hunde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2-01-21T00:00:00" table:style-name="ce5">
            <text:p>21/0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Último val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i llega al pueblo hambriento de Bagre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2-01-28T00:00:00" table:style-name="ce5">
            <text:p>28/0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La Aventura de Viv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El escape de Hatchi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2-04T00:00:00" table:style-name="ce5">
            <text:p>04/02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Poliz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¡Salvemos el pueblo! Hatchi convierte los tesoros en ingrediente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2-18T00:00:00" table:style-name="ce5">
            <text:p>18/02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El log pose está rode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Ahora estamos abiertos: la tienda de takoyaki de Hatchan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2-25T00:00:00" table:style-name="ce5">
            <text:p>25/02/2002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Masira, el Rey de Salvamen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El pueblo se ha salvado, ahora un último intento a mi propuesta de matrimonio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3-04T00:00:00" table:style-name="ce5">
            <text:p>04/03/2002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Paseando en el fondo mar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Octopako se siente atraída por el olor de la sals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3-11T00:00:00" table:style-name="ce5">
            <text:p>11/03/200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Monstruo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hora, por favor, relájate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3-18T00:00:00" table:style-name="ce5">
            <text:p>18/03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El Gran Nova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El bagre anciano que quedó en último lugar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3-25T00:00:00" table:style-name="ce5">
            <text:p>25/03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Prometo no pelear en este pueb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Puño de Octopako y la sonrisa del anciano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4-01T00:00:00" table:style-name="ce5">
            <text:p>01/04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Sin sueñ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y el ocaso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4-08T00:00:00" table:style-name="ce5">
            <text:p>08/04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Sueños de homb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Bajo el calor del sol poniente, recordando el sueño de un puesto de takoyaki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4-15T00:00:00" table:style-name="ce5">
            <text:p>15/04/2002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Shoujou, el Rey del Sona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odavía hay muchas cosas que quiero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4-22T00:00:00" table:style-name="ce5">
            <text:p>22/04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El mentiroso Nolan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El Pueblo Diadema de Gato muestra su agradecimiento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4-27T00:00:00" table:style-name="ce5">
            <text:p>27/04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Líder de la Alianza Saruyama, Mont Blanc Cricket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Gran inauguración del Takoyaki 8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5-13T00:00:00" table:style-name="ce5">
            <text:p>13/05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Comamo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5-20T00:00:00" table:style-name="ce5">
            <text:p>20/05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¡Tras el South Bird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5-27T00:00:00" table:style-name="ce5">
            <text:p>27/05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Bellamy "La Hiena"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6-03T00:00:00" table:style-name="ce5">
            <text:p>03/06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El hombre de los 100 millone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6-10T00:00:00" table:style-name="ce5">
            <text:p>10/06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La mayor autoridad en el mund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6-17T00:00:00" table:style-name="ce5">
            <text:p>17/06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Como confiar en su memori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6-24T00:00:00" table:style-name="ce5">
            <text:p>24/06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Knock Up Stream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7-01T00:00:00" table:style-name="ce5">
            <text:p>01/07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El barco va hacia el cielo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No muero incluso cuando me matan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7-08T00:00:00" table:style-name="ce5">
            <text:p>08/07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En el cie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Puedo comer un árbol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7-15T00:00:00" table:style-name="ce5">
            <text:p>15/07/200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Puerta del paraís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Puedo comer una lámpar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7-22T00:00:00" table:style-name="ce5">
            <text:p>22/07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Playa de los Ángel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9">
            <text:p>Puedo comer un banc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7-29T00:00:00" table:style-name="ce5">
            <text:p>29/07/200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Energía Di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a ciudad es mi comida cuando quier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8-05T00:00:00" table:style-name="ce5">
            <text:p>05/08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El juicio del ciel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Yo-ho!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8-12T00:00:00" table:style-name="ce5">
            <text:p>12/08/200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Criminales clase 2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Arrestado a pesar de mi estatus de rey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8-26T00:00:00" table:style-name="ce5">
            <text:p>26/08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Prueb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El rey Dalton del Reino de Sakur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9-02T00:00:00" table:style-name="ce5">
            <text:p>02/09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S.O.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Mi gran evasión lloros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9-09T00:00:00" table:style-name="ce5">
            <text:p>09/09/200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La aventura de la Isla de los Dios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Yo no soy el rey de ningún lugar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9-14T00:00:00" table:style-name="ce5">
            <text:p>14/09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Satori, sacerdote del Bosque May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09-22T00:00:00" table:style-name="ce5">
            <text:p>22/09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Prueba de las esfer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a pequeña lucha de Wapol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0-07T00:00:00" table:style-name="ce5">
            <text:p>07/10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Dios original contra sacerdo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Yo el gran rey sentado debajo de un puent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0-12T00:00:00" table:style-name="ce5">
            <text:p>12/10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La villa oculta entre las nub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Fábrica Baku Baku jugando con la basur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0-21T00:00:00" table:style-name="ce5">
            <text:p>21/10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Dragón de esfer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os niños están profundamente atraídos por la majestuosidad de los juguetes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0-28T00:00:00" table:style-name="ce5">
            <text:p>28/10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Obertu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El gran rey vendiendo juguetes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1-02T00:00:00" table:style-name="ce5">
            <text:p>02/1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Cruc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Gran inauguración de la majestuosa Wapol Toy Shop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1-11T00:00:00" table:style-name="ce5">
            <text:p>11/1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Vearth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a tienda de su majestad ha ganado popularidad en poco tiemp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1-18T00:00:00" table:style-name="ce5">
            <text:p>18/1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Canción de Abaj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isculpe nena, no aparcar en el campo de batalla.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1-25T00:00:00" table:style-name="ce5">
            <text:p>25/1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El anaconda y el equipo de la búsque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os científicos encontraron el secreto de los juguetes de su majestad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2-12-02T00:00:00" table:style-name="ce5">
            <text:p>02/12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Wyper, "el demonio de la batalla"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¡Noticias! El nuevo Wapometal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2-12-09T00:00:00" table:style-name="ce5">
            <text:p>09/12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Batalla de dial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a nueva sucursal de Wapol Toy Shop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2-12-16T00:00:00" table:style-name="ce5">
            <text:p>16/12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De varias formas al su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Fábrica Baku Baku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2-12-30T00:00:00" table:style-name="ce5">
            <text:p>30/12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El pirata Zoro contra el guerrero Braha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a creación de la Corporación Wapol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3-01-06T00:00:00" table:style-name="ce5">
            <text:p>06/01/2003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El pirata Luffy contra Wyper el Demonio de la Guer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3-01-20T00:00:00" table:style-name="ce5">
            <text:p>20/01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El guerrero Genbo contra Yama el Líder de la Guardia Divi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Su majestad va a casarse con Miss Univer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3-01-27T00:00:00" table:style-name="ce5">
            <text:p>27/01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El pirata Chopper contra el Sacerdote Gedats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Su majestad ha recuperado su estatus de fama mundial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3-02-03T00:00:00" table:style-name="ce5">
            <text:p>03/0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La pirata Nami y el extraño caballero contra Guardianes Divinos Hotori y Kotori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3-02-10T00:00:00" table:style-name="ce5">
            <text:p>10/0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El guerrero Kamakiri contra Dios Enel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2-17T00:00:00" table:style-name="ce5">
            <text:p>17/0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La pirata Robin contra Yama el Líder de la Guardia Divi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2-24T00:00:00" table:style-name="ce5">
            <text:p>24/0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El pirata Chopper contra el Sacerdote Ohm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3-03T00:00:00" table:style-name="ce5">
            <text:p>03/03/200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March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3-10T00:00:00" table:style-name="ce5">
            <text:p>10/03/2003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Suit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3-17T00:00:00" table:style-name="ce5">
            <text:p>17/03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Concert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3-31T00:00:00" table:style-name="ce5">
            <text:p>31/03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Serenad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4-07T00:00:00" table:style-name="ce5">
            <text:p>07/04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El pirata Zoro contra el Sacerdote Ohm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4-14T00:00:00" table:style-name="ce5">
            <text:p>14/04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Pla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Capturen al tipo que comió y huyó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4-21T00:00:00" table:style-name="ce5">
            <text:p>21/04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Quinte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Disculpa por no pagar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4-28T00:00:00" table:style-name="ce5">
            <text:p>28/04/2003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Oratori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edaleando rápido y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5-12T00:00:00" table:style-name="ce5">
            <text:p>12/05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Divina Comed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Recolectando información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5-19T00:00:00" table:style-name="ce5">
            <text:p>19/05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Ritmo Shand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ncontré a un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5-26T00:00:00" table:style-name="ce5">
            <text:p>26/05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Maxi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Castigo en el rí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6-02T00:00:00" table:style-name="ce5">
            <text:p>02/06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Coni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Salvado en el último moment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6-09T00:00:00" table:style-name="ce5">
            <text:p>09/06/2003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El pirata Luffy contra God Ene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ce despertand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6-16T00:00:00" table:style-name="ce5">
            <text:p>16/06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Flotan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yudando a Moda a cambio de lech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6-23T00:00:00" table:style-name="ce5">
            <text:p>23/06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Despie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9">
            <text:p>Entrega especial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6-30T00:00:00" table:style-name="ce5">
            <text:p>30/06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Dese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Segunda división de la Marina en Grand Lin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7-07T00:00:00" table:style-name="ce5">
            <text:p>07/07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Frente del rescate del am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Infiltrándose en la base de la Mari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7-14T00:00:00" table:style-name="ce5">
            <text:p>14/07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Gracia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ve una vida de facilidad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7-19T00:00:00" table:style-name="ce5">
            <text:p>19/07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Caprich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Un festín en la cafetería de la Mari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7-28T00:00:00" table:style-name="ce5">
            <text:p>28/07/200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El monstruo de Shando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scuchó hablar mal de Barbablanc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8-11T00:00:00" table:style-name="ce5">
            <text:p>11/08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Asesino de Dio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ace calor aquí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8-25T00:00:00" table:style-name="ce5">
            <text:p>25/08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Maldi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l falso capitán Ac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9-01T00:00:00" table:style-name="ce5">
            <text:p>01/09/2003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Luna ll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l café servido en la reunión es amargo como el infiern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9-08T00:00:00" table:style-name="ce5">
            <text:p>08/09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La luz de Shando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l Vicealmirante Comil aborrece el sabor amarg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9-13T00:00:00" table:style-name="ce5">
            <text:p>13/09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4">
            <text:p>Aquí esto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l retorno del barco secreto de exploración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9-22T00:00:00" table:style-name="ce5">
            <text:p>22/09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Encontrar la luna rota a través de las nub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lguien inició un incendio en el barco explorador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9-29T00:00:00" table:style-name="ce5">
            <text:p>29/09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Boler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bes que el pirata no se va floj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0-06T00:00:00" table:style-name="ce5">
            <text:p>06/10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Raigoh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Toda la información secreta se ha quemad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0-11T00:00:00" table:style-name="ce5">
            <text:p>11/10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Giant Jack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lguien saltó dentro de las llamas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0-20T00:00:00" table:style-name="ce5">
            <text:p>20/10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Situación de altos vuel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l salvador sigue ardiend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0-27T00:00:00" table:style-name="ce5">
            <text:p>27/10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Rezar por la tier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ce es encontrad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1-01T00:00:00" table:style-name="ce5">
            <text:p>01/11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4">
            <text:p>La canción de la is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Olvidaba alg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1-10T00:00:00" table:style-name="ce5">
            <text:p>10/11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Fantas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La carta de Mod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1-22T00:00:00" table:style-name="ce5">
            <text:p>22/11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Sinfoní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dquirió nueva información de Barbanegr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2-01T00:00:00" table:style-name="ce5">
            <text:p>01/1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Estuve aquí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l barco de aprovisionamiento de la Marina vino a comprar lech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2-08T00:00:00" table:style-name="ce5">
            <text:p>08/1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Final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Los cocineros de la Marina son en realidad los padres de Mod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2-15T00:00:00" table:style-name="ce5">
            <text:p>15/1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Los piratas super ric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hora el café es servido con leche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2-22T00:00:00" table:style-name="ce5">
            <text:p>22/1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Adventura en Long Island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s colores del arcoíris (tan bonitos en el cielo)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01-05T00:00:00" table:style-name="ce5">
            <text:p>05/0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Foxy el Zorro Plate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Pelea por el orgullo pirat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1-19T00:00:00" table:style-name="ce5">
            <text:p>19/0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Donut Race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1-26T00:00:00" table:style-name="ce5">
            <text:p>26/0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¡Listo, Donut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2-02T00:00:00" table:style-name="ce5">
            <text:p>02/0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El magnífico plan de interferenci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2-09T00:00:00" table:style-name="ce5">
            <text:p>09/0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Groggy Monster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2-16T00:00:00" table:style-name="ce5">
            <text:p>16/0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Groggy Ring!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2-23T00:00:00" table:style-name="ce5">
            <text:p>23/0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Rough Gam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3-01T00:00:00" table:style-name="ce5">
            <text:p>01/03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¡Meta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3-08T00:00:00" table:style-name="ce5">
            <text:p>08/03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Evento Principal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3-15T00:00:00" table:style-name="ce5">
            <text:p>15/03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¡Combate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Un ángel cayendo del cielo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3-22T00:00:00" table:style-name="ce5">
            <text:p>22/03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La habitación secre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Una isla llena de agujeros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3-29T00:00:00" table:style-name="ce5">
            <text:p>29/03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Brother Sou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He sobrevivido accidentalmente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4-12T00:00:00" table:style-name="ce5">
            <text:p>12/04/2004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K.O.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4-19T00:00:00" table:style-name="ce5">
            <text:p>19/04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Conclus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sueño de Goro el cava-hoyos es dirigir unas fuentes termales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4-26T00:00:00" table:style-name="ce5">
            <text:p>26/04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Almirante del cuartel general de la Marina, Aokij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Quiero convertirme en el mandamás del Mar Azul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5-10T00:00:00" table:style-name="ce5">
            <text:p>10/05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La mayor fuerza milit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Al gran Gedatsu se le olvida cómo respirar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5-17T00:00:00" table:style-name="ce5">
            <text:p>17/05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Mano a ma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Pasan los días cavando: El gran Gedatsu intenta meterse la comida en la boc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5-24T00:00:00" table:style-name="ce5">
            <text:p>24/05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Puffing To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Pasan los días cavando: Al gran Gedatsu se le olvida cómo respirar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5-31T00:00:00" table:style-name="ce5">
            <text:p>31/05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Pasan los días cavando: El gran Gedatsu se tiene que bañar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6-07T00:00:00" table:style-name="ce5">
            <text:p>07/06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Aventura en la ciudad de agu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Pasan los días cavando: Al gran Gedatsu se le olvida caminar por el suel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5" table:style-name="ce4">
            <text:p>325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6-14T00:00:00" table:style-name="ce5">
            <text:p>14/06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La familia Frank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resultado de cavar sin cuidado e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6" table:style-name="ce4">
            <text:p>326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6-21T00:00:00" table:style-name="ce5">
            <text:p>21/06/200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Iceburg-sa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Gedatsu conoce al legendario Jefe Tierr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6-28T00:00:00" table:style-name="ce5">
            <text:p>28/06/2004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Zousenjima, astillero muelle #1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8" table:style-name="ce4">
            <text:p>328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7-12T00:00:00" table:style-name="ce5">
            <text:p>12/07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La crisis del secuestro del pira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capitán del cielo contra el Jefe Tierr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9" table:style-name="ce4">
            <text:p>329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7-17T00:00:00" table:style-name="ce5">
            <text:p>17/07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Mi nombre es "Franky"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Victoria contundent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0" table:style-name="ce4">
            <text:p>330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7-26T00:00:00" table:style-name="ce5">
            <text:p>26/07/200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La decis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sacerdote lo acoge y remodela su casc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1" table:style-name="ce4">
            <text:p>331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8-02T00:00:00" table:style-name="ce5">
            <text:p>02/08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La gran pele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Jefe Tierra cava y cav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2" table:style-name="ce4">
            <text:p>332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8-09T00:00:00" table:style-name="ce5">
            <text:p>09/08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Luffy contra Usopp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ncontrada una fuente termal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3" table:style-name="ce4">
            <text:p>333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8-23T00:00:00" table:style-name="ce5">
            <text:p>23/08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4">
            <text:p>Capitá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estruendo atrae la atención del Jefe del Bosqu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4" table:style-name="ce4">
            <text:p>334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8-30T00:00:00" table:style-name="ce5">
            <text:p>30/08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El incidente de la habitación cerrad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5" table:style-name="ce4">
            <text:p>335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9-06T00:00:00" table:style-name="ce5">
            <text:p>06/09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Cuid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capitán del cielo toma al Jefe del Bosque como seguidor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6" table:style-name="ce4">
            <text:p>336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9-13T00:00:00" table:style-name="ce5">
            <text:p>13/09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Luffy contra Franky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Dejando el trabajo sobre la superficie al Jefe del Bosque, el Jefe Tierra continúa cavand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7" table:style-name="ce4">
            <text:p>337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09-18T00:00:00" table:style-name="ce5">
            <text:p>18/09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Los guardianes de la Capital de Agu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De la nada, un oasis aparece en medio del desiert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8" table:style-name="ce4">
            <text:p>338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09-27T00:00:00" table:style-name="ce5">
            <text:p>27/09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Coup de vent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hermano menor de Toto y tío de Kohza ha regresado a cas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9" table:style-name="ce4">
            <text:p>339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0-04T00:00:00" table:style-name="ce5">
            <text:p>04/10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Rumo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Inspectores de aguas termale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0" table:style-name="ce4">
            <text:p>340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0-09T00:00:00" table:style-name="ce5">
            <text:p>09/10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La mujer que conlleva oscur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La manufactura del Jefe del Bosque sorprende a todo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1" table:style-name="ce4">
            <text:p>341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0-18T00:00:00" table:style-name="ce5">
            <text:p>18/10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Diab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Un túnel a aguas termales despreocupadas se abre en el país del desiert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2" table:style-name="ce4">
            <text:p>342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0-25T00:00:00" table:style-name="ce5">
            <text:p>25/10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Mensajeros de la oscur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bus conducido por el Hasami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3" table:style-name="ce4">
            <text:p>343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1-01T00:00:00" table:style-name="ce5">
            <text:p>01/1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Cipher Pol Nº9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La princesa y su séquito llegan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4" table:style-name="ce4">
            <text:p>344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1-08T00:00:00" table:style-name="ce5">
            <text:p>08/1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Poder opues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baño de hombre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5" table:style-name="ce4">
            <text:p>345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1-15T00:00:00" table:style-name="ce5">
            <text:p>15/1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Ocultad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baño de mujere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6" table:style-name="ce4">
            <text:p>346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1-29T00:00:00" table:style-name="ce5">
            <text:p>29/1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4">
            <text:p>La justicia del 9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Gedatsu se convierte en el jef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7" table:style-name="ce4">
            <text:p>347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4-12-06T00:00:00" table:style-name="ce5">
            <text:p>06/1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Rokushik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s "el hombre baño", el gran Gedatsu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8" table:style-name="ce4">
            <text:p>348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4-12-13T00:00:00" table:style-name="ce5">
            <text:p>13/1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Poder de comba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Ven a los baños Ukkari en la isla de la primavera caliente por lo menos una vez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9" table:style-name="ce4">
            <text:p>349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4-12-20T00:00:00" table:style-name="ce5">
            <text:p>20/1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Ciudadano ordinari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0" table:style-name="ce4">
            <text:p>350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1-03T00:00:00" table:style-name="ce5">
            <text:p>03/0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El almacén bajo el puent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1" table:style-name="ce4">
            <text:p>351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1-17T00:00:00" table:style-name="ce5">
            <text:p>17/0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Klabautermann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2" table:style-name="ce4">
            <text:p>352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1-24T00:00:00" table:style-name="ce5">
            <text:p>24/0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Tom's Worker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ay un camino abiert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3" table:style-name="ce4">
            <text:p>353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1-31T00:00:00" table:style-name="ce5">
            <text:p>31/0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El legendario carpinter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4" table:style-name="ce4">
            <text:p>354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2-07T00:00:00" table:style-name="ce5">
            <text:p>07/02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Tren marítim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5" table:style-name="ce4">
            <text:p>355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2-14T00:00:00" table:style-name="ce5">
            <text:p>14/02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Spandam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6" table:style-name="ce4">
            <text:p>356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2-28T00:00:00" table:style-name="ce5">
            <text:p>28/02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4">
            <text:p>El Sr. Tom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7" table:style-name="ce4">
            <text:p>357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3-07T00:00:00" table:style-name="ce5">
            <text:p>07/03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Cutty Flam 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iratas Sombrero De Paja se aventuran a Water 7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8" table:style-name="ce4">
            <text:p>358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3-14T00:00:00" table:style-name="ce5">
            <text:p>14/03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Resurrección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9" table:style-name="ce4">
            <text:p>359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3-19T00:00:00" table:style-name="ce5">
            <text:p>19/03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Bing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Una casa en la jungl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0" table:style-name="ce4">
            <text:p>360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3-28T00:00:00" table:style-name="ce5">
            <text:p>28/03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Pronto partirem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Periódico por favor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1" table:style-name="ce4">
            <text:p>361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4-04T00:00:00" table:style-name="ce5">
            <text:p>04/04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P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La caída de los Baroque Works camaradas vistos por primera vez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2" table:style-name="ce4">
            <text:p>362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4-11T00:00:00" table:style-name="ce5">
            <text:p>11/04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Marea al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Vamos a prisión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3" table:style-name="ce4">
            <text:p>363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4-18T00:00:00" table:style-name="ce5">
            <text:p>18/04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Aqua Lagu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Colors trap verde amarillo de la amistad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4" table:style-name="ce4">
            <text:p>364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4-25T00:00:00" table:style-name="ce5">
            <text:p>25/04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Kokor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éjame ver lo que puedes hacer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5" table:style-name="ce4">
            <text:p>365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5-09T00:00:00" table:style-name="ce5">
            <text:p>09/05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¡Rocketman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scape de la isla de los gigante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6" table:style-name="ce4">
            <text:p>366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5-16T00:00:00" table:style-name="ce5">
            <text:p>16/05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¡Partid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Volumen extra: La isla de los gigantes desde entonce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7" table:style-name="ce4">
            <text:p>367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5-23T00:00:00" table:style-name="ce5">
            <text:p>23/05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Sogeking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La tinta se borra con la lluvi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8" table:style-name="ce4">
            <text:p>368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5-30T00:00:00" table:style-name="ce5">
            <text:p>30/05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Juego de batalla en el tren marítim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Caída en la isla Kyuk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9" table:style-name="ce4">
            <text:p>369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6-06T00:00:00" table:style-name="ce5">
            <text:p>06/06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Ramen Kenp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¡Choque! ¡Podemos combatirlo!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0" table:style-name="ce4">
            <text:p>370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6-13T00:00:00" table:style-name="ce5">
            <text:p>13/06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No estás so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Marinas en la isla Kyuk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1" table:style-name="ce4">
            <text:p>371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6-20T00:00:00" table:style-name="ce5">
            <text:p>20/06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El admirable capitán T-Bon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Otro divertido día sin cazar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2" table:style-name="ce4">
            <text:p>372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6-27T00:00:00" table:style-name="ce5">
            <text:p>27/06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Paraj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Mr.2 es un escapista famos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3" table:style-name="ce4">
            <text:p>373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7-04T00:00:00" table:style-name="ce5">
            <text:p>04/07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Un mal necesari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4" table:style-name="ce4">
            <text:p>374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7-16T00:00:00" table:style-name="ce5">
            <text:p>16/07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4">
            <text:p>La dispu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A ver si no nos reconocen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5" table:style-name="ce4">
            <text:p>375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7-25T00:00:00" table:style-name="ce5">
            <text:p>25/07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Los superhombres de Enies Lobb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Hina les descubr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6" table:style-name="ce4">
            <text:p>376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8-01T00:00:00" table:style-name="ce5">
            <text:p>01/08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¡Entendido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Hina atac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7" table:style-name="ce4">
            <text:p>377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8-08T00:00:00" table:style-name="ce5">
            <text:p>08/08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¡Gran batalla en la isla judicial!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iratas Sombrero De Paja Contra Cipher Pol No. 9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8" table:style-name="ce4">
            <text:p>378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08-22T00:00:00" table:style-name="ce5">
            <text:p>22/08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Reporte de dañ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scap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9" table:style-name="ce4">
            <text:p>379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08-29T00:00:00" table:style-name="ce5">
            <text:p>29/08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Doriki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ora de verano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09-05T00:00:00" table:style-name="ce5">
            <text:p>05/09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Expreso a la isla principal de Enies Lobb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Han capturado a Miss Valentin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1" table:style-name="ce4">
            <text:p>381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09-12T00:00:00" table:style-name="ce5">
            <text:p>12/09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Despedid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Aparezcan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2" table:style-name="ce4">
            <text:p>382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09-17T00:00:00" table:style-name="ce5">
            <text:p>17/09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El escondite del demoni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La figura de un hombre escapando de la isla Kyuk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3" table:style-name="ce4">
            <text:p>383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09-26T00:00:00" table:style-name="ce5">
            <text:p>26/09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Luffy contra Bluen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l ganador se lo lleva todo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4" table:style-name="ce4">
            <text:p>384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10-03T00:00:00" table:style-name="ce5">
            <text:p>03/10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Lancemos un contraataqu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sper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5" table:style-name="ce4">
            <text:p>385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10-08T00:00:00" table:style-name="ce5">
            <text:p>08/10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Hay un cam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No puedes salirte del camino de lo moral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6" table:style-name="ce4">
            <text:p>386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10-17T00:00:00" table:style-name="ce5">
            <text:p>17/10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Sin precedent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Socorro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7" table:style-name="ce4">
            <text:p>387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10-31T00:00:00" table:style-name="ce5">
            <text:p>31/10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4">
            <text:p>La march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¿Es fuerte? ¡Cuidado!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8" table:style-name="ce4">
            <text:p>388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11-07T00:00:00" table:style-name="ce5">
            <text:p>07/1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Tercera March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¿Mr.3 se ha entregado?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9" table:style-name="ce4">
            <text:p>389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5-11-14T00:00:00" table:style-name="ce5">
            <text:p>14/1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Respues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xplosión el okama kempo del falso Mr.3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0" table:style-name="ce4">
            <text:p>390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5-11-21T00:00:00" table:style-name="ce5">
            <text:p>21/1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Aceptamos el re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Mr.2 contra Hina "la jaula negra"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1" table:style-name="ce4">
            <text:p>391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5-11-28T00:00:00" table:style-name="ce5">
            <text:p>28/1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La niña que fue llamada demoni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2" table:style-name="ce4">
            <text:p>392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5-12-12T00:00:00" table:style-name="ce5">
            <text:p>12/12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Deresh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l poder del capitán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3" table:style-name="ce4">
            <text:p>393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5-12-19T00:00:00" table:style-name="ce5">
            <text:p>19/12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Olv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ncuentra una oportunidad para el rescat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4" table:style-name="ce4">
            <text:p>394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5-12-26T00:00:00" table:style-name="ce5">
            <text:p>26/12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Los demonios de Oha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5" table:style-name="ce4">
            <text:p>395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1-07T00:00:00" table:style-name="ce5">
            <text:p>07/01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Ohara contra Gobierno Mundi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Toma del barco con el negro de la traición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6" table:style-name="ce4">
            <text:p>396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1-23T00:00:00" table:style-name="ce5">
            <text:p>23/01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Sau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A la penitenciaria de la Mari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7" table:style-name="ce4">
            <text:p>397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1-30T00:00:00" table:style-name="ce5">
            <text:p>30/01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Para alcanzar el futu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Infiltrarse en la penitenciaría haciendo que son capturados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8" table:style-name="ce4">
            <text:p>398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2-06T00:00:00" table:style-name="ce5">
            <text:p>06/0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Declaración de guer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l más poderoso de los acusados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9" table:style-name="ce4">
            <text:p>399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2-13T00:00:00" table:style-name="ce5">
            <text:p>13/0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¡Saltad a la catarat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Cuanto tiempos sin verlos señoritas y una mujer muy extrañ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0" table:style-name="ce4">
            <text:p>400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2-20T00:00:00" table:style-name="ce5">
            <text:p>20/0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La llave de la libert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mpecemos a trabajar de nuevo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1" table:style-name="ce4">
            <text:p>401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2-27T00:00:00" table:style-name="ce5">
            <text:p>27/0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Los piratas contra el CP9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2" table:style-name="ce4">
            <text:p>402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3-06T00:00:00" table:style-name="ce5">
            <text:p>06/03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Las esposas número 2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l gran escape de las seis personas y la pistol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3" table:style-name="ce4">
            <text:p>403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3-13T00:00:00" table:style-name="ce5">
            <text:p>13/03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Mr. Caballeros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Paso de escapar de la prisión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4" table:style-name="ce4">
            <text:p>404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3-20T00:00:00" table:style-name="ce5">
            <text:p>20/03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Franky contra Fukuro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Colors Trap el arcoíris que te transforma en lo que desees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5" table:style-name="ce4">
            <text:p>405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3-27T00:00:00" table:style-name="ce5">
            <text:p>27/03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Pode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amos Vamos - Nuestro Chopper Man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6" table:style-name="ce4">
            <text:p>406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4-10T00:00:00" table:style-name="ce5">
            <text:p>10/04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Seimei Kika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Transformación en princesa artista paula la camarer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7" table:style-name="ce4">
            <text:p>407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4-17T00:00:00" table:style-name="ce5">
            <text:p>17/04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Monstru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Chocolatera, bombero, repartidor de pizza y tanqu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8" table:style-name="ce4">
            <text:p>408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4-24T00:00:00" table:style-name="ce5">
            <text:p>24/04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Monstruo contra Kumador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l rey de los piratas y un super héro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9" table:style-name="ce4">
            <text:p>409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5-08T00:00:00" table:style-name="ce5">
            <text:p>08/05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Transmisión de emergencia de malas notici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Un edificio abandonado en el desierto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0" table:style-name="ce4">
            <text:p>410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5-15T00:00:00" table:style-name="ce5">
            <text:p>15/05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Nami se vuelve enorm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1" table:style-name="ce4">
            <text:p>411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5-22T00:00:00" table:style-name="ce5">
            <text:p>22/05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Nami contra Kalif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Nuestro nuevo Spiders Café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2" table:style-name="ce4">
            <text:p>412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5-29T00:00:00" table:style-name="ce5">
            <text:p>29/05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Se acabó vuestra oportun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Mr. 0, 1, 2, 3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3" table:style-name="ce4">
            <text:p>413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6-05T00:00:00" table:style-name="ce5">
            <text:p>05/06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Cazad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A la gran prisión de Impel Down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4" table:style-name="ce4">
            <text:p>414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6-12T00:00:00" table:style-name="ce5">
            <text:p>12/06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Sanji contra Jabr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5" table:style-name="ce4">
            <text:p>415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6-19T00:00:00" table:style-name="ce5">
            <text:p>19/06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Calenta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s Tres Mosqueteros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6" table:style-name="ce4">
            <text:p>416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6-26T00:00:00" table:style-name="ce5">
            <text:p>26/06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Zoro contra Kaku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7" table:style-name="ce4">
            <text:p>417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7-03T00:00:00" table:style-name="ce5">
            <text:p>03/07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Ashur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8" table:style-name="ce4">
            <text:p>418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7-10T00:00:00" table:style-name="ce5">
            <text:p>10/07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Luffy contra Rob Lucci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9" table:style-name="ce4">
            <text:p>419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7-15T00:00:00" table:style-name="ce5">
            <text:p>15/07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4">
            <text:p>La leyenda de los héroe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0" table:style-name="ce4">
            <text:p>420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7-24T00:00:00" table:style-name="ce5">
            <text:p>24/07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Buster Call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1" table:style-name="ce4">
            <text:p>421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7-31T00:00:00" table:style-name="ce5">
            <text:p>31/07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Tercera March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2" table:style-name="ce4">
            <text:p>422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8-07T00:00:00" table:style-name="ce5">
            <text:p>07/08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Rob Lucci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¡Velocistas!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3" table:style-name="ce4">
            <text:p>423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8-21T00:00:00" table:style-name="ce5">
            <text:p>21/08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La leyenda de la sire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4" table:style-name="ce4">
            <text:p>424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8-28T00:00:00" table:style-name="ce5">
            <text:p>28/08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Barco de hui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Conis, Aisa, Laki y Nola pasean por el Vearth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5" table:style-name="ce4">
            <text:p>425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9-04T00:00:00" table:style-name="ce5">
            <text:p>04/09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Lucha a muerte en el pue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Wiper y los Shandians restauran el bosqu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6" table:style-name="ce4">
            <text:p>426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9-11T00:00:00" table:style-name="ce5">
            <text:p>11/09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Un barco a la espera del vient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7" table:style-name="ce4">
            <text:p>427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9-16T00:00:00" table:style-name="ce5">
            <text:p>16/09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Ni que éste fuese el infier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Gan Fall y el Jefe Shandia planean la recogida de calabazas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8" table:style-name="ce4">
            <text:p>428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9-25T00:00:00" table:style-name="ce5">
            <text:p>25/09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Regresem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Al Fairy Vearth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9" table:style-name="ce4">
            <text:p>429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10-02T00:00:00" table:style-name="ce5">
            <text:p>02/10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Derrota tot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Llegada a la tierra soñad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0" table:style-name="ce4">
            <text:p>430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10-07T00:00:00" table:style-name="ce5">
            <text:p>07/10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La suave nevada de la reminiscenc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Un agujero con señales de vid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1" table:style-name="ce4">
            <text:p>431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0-23T00:00:00" table:style-name="ce5">
            <text:p>23/10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Puño de amo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2" table:style-name="ce4">
            <text:p>432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0-30T00:00:00" table:style-name="ce5">
            <text:p>30/10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Jack in the box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3" table:style-name="ce4">
            <text:p>433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1-06T00:00:00" table:style-name="ce5">
            <text:p>06/11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El nombre de ese mar 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Hay alguien en el agujero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4" table:style-name="ce4">
            <text:p>434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1-13T00:00:00" table:style-name="ce5">
            <text:p>13/11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Barbablanca y el Pelirroj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que ataca primero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5" table:style-name="ce4">
            <text:p>435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1-20T00:00:00" table:style-name="ce5">
            <text:p>20/11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4">
            <text:p>La comprens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He sobrevivido de milagro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6" table:style-name="ce4">
            <text:p>436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2-04T00:00:00" table:style-name="ce5">
            <text:p>04/1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Pantalones de Franky Hous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lugarteniente Spacey lamenta su deserción delante del enemigo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7" table:style-name="ce4">
            <text:p>437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2-11T00:00:00" table:style-name="ce5">
            <text:p>11/1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Desnudo pero geni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Una vez fue un campo de batalla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8" table:style-name="ce4">
            <text:p>438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2-18T00:00:00" table:style-name="ce5">
            <text:p>18/1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Orgul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Se acerca una sombra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9" table:style-name="ce4">
            <text:p>439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2-25T00:00:00" table:style-name="ce5">
            <text:p>25/1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El tercero y el séptim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amina más despacio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40" table:style-name="ce4">
            <text:p>440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7-01-06T00:00:00" table:style-name="ce5">
            <text:p>06/01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Puño de fuego contra Barbaneg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lugarteniente junior Spacey atacado por un pirata del espacio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41" table:style-name="ce4">
            <text:p>441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1-22T00:00:00" table:style-name="ce5">
            <text:p>22/01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El duelo en la isla Bana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Los Piratas Espaciales no toman prisioneros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42" table:style-name="ce4">
            <text:p>442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1-29T00:00:00" table:style-name="ce5">
            <text:p>29/01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Aventura en el mar demoníac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Los insolentes sufren la ira de los dioses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3" table:style-name="ce4">
            <text:p>443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2-05T00:00:00" table:style-name="ce5">
            <text:p>05/0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Thriller Bark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La gran explosión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4" table:style-name="ce4">
            <text:p>444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2-12T00:00:00" table:style-name="ce5">
            <text:p>12/0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¡Mi barco! Rabia incontenible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5" table:style-name="ce4">
            <text:p>445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2-19T00:00:00" table:style-name="ce5">
            <text:p>19/0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El Zombi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esquema de excavación de las ruinas lunares de los Piratas Espaciales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6" table:style-name="ce4">
            <text:p>446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2-26T00:00:00" table:style-name="ce5">
            <text:p>26/0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Doctor Hogback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kingo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7" table:style-name="ce4">
            <text:p>447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3-05T00:00:00" table:style-name="ce5">
            <text:p>05/03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Zombis Sorpres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Una luz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8" table:style-name="ce4">
            <text:p>448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3-12T00:00:00" table:style-name="ce5">
            <text:p>12/03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Mor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Su vida pasa por sus ojos el día en que nací en la isla Karakuri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9" table:style-name="ce4">
            <text:p>449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3-26T00:00:00" table:style-name="ce5">
            <text:p>26/03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Los Cuatro Misteriosos de Thriller Bark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0" table:style-name="ce4">
            <text:p>450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4-02T00:00:00" table:style-name="ce5">
            <text:p>02/04/2007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General Zombie Night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Al doctor Tsukimi le gusta mirar la l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1" table:style-name="ce4">
            <text:p>451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4-09T00:00:00" table:style-name="ce5">
            <text:p>09/04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El jardín de las maravillas de Pero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Mientras miraba la luna ocurrió una explosión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2" table:style-name="ce4">
            <text:p>452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4-16T00:00:00" table:style-name="ce5">
            <text:p>16/04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Jigoro del Vien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Asfixiado tras ver la vista de la luna. Una despedida con lágrimas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3" table:style-name="ce4">
            <text:p>453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4-23T00:00:00" table:style-name="ce5">
            <text:p>23/04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4">
            <text:p>Nubes y hues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Bien, ¡hacia la Luna!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4" table:style-name="ce4">
            <text:p>454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4-28T00:00:00" table:style-name="ce5">
            <text:p>28/04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El tarareado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ombate mortal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5" table:style-name="ce4">
            <text:p>455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5-14T00:00:00" table:style-name="ce5">
            <text:p>14/05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Gecko Moria de los Siete Guerreros del M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Venganza por el doctor: la hora de que los hombres hagan lo que tienen que hacer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6" table:style-name="ce4">
            <text:p>456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5-21T00:00:00" table:style-name="ce5">
            <text:p>21/05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El demonio de la Tierra de Hie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Arrepentimiento: los Piratas Espaciales eran demasiado fuertes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7" table:style-name="ce4">
            <text:p>457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5-28T00:00:00" table:style-name="ce5">
            <text:p>28/05/200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¡Carne!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8" table:style-name="ce4">
            <text:p>458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6-04T00:00:00" table:style-name="ce5">
            <text:p>04/06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¡El afro no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juicio divino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9" table:style-name="ce4">
            <text:p>459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6-11T00:00:00" table:style-name="ce5">
            <text:p>11/06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La muerte no es motivo suficie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final del ingenio de los Piratas Espaciales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0" table:style-name="ce4">
            <text:p>460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6-25T00:00:00" table:style-name="ce5">
            <text:p>25/06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Recuperadlas antes del amanec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Insolenci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1" table:style-name="ce4">
            <text:p>461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7-02T00:00:00" table:style-name="ce5">
            <text:p>02/07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Cazafantas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Quiero agradecerte la venganza de nuestro profesor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7-09T00:00:00" table:style-name="ce5">
            <text:p>09/07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La aventura de Oar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Por ahora un ataque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3" table:style-name="ce4">
            <text:p>463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7-14T00:00:00" table:style-name="ce5">
            <text:p>14/07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El pirata Sanji contra el misterioso Absalo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Los Piratas Espaciales están en el canal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4" table:style-name="ce4">
            <text:p>464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7-23T00:00:00" table:style-name="ce5">
            <text:p>23/07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El sueño de Sanji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NTED: 667.000.050 Berries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5" table:style-name="ce4">
            <text:p>465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7-30T00:00:00" table:style-name="ce5">
            <text:p>30/07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El pirata Usopp contra Princesa Pero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Una cueva por debajo de la superficie de la L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8-06T00:00:00" table:style-name="ce5">
            <text:p>06/08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Conclus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Una ciudad subterránea aparece de entre la oscuridad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7" table:style-name="ce4">
            <text:p>467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8-20T00:00:00" table:style-name="ce5">
            <text:p>20/08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El pirata Zoro contra el samurái Ryu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Por ahora, a atacar la ciudad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8" table:style-name="ce4">
            <text:p>468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8-27T00:00:00" table:style-name="ce5">
            <text:p>27/08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El Pirata Chopper contra el misterioso Hogback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La energía proviene de la antigua ciudad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9" table:style-name="ce4">
            <text:p>469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9-03T00:00:00" table:style-name="ce5">
            <text:p>03/09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¡Dad la cara, Piratas de Sombrero de Paj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Contemplada agradeciéndole al destructor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0" table:style-name="ce4">
            <text:p>470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9-10T00:00:00" table:style-name="ce5">
            <text:p>10/09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Oars contra Piratas de Sombrero de Paj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Aprendiendo de los murales los hombres alados de la Luna que vivieron en la prehistori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1" table:style-name="ce4">
            <text:p>471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9-22T00:00:00" table:style-name="ce5">
            <text:p>22/09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Mi amig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2" table:style-name="ce4">
            <text:p>472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0-01T00:00:00" table:style-name="ce5">
            <text:p>01/10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Amanec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nombre de la ciudad selenita era "Birka" debido a la falta de recursos se disponían a salir hacia el Planeta Azul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3" table:style-name="ce4">
            <text:p>473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0-06T00:00:00" table:style-name="ce5">
            <text:p>06/10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El Guerrero del Mar Bartholomew Kuma aparec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Al mirar alrededor ve una horda de leales subordinados y una gran explanada de Vearth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4" table:style-name="ce4">
            <text:p>474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0-15T00:00:00" table:style-name="ce5">
            <text:p>15/10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¡Hay que hacerlo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ejército de Enel está recargado y preparado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5" table:style-name="ce4">
            <text:p>475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0-22T00:00:00" table:style-name="ce5">
            <text:p>22/10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Los piratas del bosqu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6" table:style-name="ce4">
            <text:p>476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0-29T00:00:00" table:style-name="ce5">
            <text:p>29/10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4">
            <text:p>Luffy de pesadill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7" table:style-name="ce4">
            <text:p>477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1-05T00:00:00" table:style-name="ce5">
            <text:p>05/11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10">
            <text:p>3 de 8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8" table:style-name="ce4">
            <text:p>478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1-12T00:00:00" table:style-name="ce5">
            <text:p>12/11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Luffy contra Luffy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9" table:style-name="ce4">
            <text:p>479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1-19T00:00:00" table:style-name="ce5">
            <text:p>19/11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El guerrero de la esperanz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0" table:style-name="ce4">
            <text:p>480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2-03T00:00:00" table:style-name="ce5">
            <text:p>03/1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Emboscad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1" table:style-name="ce4">
            <text:p>481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2-10T00:00:00" table:style-name="ce5">
            <text:p>10/1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Shadow's asgard 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2" table:style-name="ce4">
            <text:p>482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7-12-17T00:00:00" table:style-name="ce5">
            <text:p>17/12/2007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Llega la maña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3" table:style-name="ce4">
            <text:p>483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7-12-25T00:00:00" table:style-name="ce5">
            <text:p>25/1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Fin del sueñ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a ley del mar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4" table:style-name="ce4">
            <text:p>484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1-04T00:00:00" table:style-name="ce5">
            <text:p>04/01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Apretar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5" table:style-name="ce4">
            <text:p>485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1-21T00:00:00" table:style-name="ce5">
            <text:p>21/01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El Cazador de Piratas Zoro de los Piratas de Sombrero de Paj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6" table:style-name="ce4">
            <text:p>486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1-28T00:00:00" table:style-name="ce5">
            <text:p>28/01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Pia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Yokozuna ya no desafía al tren marítimo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7" table:style-name="ce4">
            <text:p>487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2-04T00:00:00" table:style-name="ce5">
            <text:p>04/02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Aquella can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La audición para secretaria de Iceburg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8" table:style-name="ce4">
            <text:p>488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2-11T00:00:00" table:style-name="ce5">
            <text:p>11/02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Canción de vi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El vicepresidente de Galley-La, sus fans y todos a los que les debe dinero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9" table:style-name="ce4">
            <text:p>489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2-25T00:00:00" table:style-name="ce5">
            <text:p>25/02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El octav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90" table:style-name="ce4">
            <text:p>490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3-03T00:00:00" table:style-name="ce5">
            <text:p>03/03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4">
            <text:p>De nuevo en la ru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Oimo y Kashi van a Elbaf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1" table:style-name="ce4">
            <text:p>491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3-10T00:00:00" table:style-name="ce5">
            <text:p>10/03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Jinetes de Peces Volado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La isla sin supervivientes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2" table:style-name="ce4">
            <text:p>492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3-17T00:00:00" table:style-name="ce5">
            <text:p>17/03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Duval "Máscara de hierro"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Puerta en el aire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3" table:style-name="ce4">
            <text:p>493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3-24T00:00:00" table:style-name="ce5">
            <text:p>24/03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Me conoc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Salvando a Rob Lucci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4" table:style-name="ce4">
            <text:p>494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3-31T00:00:00" table:style-name="ce5">
            <text:p>31/03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La tragedia de Duv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Error forzado perseguidores del Gobierno Mundial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5" table:style-name="ce4">
            <text:p>495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4-07T00:00:00" table:style-name="ce5">
            <text:p>07/04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Cañón Gao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Línea de escape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6" table:style-name="ce4">
            <text:p>496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4-14T00:00:00" table:style-name="ce5">
            <text:p>14/04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Yarukiman Mangrov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Sin siquiera tener dinero para las medicinas llegan a la Ciudad de la Reina de la Primavera Sant Poplar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7" table:style-name="ce4">
            <text:p>497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4-21T00:00:00" table:style-name="ce5">
            <text:p>21/04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Aventura en el archipiélago del jabón danza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Salvar a Rob Lucci. Kumadori actúa para las tasas médicas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8" table:style-name="ce4">
            <text:p>498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4-28T00:00:00" table:style-name="ce5">
            <text:p>28/04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4">
            <text:p>Las 11 Supernov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Ganando dinero para las tasas medicas. El espectáculo animal de Jabra y Blueno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9" table:style-name="ce4">
            <text:p>499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5-19T00:00:00" table:style-name="ce5">
            <text:p>19/05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Parque Sabaod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Ganando dinero para las tasas médicas. El brazo de jirafa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0" table:style-name="ce4">
            <text:p>500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5-26T00:00:00" table:style-name="ce5">
            <text:p>26/05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Las brasas de la histor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Ganando dinero para las tasas médicas. Limpiando calles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1" table:style-name="ce4">
            <text:p>501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6-02T00:00:00" table:style-name="ce5">
            <text:p>02/06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El mundo comienza a embravecers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Aceptamos de buen grado su dinero empapado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2" table:style-name="ce4">
            <text:p>502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6-09T00:00:00" table:style-name="ce5">
            <text:p>09/06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El incidente del Noble Mundi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Comprando y fumando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3" table:style-name="ce4">
            <text:p>503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6-16T00:00:00" table:style-name="ce5">
            <text:p>16/06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La isla empeo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4" table:style-name="ce4">
            <text:p>504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6-23T00:00:00" table:style-name="ce5">
            <text:p>23/06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¡La vanguardia de los piratas se moviliz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Esperando a los compradores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5" table:style-name="ce4">
            <text:p>505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6-30T00:00:00" table:style-name="ce5">
            <text:p>30/06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Ku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El despertar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6" table:style-name="ce4">
            <text:p>506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7-07T00:00:00" table:style-name="ce5">
            <text:p>07/07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Roger y Rayleigh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Dado de alta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7" table:style-name="ce4">
            <text:p>507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7-19T00:00:00" table:style-name="ce5">
            <text:p>19/07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Kizaru desembarc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eclaración de guerra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8" table:style-name="ce4">
            <text:p>508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7-28T00:00:00" table:style-name="ce5">
            <text:p>28/07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La isla de la masacr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Todos se divierten jugando a los bolos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9" table:style-name="ce4">
            <text:p>509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8-04T00:00:00" table:style-name="ce5">
            <text:p>04/08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Kizaru contra cuatro capita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Lío en el pueblo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0" table:style-name="ce4">
            <text:p>510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8-11T00:00:00" table:style-name="ce5">
            <text:p>11/08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La banda de Sombrero de Paja contra el arma de comba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Aparecen los piratas Caramelo en el puerto San Poplar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1" table:style-name="ce4">
            <text:p>511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8-25T00:00:00" table:style-name="ce5">
            <text:p>25/08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Sentomaru y su Gran Hach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Enviado de la justicia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2" table:style-name="ce4">
            <text:p>512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9-01T00:00:00" table:style-name="ce5">
            <text:p>01/09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Sin noticias de Zo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Usando la fuerza contra los que nunca han visto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3" table:style-name="ce4">
            <text:p>513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09-08T00:00:00" table:style-name="ce5">
            <text:p>08/09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¡No puedo salvarles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Justicia excesiva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4" table:style-name="ce4">
            <text:p>514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09-13T00:00:00" table:style-name="ce5">
            <text:p>13/09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El hongo que hace crecer hongos en tu cuerp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No podemos quedarnos en este pueblo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5" table:style-name="ce4">
            <text:p>515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09-22T00:00:00" table:style-name="ce5">
            <text:p>22/09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Aventura en la isla de las muje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Demasiado bella para contemplarla una flor de agradecimiento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6" table:style-name="ce4">
            <text:p>516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09-29T00:00:00" table:style-name="ce5">
            <text:p>29/09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La Emperatriz Pirata Boa Hancock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Descubrimiento Causal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7" table:style-name="ce4">
            <text:p>517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10-06T00:00:00" table:style-name="ce5">
            <text:p>06/10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El bañ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Salida del CP9 de San Poplar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8" table:style-name="ce4">
            <text:p>518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10-11T00:00:00" table:style-name="ce5">
            <text:p>11/10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Arena de comba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Patria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9" table:style-name="ce4">
            <text:p>519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10-27T00:00:00" table:style-name="ce5">
            <text:p>27/10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La disposición de un re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La siguiente generación del CP9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0" table:style-name="ce4">
            <text:p>520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11-01T00:00:00" table:style-name="ce5">
            <text:p>01/11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Los ojos de la gorgon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1" table:style-name="ce4">
            <text:p>521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11-10T00:00:00" table:style-name="ce5">
            <text:p>10/11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La garra de los Dragones Celestial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Los perseguidores han llegado para capturar al CP9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2" table:style-name="ce4">
            <text:p>522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11-17T00:00:00" table:style-name="ce5">
            <text:p>17/11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Una enfermedad fat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No dejaremos que destruyan nuestra casa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3" table:style-name="ce4">
            <text:p>523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11-22T00:00:00" table:style-name="ce5">
            <text:p>22/11/2008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Infier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Spandam en cuidados intensivos recibe un den den mushi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4" table:style-name="ce4">
            <text:p>524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12-01T00:00:00" table:style-name="ce5">
            <text:p>01/12/2008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Este es tu primer subordinado Rob Lucci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5" table:style-name="ce4">
            <text:p>525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12-08T00:00:00" table:style-name="ce5">
            <text:p>08/12/2008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La prisión submarina de Impel Dow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Algún día volveremos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6" table:style-name="ce4">
            <text:p>526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12-22T00:00:00" table:style-name="ce5">
            <text:p>22/12/2008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La aventura en la gran prisió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7" table:style-name="ce4">
            <text:p>527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1-05T00:00:00" table:style-name="ce5">
            <text:p>05/01/200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Nivel 1: El infierno carmesí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Padre e hijo planean la aniquilación del CP9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8" table:style-name="ce4">
            <text:p>528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1-19T00:00:00" table:style-name="ce5">
            <text:p>19/01/200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Jinbe, el caballero de los ma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El barco ancla en la lejaní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9" table:style-name="ce4">
            <text:p>529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1-26T00:00:00" table:style-name="ce5">
            <text:p>26/01/200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Nivel 2: El infierno de las bestias montruosa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0" table:style-name="ce4">
            <text:p>530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2-02T00:00:00" table:style-name="ce5">
            <text:p>02/02/200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Hacia un infierno más profund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1" table:style-name="ce4">
            <text:p>531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2-09T00:00:00" table:style-name="ce5">
            <text:p>09/02/200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Nivel 3: El infierno de la inanición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2" table:style-name="ce4">
            <text:p>532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2-16T00:00:00" table:style-name="ce5">
            <text:p>16/02/200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Minotaurus, el guardián inferna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3" table:style-name="ce4">
            <text:p>533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2-23T00:00:00" table:style-name="ce5">
            <text:p>23/02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Nivel 4: El hervidero infiernal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4" table:style-name="ce4">
            <text:p>534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3-09T00:00:00" table:style-name="ce5">
            <text:p>09/03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El alcaide Magellan contra el pirata Luffy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5" table:style-name="ce4">
            <text:p>535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3-16T00:00:00" table:style-name="ce5">
            <text:p>16/03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Amigo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6" table:style-name="ce4">
            <text:p>536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3-23T00:00:00" table:style-name="ce5">
            <text:p>23/03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Nivel 5: El infierno del frío extrem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7" table:style-name="ce4">
            <text:p>537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3-30T00:00:00" table:style-name="ce5">
            <text:p>30/03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¡Vamos! Kaizoku Nab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8" table:style-name="ce4">
            <text:p>538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4-06T00:00:00" table:style-name="ce5">
            <text:p>06/04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Nivel 5.5: La tierra de los nuevos travesti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9" table:style-name="ce4">
            <text:p>539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4-13T00:00:00" table:style-name="ce5">
            <text:p>13/04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Las hormonas energéticas de Empori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0" table:style-name="ce4">
            <text:p>540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4-27T00:00:00" table:style-name="ce5">
            <text:p>27/04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Nivel 6: Infierno sin límite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1" table:style-name="ce4">
            <text:p>541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5-11T00:00:00" table:style-name="ce5">
            <text:p>11/05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La primera vez en la histori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2" table:style-name="ce4">
            <text:p>542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5-18T00:00:00" table:style-name="ce5">
            <text:p>18/05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El incidente del que por fin se puede hablar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3" table:style-name="ce4">
            <text:p>543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5-25T00:00:00" table:style-name="ce5">
            <text:p>25/05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El Sombrero de Paja y Barbaneg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resistiendo en Kamabakka" de Sanji. Aventuras en la isla sin salid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4" table:style-name="ce4">
            <text:p>544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6-01T00:00:00" table:style-name="ce5">
            <text:p>01/06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Incluso la tapa de la olla del infierno se abr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resistiendo en Kamabakka" de Sanji. Una completa princes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5" table:style-name="ce4">
            <text:p>545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6-08T00:00:00" table:style-name="ce5">
            <text:p>08/06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Ver el sol sin rej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qué malos sois" de Robin. Aventuras en el país del trabajo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6" table:style-name="ce4">
            <text:p>546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6-15T00:00:00" table:style-name="ce5">
            <text:p>15/06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Jinbe, capitán de la banda pirata de los hombres pez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qué malos sois" de Robin. El poder de liberar a los esclavos llega el Ejército Revolucionario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7" table:style-name="ce4">
            <text:p>547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6-22T00:00:00" table:style-name="ce5">
            <text:p>22/06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La isla está tomad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8" table:style-name="ce4">
            <text:p>548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6-29T00:00:00" table:style-name="ce5">
            <text:p>29/06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Graci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La "esta semana no es buena" de Franky. Animales cyborgs salvajes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9" table:style-name="ce4">
            <text:p>549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7-06T00:00:00" table:style-name="ce5">
            <text:p>06/07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A toda ve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La "esta semana no es buena" de Franky. La casa donde nació el Dr. Vegapunk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0" table:style-name="ce4">
            <text:p>550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7-18T00:00:00" table:style-name="ce5">
            <text:p>18/07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La base de la Mari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Usopp y su miedo a quedarse solo. El archipiélago Boin el bosque de la gul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1" table:style-name="ce4">
            <text:p>551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7-27T00:00:00" table:style-name="ce5">
            <text:p>27/07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Barbablanca, uno de los Cuatro Emperado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Usopp y su miedo a quedarse solo. Usopp se ha vuelto gordo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2" table:style-name="ce4">
            <text:p>552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8-03T00:00:00" table:style-name="ce5">
            <text:p>03/08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Ace y Barbablanc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¡Que Chopper no se come!. El guiso de tanuki corre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3" table:style-name="ce4">
            <text:p>553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8-10T00:00:00" table:style-name="ce5">
            <text:p>10/08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La gran batalla definitiv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4" table:style-name="ce4">
            <text:p>554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8-24T00:00:00" table:style-name="ce5">
            <text:p>24/08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El almirante Akain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¡Que Chopper no se come!. Humanos y pájaros en batall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5" table:style-name="ce4">
            <text:p>555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8-31T00:00:00" table:style-name="ce5">
            <text:p>31/08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Oz y el sombre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informe del tiempo" de Nami. Asuntos en la isla del clima Weatheri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6" table:style-name="ce4">
            <text:p>556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9-07T00:00:00" table:style-name="ce5">
            <text:p>07/09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¡La justicia prevalecerá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informe del tiempo" de Nami. Ciencia del clima en Weatheri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7" table:style-name="ce4">
            <text:p>557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9-19T00:00:00" table:style-name="ce5">
            <text:p>19/09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Luffy y Barbablanc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precio de las bragas y el alojamiento" de Brook. Gente que no pele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8" table:style-name="ce4">
            <text:p>558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9-28T00:00:00" table:style-name="ce5">
            <text:p>28/09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El hermano men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precio de las bragas y el alojamiento" de Brook. Satanás compone una melodí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9" table:style-name="ce4">
            <text:p>559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0-05T00:00:00" table:style-name="ce5">
            <text:p>05/10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La disposición del dest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dónde están estos siempre se pierden" de Zoro. Una lapida gigante fuera de las ruinas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0" table:style-name="ce4">
            <text:p>560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0-10T00:00:00" table:style-name="ce5">
            <text:p>10/10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Los presos de Impel Dow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dónde están estos siempre se pierden" de Zoro. Una sombra se acerc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1" table:style-name="ce4">
            <text:p>561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0-26T00:00:00" table:style-name="ce5">
            <text:p>26/10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Luffy contra Mihawk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2" table:style-name="ce4">
            <text:p>562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1-02T00:00:00" table:style-name="ce5">
            <text:p>02/11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Squard, el gran remolino arañ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3" table:style-name="ce4">
            <text:p>563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1-09T00:00:00" table:style-name="ce5">
            <text:p>09/11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Un corazón, una perso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4" table:style-name="ce4">
            <text:p>564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1-21T00:00:00" table:style-name="ce5">
            <text:p>21/11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El hombre que hace temblar el mund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5" table:style-name="ce4">
            <text:p>565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1-30T00:00:00" table:style-name="ce5">
            <text:p>30/11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El camino abierto por Oz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6" table:style-name="ce4">
            <text:p>566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2-07T00:00:00" table:style-name="ce5">
            <text:p>07/12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El ataque encarnizad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7" table:style-name="ce4">
            <text:p>567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2-14T00:00:00" table:style-name="ce5">
            <text:p>14/12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La plaza Oris de la sede de la marin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utas De Batalla Nueve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8" table:style-name="ce4">
            <text:p>568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2-21T00:00:00" table:style-name="ce5">
            <text:p>21/12/2009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Haz lo que te dé la ga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9" table:style-name="ce4">
            <text:p>569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1-04T00:00:00" table:style-name="ce5">
            <text:p>04/01/2010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La bestia blanc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0" table:style-name="ce4">
            <text:p>570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1-18T00:00:00" table:style-name="ce5">
            <text:p>18/01/2010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El puente a la vid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1" table:style-name="ce4">
            <text:p>571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1-25T00:00:00" table:style-name="ce5">
            <text:p>25/01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El cadals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2" table:style-name="ce4">
            <text:p>572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2-01T00:00:00" table:style-name="ce5">
            <text:p>01/02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Los tiempos están cambiand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3" table:style-name="ce4">
            <text:p>573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2-08T00:00:00" table:style-name="ce5">
            <text:p>08/02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La era de Barbablanc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4" table:style-name="ce4">
            <text:p>574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2-15T00:00:00" table:style-name="ce5">
            <text:p>15/02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5" table:style-name="ce4">
            <text:p>575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2-22T00:00:00" table:style-name="ce5">
            <text:p>22/02/2010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Una ira inexpresabl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6" table:style-name="ce4">
            <text:p>576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3-08T00:00:00" table:style-name="ce5">
            <text:p>08/03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El gran pirata Edward Newgat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7" table:style-name="ce4">
            <text:p>577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3-15T00:00:00" table:style-name="ce5">
            <text:p>15/03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Un gran problema se fragu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8" table:style-name="ce4">
            <text:p>578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3-20T00:00:00" table:style-name="ce5">
            <text:p>20/03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El legado a una nueva e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9" table:style-name="ce4">
            <text:p>579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3-29T00:00:00" table:style-name="ce5">
            <text:p>29/03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Unos segundos de coraj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0" table:style-name="ce4">
            <text:p>580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4-05T00:00:00" table:style-name="ce5">
            <text:p>05/04/2010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El armisticio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1" table:style-name="ce4">
            <text:p>581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4-19T00:00:00" table:style-name="ce5">
            <text:p>19/04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Un futuro que llega con sigilo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2" table:style-name="ce4">
            <text:p>582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4-26T00:00:00" table:style-name="ce5">
            <text:p>26/04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Luffy y Ac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iratas Fútbol De Hierro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3" table:style-name="ce4">
            <text:p>583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5-10T00:00:00" table:style-name="ce5">
            <text:p>10/05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Última parada de los desechos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4" table:style-name="ce4">
            <text:p>584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5-17T00:00:00" table:style-name="ce5">
            <text:p>17/05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El incidente de Porchemy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5" table:style-name="ce4">
            <text:p>585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5-24T00:00:00" table:style-name="ce5">
            <text:p>24/05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Bebamos, hermanos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6" table:style-name="ce4">
            <text:p>586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5-31T00:00:00" table:style-name="ce5">
            <text:p>31/05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Una ciudad que apesta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7" table:style-name="ce4">
            <text:p>587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6-07T00:00:00" table:style-name="ce5">
            <text:p>07/06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No voy a huir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8" table:style-name="ce4">
            <text:p>588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6-14T00:00:00" table:style-name="ce5">
            <text:p>14/06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El mar de Sab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¿Quieres otra taza de té?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9" table:style-name="ce4">
            <text:p>589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6-28T00:00:00" table:style-name="ce5">
            <text:p>28/06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A merced de la naturaleza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0" table:style-name="ce4">
            <text:p>590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7-05T00:00:00" table:style-name="ce5">
            <text:p>05/07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Mi hermano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1" table:style-name="ce4">
            <text:p>591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7-12T00:00:00" table:style-name="ce5">
            <text:p>12/07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¿Te conformas con esto?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2" table:style-name="ce4">
            <text:p>592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7-17T00:00:00" table:style-name="ce5">
            <text:p>17/07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Los alaridos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3" table:style-name="ce4">
            <text:p>593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7-26T00:00:00" table:style-name="ce5">
            <text:p>26/07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Las noticias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4" table:style-name="ce4">
            <text:p>594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8-02T00:00:00" table:style-name="ce5">
            <text:p>02/08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El mensaje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5" table:style-name="ce4">
            <text:p>595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08-09T00:00:00" table:style-name="ce5">
            <text:p>09/08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El compromis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s asombroso lo rápido que pasa el tiempo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6" table:style-name="ce4">
            <text:p>596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08-23T00:00:00" table:style-name="ce5">
            <text:p>23/08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El espectro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7" table:style-name="ce4">
            <text:p>597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08-30T00:00:00" table:style-name="ce5">
            <text:p>30/08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3D2Y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8" table:style-name="ce4">
            <text:p>598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10-04T00:00:00" table:style-name="ce5">
            <text:p>04/10/2010</text:p>
          </table:table-cell>
          <table:table-cell office:value-type="float" office:value="24" table:style-name="ce6">
            <text:p>24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Dos años despué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egreso a Sabaody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599" table:style-name="ce4">
            <text:p>599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10-09T00:00:00" table:style-name="ce5">
            <text:p>09/10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Los nueve pirata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Se Duerme Por Ovejas y Le Roban Su Comida</text:p>
          </table:table-cell>
          <table:table-cell office:value-type="string" table:style-name="ce4">
            <text:p>Regreso a Sabaody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0" table:style-name="ce4">
            <text:p>600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10-18T00:00:00" table:style-name="ce5">
            <text:p>18/10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De nuevo en la isla de partid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ientras Hace Ejercicio, Zoro Confunde Un 'Wani' Con Su Pesa y Comienza a Balancearlo</text:p>
          </table:table-cell>
          <table:table-cell office:value-type="string" table:style-name="ce4">
            <text:p>Regreso a Sabaody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1" table:style-name="ce4">
            <text:p>601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10-25T00:00:00" table:style-name="ce5">
            <text:p>25/10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ami y Garzas Se Enfrentan En Un Casino</text:p>
          </table:table-cell>
          <table:table-cell office:value-type="string" table:style-name="ce4">
            <text:p>Regreso a Sabaody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2" table:style-name="ce4">
            <text:p>602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11-01T00:00:00" table:style-name="ce5">
            <text:p>01/11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¡A toda máquina hacia el fondo!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sopp y Nutrias Hacen Una Carrera De Natación En Un Río</text:p>
          </table:table-cell>
          <table:table-cell office:value-type="string" table:style-name="ce4">
            <text:p>Regreso a Sabaody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3" table:style-name="ce4">
            <text:p>603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11-08T00:00:00" table:style-name="ce5">
            <text:p>08/11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Guardadlo en vuestros corazone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nji y Ardillas Hacen Un Pastel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4" table:style-name="ce4">
            <text:p>604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0-11-15T00:00:00" table:style-name="ce5">
            <text:p>15/11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Dentro de las profundidade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5" table:style-name="ce4">
            <text:p>605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0-11-29T00:00:00" table:style-name="ce5">
            <text:p>29/11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El kraken y los pirata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anukis Dibujan Con Chopper Como Model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6" table:style-name="ce4">
            <text:p>606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0-12-06T00:00:00" table:style-name="ce5">
            <text:p>06/12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Aventura en el fondo del mar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bin Lee Un Libro Bajo Un árbol Con Pájaros Cantand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7" table:style-name="ce4">
            <text:p>607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0-12-13T00:00:00" table:style-name="ce5">
            <text:p>13/12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Diez mil metros de profundidad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anky, Sobre Un Caballo Mecánico, Hace Una Carrera Con Un Mustang (Caballo Salvaje)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8" table:style-name="ce4">
            <text:p>608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0-12-20T00:00:00" table:style-name="ce5">
            <text:p>20/12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Paraíso bajo el mar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rook Paseando 6 Perros (Con Afros)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9" table:style-name="ce4">
            <text:p>609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1-01-04T00:00:00" table:style-name="ce5">
            <text:p>04/01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0" table:style-name="ce4">
            <text:p>610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1-01-17T00:00:00" table:style-name="ce5">
            <text:p>17/01/2011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La adivina Madam Shirley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jo La Dirección De Gatos Siameses, Vivi Suda Mientras Limpia El Baño Real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1" table:style-name="ce4">
            <text:p>611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1-01-24T00:00:00" table:style-name="ce5">
            <text:p>24/01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Hody Jone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Karoo Hace Patinaje Artístico Con Pingüinos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2" table:style-name="ce4">
            <text:p>612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1-01-31T00:00:00" table:style-name="ce5">
            <text:p>31/01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Llevados por el tiburon que salvaro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3" table:style-name="ce4">
            <text:p>613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1-02-07T00:00:00" table:style-name="ce5">
            <text:p>07/02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La princesa sirena en la torre Koukak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News coo viajando por el océan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4" table:style-name="ce4">
            <text:p>614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1-02-14T00:00:00" table:style-name="ce5">
            <text:p>14/02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Lo hecho, hecho está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Villa Foosha - Makino, Woop Slap y el pueblo celebrando el regreso de Luffy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5" table:style-name="ce4">
            <text:p>615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2-21T00:00:00" table:style-name="ce5">
            <text:p>21/02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La maldición Mato Ma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Monte Colubo - La Familia Dadan celebrando las buenas noticias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6" table:style-name="ce4">
            <text:p>616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2-28T00:00:00" table:style-name="ce5">
            <text:p>28/02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Aniversario de la venganz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hells Town - Rika trabaja de camarera en la base de la Mari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7" table:style-name="ce4">
            <text:p>617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3-14T00:00:00" table:style-name="ce5">
            <text:p>14/03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El impactante incidente en la colina de cor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Villa Shimotsuki - El maestro Koushirou informando a Kuina de las noticias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8" table:style-name="ce4">
            <text:p>618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3-19T00:00:00" table:style-name="ce5">
            <text:p>19/03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Propuest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9" table:style-name="ce4">
            <text:p>619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4-04T00:00:00" table:style-name="ce5">
            <text:p>04/04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En el bosque del m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Ciudad Orange - La gran apertura de la tienda de mascotas de Shushu con Boodle y Por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0" table:style-name="ce4">
            <text:p>620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4-11T00:00:00" table:style-name="ce5">
            <text:p>11/04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El ansiado parque de atraccio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Isla de los animales raros - La nueva habitante Sarfunkel, la mujer barril con Gaimon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1" table:style-name="ce4">
            <text:p>621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4-18T00:00:00" table:style-name="ce5">
            <text:p>18/04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Otohime y Tig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Villa Syrup - Tamanegi, Piiman y Ninjin ven las buenas noticias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2" table:style-name="ce4">
            <text:p>622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4-25T00:00:00" table:style-name="ce5">
            <text:p>25/04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Los Piratas de So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3" table:style-name="ce4">
            <text:p>623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5-09T00:00:00" table:style-name="ce5">
            <text:p>09/05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El pirata Fisher Tig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Villa Syrup - La estudiante de medicina Kaya y Merry ahuyentando a sus pretendientes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4" table:style-name="ce4">
            <text:p>624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5-16T00:00:00" table:style-name="ce5">
            <text:p>16/05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Reina Otohim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Villa Cocoyashi - Los hermanos Johnny y Yosaku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5" table:style-name="ce4">
            <text:p>625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5-23T00:00:00" table:style-name="ce5">
            <text:p>23/05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Una voluntad hereda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El Baratie - Zeff leyendo el periódic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6" table:style-name="ce4">
            <text:p>626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5-30T00:00:00" table:style-name="ce5">
            <text:p>30/05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Los tres hermanos Neptu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El Baratie - Patty y el barco del postre, el Sister Ank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7" table:style-name="ce4">
            <text:p>627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6-06T00:00:00" table:style-name="ce5">
            <text:p>06/06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En deu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El Baratie - Carne y nave del plato caliente, el Nasugashir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8" table:style-name="ce4">
            <text:p>628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6-20T00:00:00" table:style-name="ce5">
            <text:p>20/06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Limpiez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hora corta como un cuchill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9" table:style-name="ce4">
            <text:p>629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6-27T00:00:00" table:style-name="ce5">
            <text:p>27/06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Un antiguo Guerrero del Mar se interpon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Villa Cocoyashi - Nojiko, Genzo, Dr. Nako y Chabo en la tumba de Bèllemere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0" table:style-name="ce4">
            <text:p>630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7-04T00:00:00" table:style-name="ce5">
            <text:p>04/07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Desat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Loguetown - Ippon-Matsu pone el cartel de Zoro en el bañ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1" table:style-name="ce4">
            <text:p>631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7-11T00:00:00" table:style-name="ce5">
            <text:p>11/07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La plaza Gyoncord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Los cabos gemelos - Laboon y Crocus bebiendo con un desconocid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2" table:style-name="ce4">
            <text:p>632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7-16T00:00:00" table:style-name="ce5">
            <text:p>16/07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Ya lo sabí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Whiskey Peak - Familia de cazarecompensas (Mr. 9, Miss Monday y su hijo)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3" table:style-name="ce4">
            <text:p>633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8-01T00:00:00" table:style-name="ce5">
            <text:p>01/08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Amigos o enemig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Little Garden - La isla de los gigantes (Dorry y Broggy)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4" table:style-name="ce4">
            <text:p>634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8-08T00:00:00" table:style-name="ce5">
            <text:p>08/08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4">
            <text:p>100.000 contra 10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5" table:style-name="ce4">
            <text:p>635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8-22T00:00:00" table:style-name="ce5">
            <text:p>22/08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Tan grotesco que pude vol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Reino de Black Drum - Wapol nuevamente rey y su reina Miss Universe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6" table:style-name="ce4">
            <text:p>636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8-29T00:00:00" table:style-name="ce5">
            <text:p>29/08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El general de la tierra del futu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Reino de Sakura - Reino de Sakura y la patrulla de la paz con Dalton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7" table:style-name="ce4">
            <text:p>637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09-05T00:00:00" table:style-name="ce5">
            <text:p>05/09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Una arca de la antigüe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Reino de Sakura - La doctora Kureha y el Ishi-100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8" table:style-name="ce4">
            <text:p>638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09-12T00:00:00" table:style-name="ce5">
            <text:p>12/09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Huye Hosh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Arabasta, Yuba - Koza, el nuevo ministro de medio ambiente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9" table:style-name="ce4">
            <text:p>639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09-17T00:00:00" table:style-name="ce5">
            <text:p>17/09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Proteger to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Arabasta, Alubarna - Un nuevo vestuario para el próximo Levely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0" table:style-name="ce4">
            <text:p>640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09-26T00:00:00" table:style-name="ce5">
            <text:p>26/09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El levantamiento de la isla de los hombres pez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Arabasta, Alubarna - Una Vivi de 18 años con Karoo y Matsuge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1" table:style-name="ce4">
            <text:p>641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0-08T00:00:00" table:style-name="ce5">
            <text:p>08/10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¿Qué eres tú?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Arabasta, Alubarna - El rey Cobra postrado en cama junto a Vivi e Igaram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2" table:style-name="ce4">
            <text:p>642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0-17T00:00:00" table:style-name="ce5">
            <text:p>17/10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Pérdida completa de la ca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odo empaquetad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3" table:style-name="ce4">
            <text:p>643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0-24T00:00:00" table:style-name="ce5">
            <text:p>24/10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Fantas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Jaya - Viaje romántico en busca de la isla de los sueños Nakrowa. La Alianza Saruyam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4" table:style-name="ce4">
            <text:p>644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0-31T00:00:00" table:style-name="ce5">
            <text:p>31/10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4">
            <text:p>Puesta a ce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Jaya - South Bird, North Bird, West Bird y East Bird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5" table:style-name="ce4">
            <text:p>645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1-07T00:00:00" table:style-name="ce5">
            <text:p>07/11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La muerte también es venganz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kypiea - Ticket de admisión a la tierra blanda de Goma. Vendedora Amazon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6" table:style-name="ce4">
            <text:p>646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1-21T00:00:00" table:style-name="ce5">
            <text:p>21/11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Ra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kypiea - El famoso Nola-bungee de la tierra de goma y Ais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7" table:style-name="ce4">
            <text:p>647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1-28T00:00:00" table:style-name="ce5">
            <text:p>28/11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¡Detente, Noah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kypiea - Pumpkin Cafe de Conis y Raki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8" table:style-name="ce4">
            <text:p>648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2-05T00:00:00" table:style-name="ce5">
            <text:p>05/12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kypiea - Wyper, Kamakiri, Braham y Genbo son los Guardianes del Dios de Skypie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9" table:style-name="ce4">
            <text:p>649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2-12T00:00:00" table:style-name="ce5">
            <text:p>12/12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¡Baile de besugos y platijas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kypiea - El Dios de Skypiea, Gan Fall, contento con la cosecha de este año junto a al jefe de de los Shandia y Pierre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50" table:style-name="ce4">
            <text:p>650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2-19T00:00:00" table:style-name="ce5">
            <text:p>19/12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Dos cambios que necesitas sab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Long Ring Long Land - Tonjit tiene nietos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51" table:style-name="ce4">
            <text:p>651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2-26T00:00:00" table:style-name="ce5">
            <text:p>26/12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La voz del Nuevo Mund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oshio Asakuma Contra One Piece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52" table:style-name="ce4">
            <text:p>652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01-16T00:00:00" table:style-name="ce5">
            <text:p>16/01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Premoniciones siniestr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hift Station - Capitana de la estación Chimney, el espectáculo de doming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53" table:style-name="ce4">
            <text:p>653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01-23T00:00:00" table:style-name="ce5">
            <text:p>23/01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¡El sombrero de un héroe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Las espléndidas vacaciones de la sirena Kokor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54" table:style-name="ce4">
            <text:p>654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01-30T00:00:00" table:style-name="ce5">
            <text:p>30/01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GA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Water 7 - Mozu y Kiwi tienen un bar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55" table:style-name="ce4">
            <text:p>655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02-06T00:00:00" table:style-name="ce5">
            <text:p>06/02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Punk Hazar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Water 7 - La secretaria genio de la Galley-La Company tiene diez año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56" table:style-name="ce4">
            <text:p>656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02-13T00:00:00" table:style-name="ce5">
            <text:p>13/02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Aventura en la isla ardie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Water 7 - El segundo Tren Marítimo se ha completado (Puffing Ice)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57" table:style-name="ce4">
            <text:p>657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2-20T00:00:00" table:style-name="ce5">
            <text:p>20/02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Una cabeza corta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Pucci, la "Ciudad Gourmet", compra, reparación y demolición; el sindicato de empresa de Zambai, para todo lo que tu barco necesit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58" table:style-name="ce4">
            <text:p>658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3-05T00:00:00" table:style-name="ce5">
            <text:p>05/03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Habitación de gallet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Thriller Bark errante - Kumashi encontrad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59" table:style-name="ce4">
            <text:p>659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3-12T00:00:00" table:style-name="ce5">
            <text:p>12/03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Sobre mi tors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Archipiélago Sabaody - Disco leyendo un artículo sobre Luffy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0" table:style-name="ce4">
            <text:p>660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3-19T00:00:00" table:style-name="ce5">
            <text:p>19/03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El Guerrero del Mar Trafalgar Law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1" table:style-name="ce4">
            <text:p>661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3-26T00:00:00" table:style-name="ce5">
            <text:p>26/03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El lago de los bandid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Impel Down - Alcaide Hannyabal y Jefa de la Guardia Domin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2" table:style-name="ce4">
            <text:p>662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4-02T00:00:00" table:style-name="ce5">
            <text:p>02/04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El Guerrero del Mar Law contra vicealmirante Smok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Impel Down - Nueva bestia guardiana, Minochihuahu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3" table:style-name="ce4">
            <text:p>663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4-16T00:00:00" table:style-name="ce5">
            <text:p>16/04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CC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Impel Down - Sadi se ha enamorado del recientemente nombrado vicealcaide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4" table:style-name="ce4">
            <text:p>664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4-23T00:00:00" table:style-name="ce5">
            <text:p>23/04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Master Caesar Clow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¡Ataque!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5" table:style-name="ce4">
            <text:p>665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5-07T00:00:00" table:style-name="ce5">
            <text:p>07/05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Cand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Impel Down - El vicealcaide Magellan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6" table:style-name="ce4">
            <text:p>666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5-14T00:00:00" table:style-name="ce5">
            <text:p>14/05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Yeti Cool Brother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Impel Down - La nueva reina del nivel 5,5 Bentham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7" table:style-name="ce4">
            <text:p>667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5-21T00:00:00" table:style-name="ce5">
            <text:p>21/05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4">
            <text:p>Una pelea refresca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Momoiro Island - Ivankov leyendo sobre los Piratas de Sombrero de Paj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8" table:style-name="ce4">
            <text:p>668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5-28T00:00:00" table:style-name="ce5">
            <text:p>28/05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lianza pirata</text:p>
          </table:table-cell>
          <table:table-cell office:value-type="string" table:style-name="ce4">
            <text:p>La alianza pira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La tumba de Ace y Barbablanca - Con espadas alrededor y la noticia de la reaparición de los Piratas del Sombrero de Paj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9" table:style-name="ce4">
            <text:p>669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6-04T00:00:00" table:style-name="ce5">
            <text:p>04/06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Empieza la estrategi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vi cuida a una rana con resfriado mientras Carue y Luffy están bajo la lluvi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0" table:style-name="ce4">
            <text:p>670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6-11T00:00:00" table:style-name="ce5">
            <text:p>11/06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Ventisca de nieve con posibilidad de Slim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bin interfiere con Franky luchando contra un goril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1" table:style-name="ce4">
            <text:p>671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6-18T00:00:00" table:style-name="ce5">
            <text:p>18/06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Fruta Gasu Gasu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tirando de un carro de calabazas mientras Nami-derella y algunos ratones se divierten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2" table:style-name="ce4">
            <text:p>672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7-02T00:00:00" table:style-name="ce5">
            <text:p>02/07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¡Mi nombre es Kinemon!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ro y Sanji llevan una liebre y una tortuga en la espalda y corren por ella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3" table:style-name="ce4">
            <text:p>673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7-09T00:00:00" table:style-name="ce5">
            <text:p>09/07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Vergo y Joker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rook baila con un dinosaurio fosilizado a altas horas de la noche en un museo y Usopp, el guardia de seguridad, los ve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4" table:style-name="ce4">
            <text:p>674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7-14T00:00:00" table:style-name="ce5">
            <text:p>14/07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Espectado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os gritos que se escucharon en la cueva de las sirena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5" table:style-name="ce4">
            <text:p>675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7-30T00:00:00" table:style-name="ce5">
            <text:p>30/07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Su nombre es Shinokun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No escaparéis, sirena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6" table:style-name="ce4">
            <text:p>676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8-06T00:00:00" table:style-name="ce5">
            <text:p>06/08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Arma de destrucción masiva perfeccionad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¡Como de descarados son por su maldad!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7" table:style-name="ce4">
            <text:p>677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8-20T00:00:00" table:style-name="ce5">
            <text:p>20/08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¡Counter Hazard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ribou es derrotado por Jinbe y las sirenas atrapadas por éste son liberada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8" table:style-name="ce4">
            <text:p>678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8-27T00:00:00" table:style-name="ce5">
            <text:p>27/08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El pasillo del laboratorio del edificio 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pturado por Jinbe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9" table:style-name="ce4">
            <text:p>679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09-03T00:00:00" table:style-name="ce5">
            <text:p>03/09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El espíritu del G-5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oribou en busca de su herman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0" table:style-name="ce4">
            <text:p>680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09-10T00:00:00" table:style-name="ce5">
            <text:p>10/09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Líder del G-5 de los marines: Vergo el Diablo del Bambú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A las profundidades del mar con la velocidad de un hombre pez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1" table:style-name="ce4">
            <text:p>681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09-15T00:00:00" table:style-name="ce5">
            <text:p>15/09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Luffy contra Mast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legada a la destrozada sede del G-5 de la Marin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2" table:style-name="ce4">
            <text:p>682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09-24T00:00:00" table:style-name="ce5">
            <text:p>24/09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Mente maest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El comodoro Yarisugi ha recogido demasiadas cosas buena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3" table:style-name="ce4">
            <text:p>683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0-06T00:00:00" table:style-name="ce5">
            <text:p>06/10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La mujer géli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Por el bien de mi hermano: Contra el G-5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4" table:style-name="ce4">
            <text:p>684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0-15T00:00:00" table:style-name="ce5">
            <text:p>15/10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¡Para, Vegapunk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os Piratas de Caribou contra el G-5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5" table:style-name="ce4">
            <text:p>685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0-22T00:00:00" table:style-name="ce5">
            <text:p>22/10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¡¡Mi nombre es Momonosuke!!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uerte o trat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6" table:style-name="ce4">
            <text:p>686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0-29T00:00:00" table:style-name="ce5">
            <text:p>29/10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La mujer de nieve en la sala de las gallet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Salvando a un herman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7" table:style-name="ce4">
            <text:p>687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1-05T00:00:00" table:style-name="ce5">
            <text:p>05/11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Animal salvaj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El escape de Caribou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8" table:style-name="ce4">
            <text:p>688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1-12T00:00:00" table:style-name="ce5">
            <text:p>12/11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Moch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stigo divin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9" table:style-name="ce4">
            <text:p>689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1-26T00:00:00" table:style-name="ce5">
            <text:p>26/11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Una isla casi inexiste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Apenas ha escapado con vida a una isl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0" table:style-name="ce4">
            <text:p>690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2-03T00:00:00" table:style-name="ce5">
            <text:p>03/12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4">
            <text:p>S.A.D.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uando me desperté había una maldita señora mayor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1" table:style-name="ce4">
            <text:p>691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12-10T00:00:00" table:style-name="ce5">
            <text:p>10/12/2012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El rey de la tierra de la muer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Film: Z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2" table:style-name="ce4">
            <text:p>692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12-17T00:00:00" table:style-name="ce5">
            <text:p>17/12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Los asesinos de Dressros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l paso del tiempo no se not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3" table:style-name="ce4">
            <text:p>693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12-22T00:00:00" table:style-name="ce5">
            <text:p>22/12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Muere por mí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ueva er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4" table:style-name="ce4">
            <text:p>694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1-04T00:00:00" table:style-name="ce5">
            <text:p>04/01/201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Un hombre muy peligros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El rico pastel de carne de la abuela y su joyería usad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5" table:style-name="ce4">
            <text:p>695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1-21T00:00:00" table:style-name="ce5">
            <text:p>21/01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¡¡¡Déjenmelo a mí!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ribou ya está en la calle con el pastel en una fiambrera y la anciana le indica el camino al puert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6" table:style-name="ce4">
            <text:p>696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1-28T00:00:00" table:style-name="ce5">
            <text:p>28/01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Intereses comu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De camino al puerto, una voz está llamando: Comandante Gaburu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7" table:style-name="ce4">
            <text:p>697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2-04T00:00:00" table:style-name="ce5">
            <text:p>04/02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Tra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a abuelita expulsa a los extraños soldado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8" table:style-name="ce4">
            <text:p>698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2-09T00:00:00" table:style-name="ce5">
            <text:p>09/02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4">
            <text:p>Y aparece Doflaming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De nuevo la anciana despidiéndose de Caribou que avanza hacia el puert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9" table:style-name="ce4">
            <text:p>699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2-25T00:00:00" table:style-name="ce5">
            <text:p>25/02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Periódico matutin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0" table:style-name="ce4">
            <text:p>700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3-04T00:00:00" table:style-name="ce5">
            <text:p>04/03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A su ritm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ribou ha sentido curiosidad y ha regresado al pueblo... pero se ha encontrado con los soldados que le buscan y se ha escondi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1" table:style-name="ce4">
            <text:p>701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3-11T00:00:00" table:style-name="ce5">
            <text:p>11/03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Aventura en el país del amor, la pasión y los juguet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ribou entra, gracias a sus poderes, en un edificio que resulta ser una fábrica de arm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2" table:style-name="ce4">
            <text:p>702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3-25T00:00:00" table:style-name="ce5">
            <text:p>25/03/201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Coliseo Corri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Un grupo de soldados que atacó a Caribou alentan a la gente a una revolución, con una bandera de Gaburu igual a Caribou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3" table:style-name="ce4">
            <text:p>703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4-01T00:00:00" table:style-name="ce5">
            <text:p>01/04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Sala de espe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osotros enviaremos un S. O. S. al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4" table:style-name="ce4">
            <text:p>704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4-08T00:00:00" table:style-name="ce5">
            <text:p>08/04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Lucy y la estatua de Kyr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a rebelión de los trabajadores se ha acaba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5" table:style-name="ce4">
            <text:p>705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4-15T00:00:00" table:style-name="ce5">
            <text:p>15/04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Maynard el Perseguid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Una lección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6" table:style-name="ce4">
            <text:p>706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4-22T00:00:00" table:style-name="ce5">
            <text:p>22/04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No me voy a reír de t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a abuelita se quedó atrás con una única fot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7" table:style-name="ce4">
            <text:p>707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4-27T00:00:00" table:style-name="ce5">
            <text:p>27/04/201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Bloque B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obremarch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8" table:style-name="ce4">
            <text:p>708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5-13T00:00:00" table:style-name="ce5">
            <text:p>13/05/201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ribou observa la foto de Gaburu y la abuelit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9" table:style-name="ce4">
            <text:p>709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5-20T00:00:00" table:style-name="ce5">
            <text:p>20/05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¡¡King Punch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orre, date prisa, Gaburu, no debes luchar má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0" table:style-name="ce4">
            <text:p>710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6-10T00:00:00" table:style-name="ce5">
            <text:p>10/06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Hacia Green Bit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Yiear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1" table:style-name="ce4">
            <text:p>711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6-17T00:00:00" table:style-name="ce5">
            <text:p>17/06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Aventura en la tierra de los enan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a abuelita sale vola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2" table:style-name="ce4">
            <text:p>712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7-01T00:00:00" table:style-name="ce5">
            <text:p>01/07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Violet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ribou sale corriendo dejando a la abuelita con el cyborg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3" table:style-name="ce4">
            <text:p>713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7-08T00:00:00" table:style-name="ce5">
            <text:p>08/07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Usolan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Huyendo del pirata de alto rango Scotch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4" table:style-name="ce4">
            <text:p>714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7-13T00:00:00" table:style-name="ce5">
            <text:p>13/07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Lucy y Uc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En el puerto, mi tripulación abandonad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5" table:style-name="ce4">
            <text:p>715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7-22T00:00:00" table:style-name="ce5">
            <text:p>22/07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Un reñido bloque C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Mi abuela siempre decía que no importa lo que ocurra, los hermanos siempre deben estar junt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6" table:style-name="ce4">
            <text:p>716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8-05T00:00:00" table:style-name="ce5">
            <text:p>05/08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Don Chinja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Scotch frente al pueblo en llamas sujeta a la abuela de Gaburu con una mano, los revolucionarios totalmente derrotad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7" table:style-name="ce4">
            <text:p>717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8-12T00:00:00" table:style-name="ce5">
            <text:p>12/08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4">
            <text:p>Olvidado en Dressros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8" table:style-name="ce4">
            <text:p>718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8-26T00:00:00" table:style-name="ce5">
            <text:p>26/08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La armada real Riku en los campos de flo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Un barco aparece en la cost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9" table:style-name="ce4">
            <text:p>719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9-02T00:00:00" table:style-name="ce5">
            <text:p>02/09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Ábrete Chinja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¡El Comandante está vivo! ¡Gaburu aparece!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0" table:style-name="ce4">
            <text:p>720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9-09T00:00:00" table:style-name="ce5">
            <text:p>09/09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Gladiadores convict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iberad a los trabajadores y a la abuelit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1" table:style-name="ce4">
            <text:p>721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9-14T00:00:00" table:style-name="ce5">
            <text:p>14/09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Rebecca y el Sr. Sold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¡Cómete esto, Scotch!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2" table:style-name="ce4">
            <text:p>722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9-30T00:00:00" table:style-name="ce5">
            <text:p>30/09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Linaje re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¡Abajo la fábrica! ¡Destruye el lugar de trabajo!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3" table:style-name="ce4">
            <text:p>723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0-07T00:00:00" table:style-name="ce5">
            <text:p>07/10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Cambio de pla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El héroe Gaburu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4" table:style-name="ce4">
            <text:p>724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0-12T00:00:00" table:style-name="ce5">
            <text:p>12/10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El plan de Law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5" table:style-name="ce4">
            <text:p>725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0-21T00:00:00" table:style-name="ce5">
            <text:p>21/10/201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La mujer invencibl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¡Aparece un dinosaurio!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6" table:style-name="ce4">
            <text:p>726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1-02T00:00:00" table:style-name="ce5">
            <text:p>02/11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Familia Riku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odemos vivir como queram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7" table:style-name="ce4">
            <text:p>727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1-11T00:00:00" table:style-name="ce5">
            <text:p>11/11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Héroe al acech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¡La resistencia ha sido aniquilada! El comandante es secuestra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8" table:style-name="ce4">
            <text:p>728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1-18T00:00:00" table:style-name="ce5">
            <text:p>18/11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Tragedi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Para su nieto, quien no tuvo oportunidad contra un enemigo tan fuerte, ella le prepara un último pastel de carne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9" table:style-name="ce4">
            <text:p>729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1-25T00:00:00" table:style-name="ce5">
            <text:p>25/11/201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El Guerrero del Mar Doflamingo contra El Guerrero del Mar Law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¡Espero que vivas muchos años más, abuela! El revolucionario Gaburu, nuevamente hacia la leyend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0" table:style-name="ce4">
            <text:p>730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2-09T00:00:00" table:style-name="ce5">
            <text:p>09/12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Tres cartas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El grito de Gaburu, la abuela debe ser protegid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1" table:style-name="ce4">
            <text:p>731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2-16T00:00:00" table:style-name="ce5">
            <text:p>16/12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4">
            <text:p>Plan SOP de Dressros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Gracias pirata Caribou, eres tan majo como mi niet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2" table:style-name="ce4">
            <text:p>732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3-12-21T00:00:00" table:style-name="ce5">
            <text:p>21/12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El mundo subterráne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y una lagartija jugando a la bandera en la play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3" table:style-name="ce4">
            <text:p>733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1-04T00:00:00" table:style-name="ce5">
            <text:p>04/01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Lo que el Sr. Soldado quier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4" table:style-name="ce4">
            <text:p>734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1-20T00:00:00" table:style-name="ce5">
            <text:p>20/01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Torbellino de Rommel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sopp montando una jirafa y pintando patrones en las que no tienen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5" table:style-name="ce4">
            <text:p>735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1-27T00:00:00" table:style-name="ce5">
            <text:p>27/01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La intención de Fujitor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nji haciendo malabares con armadillos, como si fueran balones de futbol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6" table:style-name="ce4">
            <text:p>736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2-03T00:00:00" table:style-name="ce5">
            <text:p>03/02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Oficial supremo Diamant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ami tiene el tesoro robado por los gat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7" table:style-name="ce4">
            <text:p>737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2-10T00:00:00" table:style-name="ce5">
            <text:p>10/02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La torre oficial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ro teniendo un concurso de bebida con un jefe mon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8" table:style-name="ce4">
            <text:p>738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2-24T00:00:00" table:style-name="ce5">
            <text:p>24/02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Oficial especial de la tropa de Trebol, Sugar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anky construyendo una casa miniatura para hamster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9" table:style-name="ce4">
            <text:p>739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3-03T00:00:00" table:style-name="ce5">
            <text:p>03/03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Capitá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rook con globos con dibujos de Laboon en ell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0" table:style-name="ce4">
            <text:p>740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3-10T00:00:00" table:style-name="ce5">
            <text:p>10/03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Cuento contig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, un Cuscus y un Aye-Aye bailando el hula junt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1" table:style-name="ce4">
            <text:p>741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3-17T00:00:00" table:style-name="ce5">
            <text:p>17/03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Mentiroso Usoland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2" table:style-name="ce4">
            <text:p>742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3-31T00:00:00" table:style-name="ce5">
            <text:p>31/03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4">
            <text:p>Siempre a tu lad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lpacas durmiendose mientras Robin les lee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3" table:style-name="ce4">
            <text:p>743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4-07T00:00:00" table:style-name="ce5">
            <text:p>07/04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Dressrosa turbulent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arue y Vivi jugando al teni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4" table:style-name="ce4">
            <text:p>744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4-14T00:00:00" table:style-name="ce5">
            <text:p>14/04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El jefe personal del Ejército Revolucionari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Kuzan y Camel se golpean sus propias cabezas mientras comen hielo molido junt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5" table:style-name="ce4">
            <text:p>745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4-28T00:00:00" table:style-name="ce5">
            <text:p>28/04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Jaula de pájaro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6" table:style-name="ce4">
            <text:p>746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5-12T00:00:00" table:style-name="ce5">
            <text:p>12/05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Estrella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a foca siniestra y Law con algunos planes malvad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7" table:style-name="ce4">
            <text:p>747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5-19T00:00:00" table:style-name="ce5">
            <text:p>19/05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Oficial ejecutivo Pic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ihawk encarado por un oso cariñoso y Perona celosa de él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8" table:style-name="ce4">
            <text:p>748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5-26T00:00:00" table:style-name="ce5">
            <text:p>26/05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Devolución de favores</text:p>
          </table:table-cell>
          <table:table-cell office:value-type="string" table:style-name="ce4">
            <text:p>Devolución de favore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eracles subido a un caballo blanco paseando por los bosques del Archipiélago Boin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9" table:style-name="ce4">
            <text:p>749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6-02T00:00:00" table:style-name="ce5">
            <text:p>02/06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¡¡Hacia adelante!! Ejército de bribone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adan soñando con Luffy, Ace y Sabo cuando eran niños mientras una lágrima se le escap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0" table:style-name="ce4">
            <text:p>750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6-23T00:00:00" table:style-name="ce5">
            <text:p>23/06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¡Estado de guerra!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1" table:style-name="ce4">
            <text:p>751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6-30T00:00:00" table:style-name="ce5">
            <text:p>30/06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¡Sabo contra el Almirante Fujitor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A por nuestros amig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2" table:style-name="ce4">
            <text:p>752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7-07T00:00:00" table:style-name="ce5">
            <text:p>07/07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Pal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El gatito marino perdi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3" table:style-name="ce4">
            <text:p>753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7-19T00:00:00" table:style-name="ce5">
            <text:p>19/07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Guer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En problemas con un perro marino oficial de policí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4" table:style-name="ce4">
            <text:p>754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7-28T00:00:00" table:style-name="ce5">
            <text:p>28/07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Encantado de conocer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En realidad, da la casualidad de que yo vivo en la misma ciudad que este gatito marin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5" table:style-name="ce4">
            <text:p>755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8-04T00:00:00" table:style-name="ce5">
            <text:p>04/08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Mundo de homb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Algo sucedió, la ciudad desapareció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6" table:style-name="ce4">
            <text:p>756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8-11T00:00:00" table:style-name="ce5">
            <text:p>11/08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El cuarto nive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17º Aniversari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7" table:style-name="ce4">
            <text:p>757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8-25T00:00:00" table:style-name="ce5">
            <text:p>25/08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Carta del triunf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¡Milagrosamente la casa del alguacil es descubierta! El misterio se intensifica y el gato marino llor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8" table:style-name="ce4">
            <text:p>758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9-01T00:00:00" table:style-name="ce5">
            <text:p>01/09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Ahora se hunde un barc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9" table:style-name="ce4">
            <text:p>759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9-08T00:00:00" table:style-name="ce5">
            <text:p>08/09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Plan secre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Salvando un barco volca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0" table:style-name="ce4">
            <text:p>760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9-13T00:00:00" table:style-name="ce5">
            <text:p>13/09/2014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La misma apues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Sabiendo de la alianza de Luffy por un periódic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1" table:style-name="ce4">
            <text:p>761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9-22T00:00:00" table:style-name="ce5">
            <text:p>22/09/2014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Fruta Ope Op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¡El artículo que debería haber estado leyendo! El gran ataque de las bestias marin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2" table:style-name="ce4">
            <text:p>762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10-06T00:00:00" table:style-name="ce5">
            <text:p>06/10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La Ciudad Blanc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Jinbe llega al puerto de la ciudad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3" table:style-name="ce4">
            <text:p>763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10-11T00:00:00" table:style-name="ce5">
            <text:p>11/10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Declaración huma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Sorprendentemente, la casa del gato marino está intacta entre las ruin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4" table:style-name="ce4">
            <text:p>764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0-20T00:00:00" table:style-name="ce5">
            <text:p>20/10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Monstruo blanc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¡Cuidado con los piratas!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5" table:style-name="ce4">
            <text:p>765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0-27T00:00:00" table:style-name="ce5">
            <text:p>27/10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La isla del destino, Minio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Las ruinas se derrumbaron sobre la ciudad, y las criaturas del mar destruyeron los barcos, perdimos nuestras ofrend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6" table:style-name="ce4">
            <text:p>766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1-10T00:00:00" table:style-name="ce5">
            <text:p>10/11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sonrisa</text:p>
          </table:table-cell>
          <table:table-cell office:value-type="string" table:style-name="ce4">
            <text:p>La sonrisa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come ramen con Chopper en su cabeza, Nami como camarera, un pequeño zorro y Narut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7" table:style-name="ce4">
            <text:p>767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1-17T00:00:00" table:style-name="ce5">
            <text:p>17/11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Cora-sa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Una montaña perdida de ofrendas, la aparición de las ruinas y la furia de las bestias marin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8" table:style-name="ce4">
            <text:p>768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1-22T00:00:00" table:style-name="ce5">
            <text:p>22/11/2014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El gatillo de aquel dí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Vi claramente las ruinas caer ahor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9" table:style-name="ce4">
            <text:p>769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2-01T00:00:00" table:style-name="ce5">
            <text:p>01/12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El pirata Bellam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La sombra se desvanece hacia el fondo del mar. ¡El culpable está en el mar!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0" table:style-name="ce4">
            <text:p>770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2-15T00:00:00" table:style-name="ce5">
            <text:p>15/12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La lanza de Elbaf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¡Descubrimiento! Una gran cantidad de ofrend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1" table:style-name="ce4">
            <text:p>771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2-22T00:00:00" table:style-name="ce5">
            <text:p>22/12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Don Sai de la Armada Happ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olo siendo y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2" table:style-name="ce4">
            <text:p>772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5-01-05T00:00:00" table:style-name="ce5">
            <text:p>05/01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Cabbage y Rome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Satisfaced al dios del mar, Wadatsumi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3" table:style-name="ce4">
            <text:p>773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5-01-19T00:00:00" table:style-name="ce5">
            <text:p>19/01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Mitad y mit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Todo lo que hice fue tirar las casas humanas en el fondo del mar a cambio de sus ofrend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4" table:style-name="ce4">
            <text:p>774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5-01-26T00:00:00" table:style-name="ce5">
            <text:p>26/01/2015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Leo, el líder de la tribu Tontat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Jinbe sermonea al dios del mar. Wadatsumi llora avergonzado por lo que hiz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5" table:style-name="ce4">
            <text:p>775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5-02-02T00:00:00" table:style-name="ce5">
            <text:p>02/02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Para Russian, con amo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uscando Aventur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6" table:style-name="ce4">
            <text:p>776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2-16T00:00:00" table:style-name="ce5">
            <text:p>16/02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El héroe del colise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El malentendido de las bestias del mar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7" table:style-name="ce4">
            <text:p>777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2-23T00:00:00" table:style-name="ce5">
            <text:p>23/02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Zoro contra Pic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Disculpas, reuniones y poniéndose cómodos después del lí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8" table:style-name="ce4">
            <text:p>778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3-02T00:00:00" table:style-name="ce5">
            <text:p>02/03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Tactics No. 5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Oh sí, había esto bajo las ruinas...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9" table:style-name="ce4">
            <text:p>779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3-09T00:00:00" table:style-name="ce5">
            <text:p>09/03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La última pele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amos al Festival Pirat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0" table:style-name="ce4">
            <text:p>780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3-23T00:00:00" table:style-name="ce5">
            <text:p>23/03/2015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La maldición de Heart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Nosotros hundimos las ruinas cerca del puert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1" table:style-name="ce4">
            <text:p>781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3-30T00:00:00" table:style-name="ce5">
            <text:p>30/03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El anhelado dese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Preparándose para zarpar, las bestias marinas como barcos de pesc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2" table:style-name="ce4">
            <text:p>782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4-06T00:00:00" table:style-name="ce5">
            <text:p>06/04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El carisma del m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Ahora, un banquete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3" table:style-name="ce4">
            <text:p>783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4-13T00:00:00" table:style-name="ce5">
            <text:p>13/04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En mi cam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Quiero acompañarte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4" table:style-name="ce4">
            <text:p>784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4-27T00:00:00" table:style-name="ce5">
            <text:p>27/04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Cuarta March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icnic con zombie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5" table:style-name="ce4">
            <text:p>785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5-11T00:00:00" table:style-name="ce5">
            <text:p>11/05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Aunque os partáis las piern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Con un nuevo kimono y recuerdos, es hora de navegar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6" table:style-name="ce4">
            <text:p>786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5-18T00:00:00" table:style-name="ce5">
            <text:p>18/05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Gatz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y un mono intentan que Law se coma el pan que tanto odi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7" table:style-name="ce4">
            <text:p>787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5-25T00:00:00" table:style-name="ce5">
            <text:p>25/05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4 minuto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ro y un oso tocando tambores taiko mientras usan happi y hachimaki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8" table:style-name="ce4">
            <text:p>788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6-01T00:00:00" table:style-name="ce5">
            <text:p>01/06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Mi batall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erona escucha, extasiada, mientras Brook interpreta una canción maldit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9" table:style-name="ce4">
            <text:p>789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6-08T00:00:00" table:style-name="ce5">
            <text:p>08/06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¡¡Lucy!!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hanks y un perro descansan en la terraza de un café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0" table:style-name="ce4">
            <text:p>790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6-22T00:00:00" table:style-name="ce5">
            <text:p>22/06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Cielo y tier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1" table:style-name="ce4">
            <text:p>791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6-29T00:00:00" table:style-name="ce5">
            <text:p>29/06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Escombro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, Sanji y dos ratones haciendo pan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2" table:style-name="ce4">
            <text:p>792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7-06T00:00:00" table:style-name="ce5">
            <text:p>06/07/2015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Arrodillándos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eo celebrando el cumpleaños de Mansherry con luciérnagas deletreando 'Happy Birthday' en el cielo nocturn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3" table:style-name="ce4">
            <text:p>793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7-13T00:00:00" table:style-name="ce5">
            <text:p>13/07/2015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Tigre y Perr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no puede distinguir la diferencia entre un Tengu, Pinocho y Usopp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4" table:style-name="ce4">
            <text:p>794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7-18T00:00:00" table:style-name="ce5">
            <text:p>18/07/2015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La aventura de Sab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oflamingo prestando sus gafas de sol a un flamenc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5" table:style-name="ce4">
            <text:p>795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8-03T00:00:00" table:style-name="ce5">
            <text:p>03/08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Suicidi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ami maquilla a una corpulenta gorila hembr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6" table:style-name="ce4">
            <text:p>796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8-10T00:00:00" table:style-name="ce5">
            <text:p>10/08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La determinación del Soldadito-sa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l verano esta al caer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7" table:style-name="ce4">
            <text:p>797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8-24T00:00:00" table:style-name="ce5">
            <text:p>24/08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Rebecc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l G-5 celebra el regreso de Smoker con una fiesta de algodón de azúcar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8" table:style-name="ce4">
            <text:p>798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8-31T00:00:00" table:style-name="ce5">
            <text:p>31/08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Heart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ancock escribiendo una carta de amor a Luffy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9" table:style-name="ce4">
            <text:p>799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9-07T00:00:00" table:style-name="ce5">
            <text:p>07/09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Padres e hijo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bo rompiendo nueces para las ardill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800" table:style-name="ce4">
            <text:p>800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9-19T00:00:00" table:style-name="ce5">
            <text:p>19/09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Seguidores bebiendo sak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l príncipe Sanji intenta despertar a la princesa Robin Blancanieves con un beso, pero siete cabras enanas lo detienen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801" table:style-name="ce4">
            <text:p>801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9-28T00:00:00" table:style-name="ce5">
            <text:p>28/09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4">
            <text:p>El anuncio del comienz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avendish y su amado caballo, Farul cuidando las ros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802" table:style-name="ce4">
            <text:p>802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10-05T00:00:00" table:style-name="ce5">
            <text:p>05/10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Zou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ebes comer para vivir, no vivir para comer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3" table:style-name="ce4">
            <text:p>803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10-10T00:00:00" table:style-name="ce5">
            <text:p>10/10/2015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Escalando el elefant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a carrera entre un tiburón y un barco hecha por Franky y diseñada por Usopp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4" table:style-name="ce4">
            <text:p>804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10-26T00:00:00" table:style-name="ce5">
            <text:p>26/10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Aventura a lomos de un elefant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itcher Ace y Catcher Sabo juegan un partido de béisbol con un Lapahn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5" table:style-name="ce4">
            <text:p>805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11-02T00:00:00" table:style-name="ce5">
            <text:p>02/11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La tribu Mink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Surume ve a una bandada de News Coo pasar por encima de él cuando está jugando con un barco pirata naufragado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6" table:style-name="ce4">
            <text:p>806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11-09T00:00:00" table:style-name="ce5">
            <text:p>09/11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En el bosque del estómago derech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Los habitantes de Villa Foosha y la Familia Dadan reciben la nueva recompensa de Luffy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7" table:style-name="ce4">
            <text:p>807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5-11-21T00:00:00" table:style-name="ce5">
            <text:p>21/11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Hace diez dí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Koshiro, del Dojo de Villa Shimotsuki, sus alumnos están imitando a Zoro, sus dos antiguos compañeros se alegran al ver su cartel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8" table:style-name="ce4">
            <text:p>808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5-11-30T00:00:00" table:style-name="ce5">
            <text:p>30/11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Duque Inuarash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Kaya y los Piratas de Usopp están muy sorprendidos por la nueva subida de la recompensa de Usopp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9" table:style-name="ce4">
            <text:p>809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5-12-07T00:00:00" table:style-name="ce5">
            <text:p>07/12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Amo Nekomamushi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ONSTRUO DEL MAR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0" table:style-name="ce4">
            <text:p>810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5-12-21T00:00:00" table:style-name="ce5">
            <text:p>21/12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Llegan los piratas de sombrero riz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El Baratie celebra recompensa de Sanji. Zeff reflexiona sobre el «Alive Only» y Carne rompe el cartel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1" table:style-name="ce4">
            <text:p>811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6-01-04T00:00:00" table:style-name="ce5">
            <text:p>04/01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Rok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2" table:style-name="ce4">
            <text:p>812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6-01-18T00:00:00" table:style-name="ce5">
            <text:p>18/01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Capone "Gang" Beg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Nojiko observa cómo Genzo se queja de la decencia del nuevo cartel de Nami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3" table:style-name="ce4">
            <text:p>813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6-01-25T00:00:00" table:style-name="ce5">
            <text:p>25/01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Invitación a la Fiesta del Té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Laboon y Crocus celebran las nuevas recompensas de los Piratas de Sombrero de Paja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4" table:style-name="ce4">
            <text:p>814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6-02-01T00:00:00" table:style-name="ce5">
            <text:p>01/02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Kureha y Dalton leen las nuevas noticias. Los soldados del Reino de Sakura tienen cascos con la forma de los cuernos de Chopper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5" table:style-name="ce4">
            <text:p>815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6-02-08T00:00:00" table:style-name="ce5">
            <text:p>08/02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¡¡Llévame contigo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Vivi piensa con cariño en sus amigos en un balcón <text:s/>mientras Carue saca del periódico los carteles de los Piratas de Sombrero de Paja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6" table:style-name="ce4">
            <text:p>816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6-02-15T00:00:00" table:style-name="ce5">
            <text:p>15/02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Perro contra ga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Iceburg, Yokozuna, Zambai sorprendidos por apariencia de Franky. Hermanas Square, Kokoro, Chimney y Gonbe se divierten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7" table:style-name="ce4">
            <text:p>817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2-29T00:00:00" table:style-name="ce5">
            <text:p>29/02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Raizo de la niebl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Film: Gold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8" table:style-name="ce4">
            <text:p>818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3-07T00:00:00" table:style-name="ce5">
            <text:p>07/03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Dentro de la ball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Monkey D. Dragon, Sabo (contento) y Koala leen sobre las nuevas recompensas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9" table:style-name="ce4">
            <text:p>819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3-14T00:00:00" table:style-name="ce5">
            <text:p>14/03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Momonosuke, el heredero de la familia Kozuk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Kitton y su familia leen las noticias sobre las nuevas recompensas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0" table:style-name="ce4">
            <text:p>820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3-19T00:00:00" table:style-name="ce5">
            <text:p>19/03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Perro y Gato tienen una histor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En el Reino de Torino reciben el nuevo cartel de recompensa de Chopper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1" table:style-name="ce4">
            <text:p>821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4-04T00:00:00" table:style-name="ce5">
            <text:p>04/04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Entendid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2" table:style-name="ce4">
            <text:p>822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4-11T00:00:00" table:style-name="ce5">
            <text:p>11/04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Descendiendo del elefa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Sancrin y sus dos compañeros están enfurecidos tras descubrir la nueva recompensa de Brook en el Archipiélago Sabaody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3" table:style-name="ce4">
            <text:p>823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4-18T00:00:00" table:style-name="ce5">
            <text:p>18/04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4">
            <text:p>El clamor del mun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Heracles está leyendo las noticias de Usopp de un News Coo mientras vuela montado en un escarabajo gigante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4" table:style-name="ce4">
            <text:p>824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4-25T00:00:00" table:style-name="ce5">
            <text:p>25/04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Pequeños juegos de pirata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5" table:style-name="ce4">
            <text:p>825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5-09T00:00:00" table:style-name="ce5">
            <text:p>09/05/2016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La tira cómica del Seike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Los científicos de Weatheria se están probando algunas ropa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6" table:style-name="ce4">
            <text:p>826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5-23T00:00:00" table:style-name="ce5">
            <text:p>23/05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0 y 4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Dracule Mihawk y Perona leen las noticias sobre las nuevas recompensas. Los Humandrills muestran sus habilidades como agricultore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7" table:style-name="ce4">
            <text:p>827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5-30T00:00:00" table:style-name="ce5">
            <text:p>30/05/2016</text:p>
          </table:table-cell>
          <table:table-cell office:value-type="float" office:value="17.3333333333333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Totto Lan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Emporio Ivankov y sus compañeros okamas están preparando un event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8" table:style-name="ce4">
            <text:p>828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6-06T00:00:00" table:style-name="ce5">
            <text:p>06/06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1 y 2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Los niños de la Isla De Los Hombres Pez se ponen el "sombrero del héroe"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9" table:style-name="ce4">
            <text:p>829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6-20T00:00:00" table:style-name="ce5">
            <text:p>20/06/2016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Charlotte Linlin</text:p>
          </table:table-cell>
          <table:table-cell office:value-type="string" table:style-name="ce4">
            <text:p>Charlotte Linli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Film: Gold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0" table:style-name="ce4">
            <text:p>830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6-27T00:00:00" table:style-name="ce5">
            <text:p>27/06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El hombre en el que puedo apost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Silvers Rayleigh se arriesga mientras ve las nuevas recompensa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1" table:style-name="ce4">
            <text:p>831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7-04T00:00:00" table:style-name="ce5">
            <text:p>04/07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Aventura en un bosque misterios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Marguerite muestra el nuevo cartel de Luffy a las bestias de Rusukai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2" table:style-name="ce4">
            <text:p>832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7-16T00:00:00" table:style-name="ce5">
            <text:p>16/07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El Reino de Germ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¿Por qué unirse a la Armada si puedes ser un pirata?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3" table:style-name="ce4">
            <text:p>833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7-25T00:00:00" table:style-name="ce5">
            <text:p>25/07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Vinsmoke Judg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4" table:style-name="ce4">
            <text:p>834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8-01T00:00:00" table:style-name="ce5">
            <text:p>01/08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Mi sueñ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Gloriosa ve el rubor de Boa Hancock tras ampliar la foto del cartel de Luffy y colgarla en la pared frontal del palaci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5" table:style-name="ce4">
            <text:p>835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8-08T00:00:00" table:style-name="ce5">
            <text:p>08/08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La nación de las alma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6" table:style-name="ce4">
            <text:p>836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8-22T00:00:00" table:style-name="ce5">
            <text:p>22/08/2016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La vivre card que Lola entregó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Kuzan está leyendo el periódico mientras Camel está cocinando un asad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7" table:style-name="ce4">
            <text:p>837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8-29T00:00:00" table:style-name="ce5">
            <text:p>29/08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Luffy contra Comandante Crack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Yasopp y algunos otros miembros de los Piratas del Pelirrojo están leyendo las noticias sobre los Piratas de Sombrero de Paj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8" table:style-name="ce4">
            <text:p>838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9-05T00:00:00" table:style-name="ce5">
            <text:p>05/09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Choniki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Shanks está leyendo las noticias sobre los Piratas de Sombrero de Paja mientras asiste a una bod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9" table:style-name="ce4">
            <text:p>839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09-17T00:00:00" table:style-name="ce5">
            <text:p>17/09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Nunca olvidaré mi deuda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pinta las cejas de Kankichi Ryotsu en un cartel gigante del personaje junto a los de Sombrero de Paj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0" table:style-name="ce4">
            <text:p>840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09-26T00:00:00" table:style-name="ce5">
            <text:p>26/09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Máscara de hierr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come tarros de miel con Bepo, Kumashi, el oso de senderismo y Bartholomew Kuma como Winnie the Pooh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1" table:style-name="ce4">
            <text:p>841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0-03T00:00:00" table:style-name="ce5">
            <text:p>03/10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Al East Blu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lgunas cabras mordiendo el bigote de Barbablanc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2" table:style-name="ce4">
            <text:p>842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0-08T00:00:00" table:style-name="ce5">
            <text:p>08/10/2016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El poder del estómago llen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nji sonriendo mientras trenza los bigotes de un bagre como Zeff hace a su bigote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3" table:style-name="ce4">
            <text:p>843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0-24T00:00:00" table:style-name="ce5">
            <text:p>24/10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Vinsmoke Sanji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4" table:style-name="ce4">
            <text:p>844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0-31T00:00:00" table:style-name="ce5">
            <text:p>31/10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4">
            <text:p>Luffy contra Sanji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ugar haciendo mermelada de uva con una manada de lobo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5" table:style-name="ce4">
            <text:p>845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1-07T00:00:00" table:style-name="ce5">
            <text:p>07/11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El ejército de la furi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ami siendo mimada por cinco gatos pequeño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6" table:style-name="ce4">
            <text:p>846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1-21T00:00:00" table:style-name="ce5">
            <text:p>21/11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La seguridad de Tamag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da: '¿Cuál es tu animal favorito?' Fan: 'me gustan los conejos; por favor, haz un dibujo de los conejos M-san y S-san, los amo mucho'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7" table:style-name="ce4">
            <text:p>847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1-28T00:00:00" table:style-name="ce5">
            <text:p>28/11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Luffy y Big Mom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ebecca y la Tribu Tontatta celebrando el cumpleaños de Kyros y se le ve llorando mientras Riku Dold mira por la venta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8" table:style-name="ce4">
            <text:p>848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2-05T00:00:00" table:style-name="ce5">
            <text:p>05/12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Adiós 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9" table:style-name="ce4">
            <text:p>849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2-12T00:00:00" table:style-name="ce5">
            <text:p>12/12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Choniki en el País de los Espejo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rook componiendo música con notas de renacuajo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0" table:style-name="ce4">
            <text:p>850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2-26T00:00:00" table:style-name="ce5">
            <text:p>26/12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Rayo de esperanz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a serpiente y Smoker, dos grandes fumadores expulsados a una zona de fumadore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1" table:style-name="ce4">
            <text:p>851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1-09T00:00:00" table:style-name="ce5">
            <text:p>09/01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Cigarrillo húmed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2" table:style-name="ce4">
            <text:p>852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1-16T00:00:00" table:style-name="ce5">
            <text:p>16/01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El fallo del Germ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oso que parezca maestro de arte emocionado tras observar muy atentamente una pieza de arte en la exhibición en solitario de Robin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3" table:style-name="ce4">
            <text:p>853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1-30T00:00:00" table:style-name="ce5">
            <text:p>30/01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¡No está aquí!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ortugas marinas llorando como locas, escuchando a Bartolomeo y Gambia contar entre lagrimas anécdotas de los Sombrero de Paj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4" table:style-name="ce4">
            <text:p>854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2-06T00:00:00" table:style-name="ce5">
            <text:p>06/02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¿Qué estoy haciendo?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ro usando gafas de sol y montado en un motocicleta que luce como una Harley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5" table:style-name="ce4">
            <text:p>855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2-13T00:00:00" table:style-name="ce5">
            <text:p>13/02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¡¡¡Gugyurururu!!! 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aw se comienza a preocupar mientras Cora-san se prende fuego a sí mismo tras usar hojas caídas para preparar camote hornead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6" table:style-name="ce4">
            <text:p>856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2-20T00:00:00" table:style-name="ce5">
            <text:p>20/02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La fars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anky le da a un cangrejo que es molestado por un mono un genial cuerpo robótic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7" table:style-name="ce4">
            <text:p>857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3-06T00:00:00" table:style-name="ce5">
            <text:p>06/03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Torr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ancock disfrutando la pisci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8" table:style-name="ce4">
            <text:p>858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3-13T00:00:00" table:style-name="ce5">
            <text:p>13/03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Reunió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erdiste porque no ganaste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9" table:style-name="ce4">
            <text:p>859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3-18T00:00:00" table:style-name="ce5">
            <text:p>18/03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sopp lanza serpientes hacia Brook como un juego de lanzamiento de aro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0" table:style-name="ce4">
            <text:p>860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3-27T00:00:00" table:style-name="ce5">
            <text:p>27/03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Las 10:00, comenzando el banquet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rocodile sosteniéndole un paraguas a un perrito temblando en la lluvi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1" table:style-name="ce4">
            <text:p>861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4-03T00:00:00" table:style-name="ce5">
            <text:p>03/04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Actor consumad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ekomamushi relajándose en un kotatsu, rodeado de gatito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2" table:style-name="ce4">
            <text:p>862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4-17T00:00:00" table:style-name="ce5">
            <text:p>17/04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Genio consumad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uggy y Shanks jugando hanafuda de jóvene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3" table:style-name="ce4">
            <text:p>863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4-24T00:00:00" table:style-name="ce5">
            <text:p>24/04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Caballero consumad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20º Aniversari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4" table:style-name="ce4">
            <text:p>864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5-08T00:00:00" table:style-name="ce5">
            <text:p>08/05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Plan para masacrar a la familia Vinsmok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Cavendish: Los Piratas Hermosos navegando por el océano grácilmente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5" table:style-name="ce4">
            <text:p>865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5-15T00:00:00" table:style-name="ce5">
            <text:p>15/05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Hey, Madr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Cavendish: Creo que ya lo sabes, pero en el pasado, yo…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6" table:style-name="ce4">
            <text:p>866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5-29T00:00:00" table:style-name="ce5">
            <text:p>29/05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Destructor na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Cavendish: El príncipe Cavendish del Reino de Burgeois es tan popular que las mujeres jóvenes no quieren casarse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7" table:style-name="ce4">
            <text:p>867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6-05T00:00:00" table:style-name="ce5">
            <text:p>05/06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Feliz cumpleañ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Cavendish: Una vida de miseria en el exilio por ser demasiado popular, con sólo 74 sirvientes y 500.000.000 de berrie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8" table:style-name="ce4">
            <text:p>868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6-12T00:00:00" table:style-name="ce5">
            <text:p>12/06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Lanzacohetes KX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Cavendish: ‘...Y por eso es por lo que no deberíamos abrir fuego, porque no son barcos enemigos’. ‘Esa explicación fue demasiado larga’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9" table:style-name="ce4">
            <text:p>869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6-19T00:00:00" table:style-name="ce5">
            <text:p>19/06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Bajo asedi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Bartolomeo: ¡Somos el Barto Club, y traemos alboroto!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0" table:style-name="ce4">
            <text:p>870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7-03T00:00:00" table:style-name="ce5">
            <text:p>03/07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Separa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Bartolomeo: Primero, acabaremos con el más malvado de este puebl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1" table:style-name="ce4">
            <text:p>871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7-10T00:00:00" table:style-name="ce5">
            <text:p>10/07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¡Vamos, Caesar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Bartolomeo: Vendiendo pegatinas de los Piratas de Sombrero de Paj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2" table:style-name="ce4">
            <text:p>872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7-15T00:00:00" table:style-name="ce5">
            <text:p>15/07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Esponjoso y pegajos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ombreros De Paja 56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3" table:style-name="ce4">
            <text:p>873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7-24T00:00:00" table:style-name="ce5">
            <text:p>24/07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Atrapados cual dulces enjaulad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Bartolomeo: Estábamos anunciando pegatinas a mitad de precio al público, pero…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4" table:style-name="ce4">
            <text:p>874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8-07T00:00:00" table:style-name="ce5">
            <text:p>07/08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A cambio sé mi sirvien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5" table:style-name="ce4">
            <text:p>875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8-21T00:00:00" table:style-name="ce5">
            <text:p>21/08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El honor de una muj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Bartolomeo: ¿¡Uno de los Cuatro Emperadores?! ¡¡¡No importa...!!!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6" table:style-name="ce4">
            <text:p>876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8-28T00:00:00" table:style-name="ce5">
            <text:p>28/08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¡¡Pudding aparece por casualidad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Sai: Don Sai de la Armada Happo: volviendo a cas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7" table:style-name="ce4">
            <text:p>877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9-04T00:00:00" table:style-name="ce5">
            <text:p>04/09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4">
            <text:p>No soy nada dulc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Sai: Prometida Uhoricia: «Hey, ya he decidido la fecha de la boda». Sai: «Tengo algo importante que decirte, Uhoricia»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8" table:style-name="ce4">
            <text:p>878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9-16T00:00:00" table:style-name="ce5">
            <text:p>16/09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Pedro, el jefe de los Guardianes de la tribu mink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9" table:style-name="ce4">
            <text:p>879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9-25T00:00:00" table:style-name="ce5">
            <text:p>25/09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Katakuri, uno de los tres comandantes sweet de Big Mom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Sai: La cancelación del contrato y el pago del precio esperad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0" table:style-name="ce4">
            <text:p>880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0-02T00:00:00" table:style-name="ce5">
            <text:p>02/10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Cero vías para retirars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Sai: Y pensar que incluso le dejaría ser mi vigésimo sexto marido…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1" table:style-name="ce4">
            <text:p>881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0-07T00:00:00" table:style-name="ce5">
            <text:p>07/10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Habitación de ol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Sai: La boda de Don Sai y Baby 5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2" table:style-name="ce4">
            <text:p>882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0-23T00:00:00" table:style-name="ce5">
            <text:p>23/10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Fuera de las expectativas de una de los Cuatro Emperado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Ideo: Navegando por el mar con el barco que consiguió de Orlumbus, pero...<text:s/>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3" table:style-name="ce4">
            <text:p>883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0-30T00:00:00" table:style-name="ce5">
            <text:p>30/10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Merien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Ideo: ¡Entramos al combate y vencemos a ambos bandos!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4" table:style-name="ce4">
            <text:p>884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1-06T00:00:00" table:style-name="ce5">
            <text:p>06/11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Quié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Ideo: Terminamos por capturarles... pero es como si se tratara de la disputa milenaria entre las tribus de brazos largos y piernas larga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5" table:style-name="ce4">
            <text:p>885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1-13T00:00:00" table:style-name="ce5">
            <text:p>13/11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¡¡¡Es Brûlée!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Ideo: Anclando en una isla desierta... ¡Construyamos un barco con las partes que no han sido destruidas!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6" table:style-name="ce4">
            <text:p>886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1-27T00:00:00" table:style-name="ce5">
            <text:p>27/11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Mi forma de vid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7" table:style-name="ce4">
            <text:p>887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2-04T00:00:00" table:style-name="ce5">
            <text:p>04/12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En algún lugar, alguien desea tu felic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Ideo: No nos importa si se reconcilian o se matan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8" table:style-name="ce4">
            <text:p>888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2-11T00:00:00" table:style-name="ce5">
            <text:p>11/12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Le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Ideo: Los Piratas de Ideo - He decidido convertirme en pirat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9" table:style-name="ce4">
            <text:p>889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2-25T00:00:00" table:style-name="ce5">
            <text:p>25/12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Mamá irreconocibl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Leo: Nos hemos convertido en pirata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0" table:style-name="ce4">
            <text:p>890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1-04T00:00:00" table:style-name="ce5">
            <text:p>04/01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Big Mom a bord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1" table:style-name="ce4">
            <text:p>891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1-15T00:00:00" table:style-name="ce5">
            <text:p>15/01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Ellos confían en mí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Leo: ¡Chicos! ¡Vamos a reconstruir los últimos edificios de esta ciudad!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2" table:style-name="ce4">
            <text:p>892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1-29T00:00:00" table:style-name="ce5">
            <text:p>29/01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Reconociendo a un poderoso enemig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Leo: Un regalo de Dressros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3" table:style-name="ce4">
            <text:p>893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2-05T00:00:00" table:style-name="ce5">
            <text:p>05/02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La 36 hija de la familia Charlotte, Flamp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Leo: Estamos revisando nuestro nuevo barco pirata, el Usoland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4" table:style-name="ce4">
            <text:p>894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2-12T00:00:00" table:style-name="ce5">
            <text:p>12/02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Las doce y cinc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Leo: Hemos sido asignados como escoltas para el Reverie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5" table:style-name="ce4">
            <text:p>895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2-19T00:00:00" table:style-name="ce5">
            <text:p>19/02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El pirata Luffy contra el comandante Katakur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ajrudin: Los cinco asalariados más grandes de Buggy's Delivery han renunciad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6" table:style-name="ce4">
            <text:p>896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3-05T00:00:00" table:style-name="ce5">
            <text:p>05/03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La última peti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ajrudin: En la lista de desertores de Buggy's Delivery: El nuevo capitán de los Piratas Gigantes Guerreros, Hajrudin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7" table:style-name="ce4">
            <text:p>897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3-12T00:00:00" table:style-name="ce5">
            <text:p>12/03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El plan de Pekoms para escapar de la isla Caca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ajrudin: En la lista de desertores de Buggy's Delivery: El carpintero naval de los Nuevos Piratas Gigantes Guerreros, Stansen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8" table:style-name="ce4">
            <text:p>898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3-19T00:00:00" table:style-name="ce5">
            <text:p>19/03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Definitivamente volverem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ajrudin: En la lista de desertores de Buggy's Delivery: El navegante de los Nuevos Piratas Gigantes Guerreros, Road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9" table:style-name="ce4">
            <text:p>899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3-26T00:00:00" table:style-name="ce5">
            <text:p>26/03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La última batal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ajrudin: En la lista de desertores de Buggy's Delivery: El cocinero de los Nuevos Piratas Gigantes Guerreros, Goldberg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0" table:style-name="ce4">
            <text:p>900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4-02T00:00:00" table:style-name="ce5">
            <text:p>02/04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BADEND MUSICAL</text:p>
          </table:table-cell>
          <table:table-cell office:value-type="string" table:style-name="ce4">
            <text:p>BADEND MUSICA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1" table:style-name="ce4">
            <text:p>901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4-16T00:00:00" table:style-name="ce5">
            <text:p>16/04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Incluso si mueres, no muer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ajrudin: En la lista de desertores de Buggy's Delivery: La doctora de los Nuevos Piratas Gigantes Guerreros, Gerth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2" table:style-name="ce4">
            <text:p>902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4-23T00:00:00" table:style-name="ce5">
            <text:p>23/04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END ROL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azadulce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3" table:style-name="ce4">
            <text:p>903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5-02T00:00:00" table:style-name="ce5">
            <text:p>02/05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El quinto emperad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La Gran Flota Yonta Maria se dirige al mar</text:p>
          </table:table-cell>
          <table:table-cell office:value-type="string" table:style-name="ce4">
            <text:p>Levely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4" table:style-name="ce4">
            <text:p>904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5-14T00:00:00" table:style-name="ce5">
            <text:p>14/05/2018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Aparecen los comandantes del Ejército Revolucionari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Reino de Standing – El aventurero anuncia su retiro</text:p>
          </table:table-cell>
          <table:table-cell office:value-type="string" table:style-name="ce4">
            <text:p>Levely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5" table:style-name="ce4">
            <text:p>905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5-28T00:00:00" table:style-name="ce5">
            <text:p>28/05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Un hermoso mun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La vida pirata – 6:00: Doblando el pijama</text:p>
          </table:table-cell>
          <table:table-cell office:value-type="string" table:style-name="ce4">
            <text:p>Levely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6" table:style-name="ce4">
            <text:p>906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6-04T00:00:00" table:style-name="ce5">
            <text:p>04/06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A las 10:00 - Supervisión de la limpieza de cubierta - ¡Los fastidiosos Orlumbus y Columbus!</text:p>
          </table:table-cell>
          <table:table-cell office:value-type="string" table:style-name="ce4">
            <text:p>Levely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7" table:style-name="ce4">
            <text:p>907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6-11T00:00:00" table:style-name="ce5">
            <text:p>11/06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El Trono Vací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El ladrón de la flota de 56 barcos — Una triste despedida: 'Gracias por todo'</text:p>
          </table:table-cell>
          <table:table-cell office:value-type="string" table:style-name="ce4">
            <text:p>Levely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8" table:style-name="ce4">
            <text:p>908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6-18T00:00:00" table:style-name="ce5">
            <text:p>18/06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Comienza el Level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Las 15:00 - Leyendo la guía del comportamiento pirata</text:p>
          </table:table-cell>
          <table:table-cell office:value-type="string" table:style-name="ce4">
            <text:p>Levely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9" table:style-name="ce4">
            <text:p>909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7-02T00:00:00" table:style-name="ce5">
            <text:p>02/07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Seppuk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Las 16:00 - ¡Primera campaña pirata! ¡Comienza el asalto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0" table:style-name="ce4">
            <text:p>910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7-09T00:00:00" table:style-name="ce5">
            <text:p>09/07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Rumbo al País de Wa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Las 16:30 - Debido a su extrema pobreza, les hemos dado algunos recurs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1" table:style-name="ce4">
            <text:p>911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7-14T00:00:00" table:style-name="ce5">
            <text:p>14/07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La aventura en el país de los samurái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2" table:style-name="ce4">
            <text:p>912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7-23T00:00:00" table:style-name="ce5">
            <text:p>23/07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Villa Amigas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3" table:style-name="ce4">
            <text:p>913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8-06T00:00:00" table:style-name="ce5">
            <text:p>06/08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Tsuru regresa el fav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Las 17:00 - Una agradecida despedida. Primera expedición pirata: fallid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4" table:style-name="ce4">
            <text:p>914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8-20T00:00:00" table:style-name="ce5">
            <text:p>20/08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Pueblo Okobor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istorias paralelas: Este es un pueblo con telas teñid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5" table:style-name="ce4">
            <text:p>915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8-27T00:00:00" table:style-name="ce5">
            <text:p>27/08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Pueblo Baku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istorias paralelas: El retiro de un pirata... el artesano de productos teñidos, Bellamy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6" table:style-name="ce4">
            <text:p>916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9-03T00:00:00" table:style-name="ce5">
            <text:p>03/09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Un gran duelo de sumo en el País de Wan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erano elegant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7" table:style-name="ce4">
            <text:p>917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9-15T00:00:00" table:style-name="ce5">
            <text:p>15/09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La balsa del tesoro de las provisio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istorias paralelas: Este pueblo utiliza ropa que no se arrug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8" table:style-name="ce4">
            <text:p>918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9-22T00:00:00" table:style-name="ce5">
            <text:p>22/09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Luffy-taro devuelve el fav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9">
            <text:p>Final: Primera parte: Encantado de haberte conoci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9" table:style-name="ce4">
            <text:p>919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10-01T00:00:00" table:style-name="ce5">
            <text:p>01/10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Las ruinas del castillo de Ode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9">
            <text:p>Final: Segunda parte: Encantado de haberte conoci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0" table:style-name="ce4">
            <text:p>920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10-06T00:00:00" table:style-name="ce5">
            <text:p>06/10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Amo a Ode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ro y Sanji peleando entre ellos en sus sueñ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1" table:style-name="ce4">
            <text:p>921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10-22T00:00:00" table:style-name="ce5">
            <text:p>22/10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Shutenmaru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OKYO GIRLS COLLECTIO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2" table:style-name="ce4">
            <text:p>922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0-29T00:00:00" table:style-name="ce5">
            <text:p>29/10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El general de los Piratas de las Bestias: Kaid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Koala lidera a los Kung-Fu Dugongs y les enseña kárate gyoji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3" table:style-name="ce4">
            <text:p>923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1-05T00:00:00" table:style-name="ce5">
            <text:p>05/11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El Emperador del Mar Kaido contra Luffy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, Ace y Sabo de niños jugando a la lucha contra los insectos con un escarabajo Atlas, Heracles y Miyama, respectivament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4" table:style-name="ce4">
            <text:p>924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1-12T00:00:00" table:style-name="ce5">
            <text:p>12/11/2018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H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entomaru cortando leña para una pareja de ancian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5" table:style-name="ce4">
            <text:p>925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1-26T00:00:00" table:style-name="ce5">
            <text:p>26/11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El Vací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erona y un grupo de gatos negros haciendo sangría con todo el vino de Mihawk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6" table:style-name="ce4">
            <text:p>926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2-03T00:00:00" table:style-name="ce5">
            <text:p>03/12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La Mina de los Prisionero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y Law estudiando Medicina con una tortuga y una grulla sabi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7" table:style-name="ce4">
            <text:p>927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2-10T00:00:00" table:style-name="ce5">
            <text:p>10/12/2018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Toko, la kamur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Garp compitiendo con un oso por salmó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8" table:style-name="ce4">
            <text:p>928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2-22T00:00:00" table:style-name="ce5">
            <text:p>22/12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anky muy popular entre los niños en un espectáculo de héro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9" table:style-name="ce4">
            <text:p>929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9-01-07T00:00:00" table:style-name="ce5">
            <text:p>07/01/2019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Kurozumi Orochi, shogun del País de Wan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0" table:style-name="ce4">
            <text:p>930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9-01-21T00:00:00" table:style-name="ce5">
            <text:p>21/01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Pueblo Ebisu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rouge y Cracker Hacen Una Carrera Sobre Delfin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1" table:style-name="ce4">
            <text:p>931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9-02-04T00:00:00" table:style-name="ce5">
            <text:p>04/02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O-Soba Mask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anas bailando claqué felices en un charco que hizo Nami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2" table:style-name="ce4">
            <text:p>932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2-11T00:00:00" table:style-name="ce5">
            <text:p>11/02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El shogun y la oira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abras comiendo las cartas que escribió César una tras otr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3" table:style-name="ce4">
            <text:p>933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2-18T00:00:00" table:style-name="ce5">
            <text:p>18/02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La misericordia de un samurái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el y unas ranas jugando con chicl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4" table:style-name="ce4">
            <text:p>934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2-25T00:00:00" table:style-name="ce5">
            <text:p>25/02/2019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Hyogoro el de la Flor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sopp hablando con un loro que descansa sobre su nariz mientras está acostado sobre una manta de picnic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5" table:style-name="ce4">
            <text:p>935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3-11T00:00:00" table:style-name="ce5">
            <text:p>11/03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Quee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atones bomberos mojando a Smoker, después de asumir que el humo que salía de su cigarro fue causado por un incendi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6" table:style-name="ce4">
            <text:p>936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3-18T00:00:00" table:style-name="ce5">
            <text:p>18/03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El Gran Torneo Infernal de Sum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okiji debía comer los fideos de Wanze, pero accidentalmente los congeló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7" table:style-name="ce4">
            <text:p>937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3-25T00:00:00" table:style-name="ce5">
            <text:p>25/03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Gyukimaru del Puente Oihagi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laneando nuevas aventur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8" table:style-name="ce4">
            <text:p>938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4-01T00:00:00" table:style-name="ce5">
            <text:p>01/04/2019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Su secret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jaritos tomando un 'baño de polvo' en la arena de Crocodril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9" table:style-name="ce4">
            <text:p>939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4-15T00:00:00" table:style-name="ce5">
            <text:p>15/04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Un viejo leopardo conoce el camin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cangrejo araña cortando el pelo a Jinbe en el fondo del océan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0" table:style-name="ce4">
            <text:p>940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4-22T00:00:00" table:style-name="ce5">
            <text:p>22/04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La chispa de la rebelió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tolomeo hace dulces de alta calidad de la tripulación del Sombrero de Paja en el festival de verano y se niega a venderlo a los client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1" table:style-name="ce4">
            <text:p>941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4-27T00:00:00" table:style-name="ce5">
            <text:p>27/04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ra el vehícul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2" table:style-name="ce4">
            <text:p>942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5-13T00:00:00" table:style-name="ce5">
            <text:p>13/05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El daimyo de Hakumai, Shimotsuki Yasui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ont-d'Or selecciona el queso de la Enciclopedia Mundial del Queso y ratones sommelier selecciona el vino de la Enciclopedia Mundial del Vin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3" table:style-name="ce4">
            <text:p>943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5-27T00:00:00" table:style-name="ce5">
            <text:p>27/05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SMIL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bin usando hilo de araña de tarántula para tejer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4" table:style-name="ce4">
            <text:p>944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6-03T00:00:00" table:style-name="ce5">
            <text:p>03/06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Compañer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ancock sonrojándose después de hacer que un pequeño mono use un sombrero de paja (junto con una camiseta con Luffy impreso en él)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5" table:style-name="ce4">
            <text:p>945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6-10T00:00:00" table:style-name="ce5">
            <text:p>10/06/201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O-Li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Stamped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6" table:style-name="ce4">
            <text:p>946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6-24T00:00:00" table:style-name="ce5">
            <text:p>24/06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Queen contra O-Li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Kin'emon y O-Tsuru teniendo una cita nocturna en la calle con un zorro guiándolos, junto con su Kitsunebi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7" table:style-name="ce4">
            <text:p>947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7-01T00:00:00" table:style-name="ce5">
            <text:p>01/07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La apuesta de Quee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rook dirigiendo un coro de gaviotas en la cubierta del Sunny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8" table:style-name="ce4">
            <text:p>948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7-08T00:00:00" table:style-name="ce5">
            <text:p>08/07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Kawamatsu el Kappa entra en esc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Una huida exitos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9" table:style-name="ce4">
            <text:p>949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7-22T00:00:00" table:style-name="ce5">
            <text:p>22/07/201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Momi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a Bor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0" table:style-name="ce4">
            <text:p>950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7-29T00:00:00" table:style-name="ce5">
            <text:p>29/07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Quiero reunirme con mi hermana Lol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1" table:style-name="ce4">
            <text:p>951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8-05T00:00:00" table:style-name="ce5">
            <text:p>05/08/201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RAMPAG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Stampede Ce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2" table:style-name="ce4">
            <text:p>952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8-19T00:00:00" table:style-name="ce5">
            <text:p>19/08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Hiyori y Kawamats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Los deseos de mi mujer son los mí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3" table:style-name="ce4">
            <text:p>953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8-26T00:00:00" table:style-name="ce5">
            <text:p>26/08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Érase una vez un zorro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Barco enemigo apropiado! Hacia Thriller Bark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4" table:style-name="ce4">
            <text:p>954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9-02T00:00:00" table:style-name="ce5">
            <text:p>02/09/2019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Como darle alas a un drag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No pueden pasar la Red Line por el Levely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5" table:style-name="ce4">
            <text:p>955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9-14T00:00:00" table:style-name="ce5">
            <text:p>14/09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En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Consigamos suministros en esa isl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6" table:style-name="ce4">
            <text:p>956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9-21T00:00:00" table:style-name="ce5">
            <text:p>21/09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Big New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Oye! ¡Pero si es Lola! ¡Al final has encontrado marido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7" table:style-name="ce4">
            <text:p>957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9-30T00:00:00" table:style-name="ce5">
            <text:p>30/09/2019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ULTIMA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umenta Tu Velocidad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8" table:style-name="ce4">
            <text:p>958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0-07T00:00:00" table:style-name="ce5">
            <text:p>07/10/2019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El puerto prometi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¿Entonces sois hermanas? ¡Lola estuvo en Dressrosa hace tan sólo unos días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9" table:style-name="ce4">
            <text:p>959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0-21T00:00:00" table:style-name="ce5">
            <text:p>21/10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Samurá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Entrando en una Dressrosa afectada por la batall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0" table:style-name="ce4">
            <text:p>960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0-28T00:00:00" table:style-name="ce5">
            <text:p>28/10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Kozuki Oden entra en esc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La gran búsqueda de Lol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1" table:style-name="ce4">
            <text:p>961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1-02T00:00:00" table:style-name="ce5">
            <text:p>02/11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El incidente del dios de la montañ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¿Ha sido esta gente atacada?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2" table:style-name="ce4">
            <text:p>962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1-18T00:00:00" table:style-name="ce5">
            <text:p>18/11/2019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El daimyo y sus vasall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Nos encontramos con una agresiva borracha besando hasta a sus perseguidor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3" table:style-name="ce4">
            <text:p>963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1-25T00:00:00" table:style-name="ce5">
            <text:p>25/11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Convirtiéndose en samurái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Los Piratas Germen deciden atacar el país mientras el rey está fuer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4" table:style-name="ce4">
            <text:p>964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2-02T00:00:00" table:style-name="ce5">
            <text:p>02/12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4">
            <text:p>La aventura de Ode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Os vamos a infectar a todos con el germen beso-beso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5" table:style-name="ce4">
            <text:p>965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9-12-16T00:00:00" table:style-name="ce5">
            <text:p>16/12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La conspiración de la familia Kurozum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Deja de estar haciendo tanto alboroto. Vas a hacer que nos descubra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6" table:style-name="ce4">
            <text:p>966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9-12-23T00:00:00" table:style-name="ce5">
            <text:p>23/12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Roger y Barbablanc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Chiffon es detenida por la Marina mientras está en la peluquerí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7" table:style-name="ce4">
            <text:p>967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1-04T00:00:00" table:style-name="ce5">
            <text:p>04/01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Las aventuras de Roge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8" table:style-name="ce4">
            <text:p>968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1-20T00:00:00" table:style-name="ce5">
            <text:p>20/01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El regreso de Ode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Salva a la mujer de padre Gotti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9" table:style-name="ce4">
            <text:p>969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1-27T00:00:00" table:style-name="ce5">
            <text:p>27/01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Estúpido señ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Gotti contra la Mari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0" table:style-name="ce4">
            <text:p>970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2-03T00:00:00" table:style-name="ce5">
            <text:p>03/02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Oden contra Kai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Bege y Vito son inmovilizad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1" table:style-name="ce4">
            <text:p>971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2-16T00:00:00" table:style-name="ce5">
            <text:p>16/02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Condenado a ser hervi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Sigue adelante Gotti! ¡Sólo tú puedes hacerlo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2" table:style-name="ce4">
            <text:p>972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2-21T00:00:00" table:style-name="ce5">
            <text:p>21/02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ervor de Oden</text:p>
          </table:table-cell>
          <table:table-cell office:value-type="string" table:style-name="ce4">
            <text:p>El hervor de Ode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ungry Day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3" table:style-name="ce4">
            <text:p>973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3-08T00:00:00" table:style-name="ce5">
            <text:p>08/03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La familia Kozuk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El contraataque de Gotti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4" table:style-name="ce4">
            <text:p>974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3-15T00:00:00" table:style-name="ce5">
            <text:p>15/03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¡¡Hacia Onigashima!!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La mujer de padre salvad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5" table:style-name="ce4">
            <text:p>975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3-22T00:00:00" table:style-name="ce5">
            <text:p>22/03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El plan de Kin'emo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Seas quien seas, muchas graci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6" table:style-name="ce4">
            <text:p>976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4-05T00:00:00" table:style-name="ce5">
            <text:p>05/04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¡Con permiso!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7" table:style-name="ce4">
            <text:p>977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4-12T00:00:00" table:style-name="ce5">
            <text:p>12/04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¡La fiesta se aplaz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¿Lola? ¿Chiffon? ¡Las hermanas se reúnen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8" table:style-name="ce4">
            <text:p>978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4-26T00:00:00" table:style-name="ce5">
            <text:p>26/04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Introducción del tobiropp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Estamos sumamente agradecidos. Gracias por salvar a nuestra capitan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9" table:style-name="ce4">
            <text:p>979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5-10T00:00:00" table:style-name="ce5">
            <text:p>10/05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Problema famili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Los tontattas encuentran un barco vara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0" table:style-name="ce4">
            <text:p>980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5-24T00:00:00" table:style-name="ce5">
            <text:p>24/05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Tatakau music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Me gustas, cásate conmigo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1" table:style-name="ce4">
            <text:p>981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6-07T00:00:00" table:style-name="ce5">
            <text:p>07/06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Uniéndose a la batall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2" table:style-name="ce4">
            <text:p>982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6-14T00:00:00" table:style-name="ce5">
            <text:p>14/06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Insolente conoce a insole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Huyamos de la Marin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3" table:style-name="ce4">
            <text:p>983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6-21T00:00:00" table:style-name="ce5">
            <text:p>21/06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True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Es el señor que estaba en el puerto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4" table:style-name="ce4">
            <text:p>984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7-06T00:00:00" table:style-name="ce5">
            <text:p>06/07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4">
            <text:p>Mi bibl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Yo soy vuestro padre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5" table:style-name="ce4">
            <text:p>985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7-19T00:00:00" table:style-name="ce5">
            <text:p>19/07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Proyecto Nueva Onigashim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6" table:style-name="ce4">
            <text:p>986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8-02T00:00:00" table:style-name="ce5">
            <text:p>02/08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Mi nombr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Huyendo de la Marina y de ese tipo tan raro que dice ser nuestro padre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7" table:style-name="ce4">
            <text:p>987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8-10T00:00:00" table:style-name="ce5">
            <text:p>10/08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4">
            <text:p>La lealtad tota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osotros viviremos como si el mañana no existier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8" table:style-name="ce4">
            <text:p>988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8-23T00:00:00" table:style-name="ce5">
            <text:p>23/08/2020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Lamento la espe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Incluso bajo fuego de la Marina! ¿Será realmente nuestro padre?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9" table:style-name="ce4">
            <text:p>989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9-06T00:00:00" table:style-name="ce5">
            <text:p>06/09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No creo que vayamos a perd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Tengo pruebas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0" table:style-name="ce4">
            <text:p>990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9-13T00:00:00" table:style-name="ce5">
            <text:p>13/09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Ejército de u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Agárrate! ¡Mamá nos dijo que nuestro padre era un terco que no paraba de intentar vernos por mucho que lo echar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1" table:style-name="ce4">
            <text:p>991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9-27T00:00:00" table:style-name="ce5">
            <text:p>27/09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¡¡¡Déjanos morir!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Tras 26 años de súplicas, su primer abrazo como padr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2" table:style-name="ce4">
            <text:p>992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0-16T00:00:00" table:style-name="ce5">
            <text:p>16/10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Remanente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3" table:style-name="ce4">
            <text:p>993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0-25T00:00:00" table:style-name="ce5">
            <text:p>25/10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El sueño del País de Wa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La boda de Lola y Gotti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4" table:style-name="ce4">
            <text:p>994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1-01T00:00:00" table:style-name="ce5">
            <text:p>01/11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Mi otro nombre es Yama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El barco se aleja con unos cañonazos de felicitació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5" table:style-name="ce4">
            <text:p>995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1-15T00:00:00" table:style-name="ce5">
            <text:p>15/11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El juramento de la kunoichi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intenta estudiar, pero se aburre rápidament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6" table:style-name="ce4">
            <text:p>996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1-20T00:00:00" table:style-name="ce5">
            <text:p>20/11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La isla del más poderos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banegra y un hipopótamo se cepillan los dient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7" table:style-name="ce4">
            <text:p>997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1-29T00:00:00" table:style-name="ce5">
            <text:p>29/11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Nubes de llam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sacerdote budista mapache golpea repetidamente a Sanji, quien continúa teniendo pensamientos mundanos durante la meditación ze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8" table:style-name="ce4">
            <text:p>998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2-13T00:00:00" table:style-name="ce5">
            <text:p>13/12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Modelo prehistóric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el y un gato holgazaneando y escuchando músic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9" table:style-name="ce4">
            <text:p>999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2-20T00:00:00" table:style-name="ce5">
            <text:p>20/12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El sake que preparo mientras te esper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1000 Log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0" table:style-name="ce4">
            <text:p>1000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1-01-03T00:00:00" table:style-name="ce5">
            <text:p>03/01/202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Luffy El Sombrero de Paj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1000 Log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1" table:style-name="ce4">
            <text:p>1001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1-01-17T00:00:00" table:style-name="ce5">
            <text:p>17/01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Batalla de monstruos en Onigashim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inbe durmiendo cómodamente sobre medus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2" table:style-name="ce4">
            <text:p>1002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1-01-31T00:00:00" table:style-name="ce5">
            <text:p>31/01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Emperadores del Mar contra nueva generació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b Lucci dándole de comer a las palom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3" table:style-name="ce4">
            <text:p>1003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1-02-07T00:00:00" table:style-name="ce5">
            <text:p>07/02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Noche en el tabler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escorpión se declara a Vinsmoke Reiju con una flor de cactu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4" table:style-name="ce4">
            <text:p>1004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1-02-14T00:00:00" table:style-name="ce5">
            <text:p>14/02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Kibi dango 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, un mono y una ardilla atiborrándose de rumble ball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5" table:style-name="ce4">
            <text:p>1005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2-28T00:00:00" table:style-name="ce5">
            <text:p>28/02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Niña demoni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arlotte Katakuri compartiendo donuts y leche con gatitos y perros hambrient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6" table:style-name="ce4">
            <text:p>1006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3-07T00:00:00" table:style-name="ce5">
            <text:p>07/03/202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El honorable Hyogoro de la Flo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7" table:style-name="ce4">
            <text:p>1007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3-14T00:00:00" table:style-name="ce5">
            <text:p>14/03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Señor tanuki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aesar dando globos llenos de gas a niños pingüin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8" table:style-name="ce4">
            <text:p>1008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3-28T00:00:00" table:style-name="ce5">
            <text:p>28/03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Líder de los bandidos del monte Atama, Ashura Doji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caballo que quiere volar se vuelve un pegaso con la ayuda de Robi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9" table:style-name="ce4">
            <text:p>1009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4-04T00:00:00" table:style-name="ce5">
            <text:p>04/04/202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Naraku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s Piratas de Sombrero de Paja y Tama haciendo kasas para las estatuas Jiz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0" table:style-name="ce4">
            <text:p>1010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4-11T00:00:00" table:style-name="ce5">
            <text:p>11/04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La energia vital de un rey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arlotte Pudding usando coliri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1" table:style-name="ce4">
            <text:p>1011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4-25T00:00:00" table:style-name="ce5">
            <text:p>25/04/202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Estándares del ank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s difícil pensar en otra cosa que no sean pensamientos agradables mientras come un servicio flexibl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2" table:style-name="ce4">
            <text:p>1012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5-09T00:00:00" table:style-name="ce5">
            <text:p>09/05/2021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Picor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ustass Kid concentrado haciendo un águila de metal no se ha dado cuenta que hay pájaros anidando en su cabez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3" table:style-name="ce4">
            <text:p>1013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5-16T00:00:00" table:style-name="ce5">
            <text:p>16/05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Anarchy in the BM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nji pensando cómo cocinar a un tiburón que se asemeja a Zor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4" table:style-name="ce4">
            <text:p>1014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5-30T00:00:00" table:style-name="ce5">
            <text:p>30/05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Pésimo actor en la vid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aw desconcertado ante una pintura de tigre vivient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5" table:style-name="ce4">
            <text:p>1015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6-06T00:00:00" table:style-name="ce5">
            <text:p>06/06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Cadenas 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a cigüeña confunde a Senor Pink con un bebé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6" table:style-name="ce4">
            <text:p>1016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6-13T00:00:00" table:style-name="ce5">
            <text:p>13/06/2021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¡Al habla O-Tama!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ninja Zoro y un gato intentan esquivar lanzas que intentan atacarles desde el tech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7" table:style-name="ce4">
            <text:p>1017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6-27T00:00:00" table:style-name="ce5">
            <text:p>27/06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Orde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chimpancé resolviendo un puzzle hecho con partes del cuerpo de Buggy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8" table:style-name="ce4">
            <text:p>1018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7-04T00:00:00" table:style-name="ce5">
            <text:p>04/07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Jinbe contra Who's-Wh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lti molestando a Page One mientras lee un libro sobre dinosaurios para que juegue con ella con peluch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9" table:style-name="ce4">
            <text:p>1019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7-18T00:00:00" table:style-name="ce5">
            <text:p>18/07/202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Heliceratop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0" table:style-name="ce4">
            <text:p>1020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8-01T00:00:00" table:style-name="ce5">
            <text:p>01/08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Robin contra Black Mari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enjiro soñando él comiendo tempura mientras mastica su peluc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1" table:style-name="ce4">
            <text:p>1021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8-09T00:00:00" table:style-name="ce5">
            <text:p>09/08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Demoni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anky y Senor Pink tomándose unas copas en el bar de un leopar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2" table:style-name="ce4">
            <text:p>1022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8-22T00:00:00" table:style-name="ce5">
            <text:p>22/08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Las estrellas suben al escenari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a rana jugando al escondite con los Tontatta en un campo de hortensi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3" table:style-name="ce4">
            <text:p>1023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8-29T00:00:00" table:style-name="ce5">
            <text:p>29/08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Como dos gotas de agu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vi cantando con gorriones mientras Karoo observa celos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4" table:style-name="ce4">
            <text:p>1024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9-05T00:00:00" table:style-name="ce5">
            <text:p>05/09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Nadie importan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5" table:style-name="ce4">
            <text:p>1025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9-12T00:00:00" table:style-name="ce5">
            <text:p>12/09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Dragones gemelo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pulpo recopilando las historias de Usopp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6" table:style-name="ce4">
            <text:p>1026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9-26T00:00:00" table:style-name="ce5">
            <text:p>26/09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Choque crucial 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ami y Leo haciéndole ropa a medida a un cachorro de leó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7" table:style-name="ce4">
            <text:p>1027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0-03T00:00:00" table:style-name="ce5">
            <text:p>03/10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Peligro inimaginabl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ger huyendo de un león luego de haberle pintado la car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8" table:style-name="ce4">
            <text:p>1028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0-10T00:00:00" table:style-name="ce5">
            <text:p>10/10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Brachiojauru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sta es tu histori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9" table:style-name="ce4">
            <text:p>1029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0-24T00:00:00" table:style-name="ce5">
            <text:p>24/10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La torr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ewelry Bonney teniendo un concurso de comer fideos con unas nutri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0" table:style-name="ce4">
            <text:p>1030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0-31T00:00:00" table:style-name="ce5">
            <text:p>31/10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Eco a lo efímero de todas las cosa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rook teniendo cuidado de no pisar una línea de hormigas guerrer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1" table:style-name="ce4">
            <text:p>1031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1-07T00:00:00" table:style-name="ce5">
            <text:p>07/11/202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Guerrero de la cienci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2" table:style-name="ce4">
            <text:p>1032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1-21T00:00:00" table:style-name="ce5">
            <text:p>21/11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La querida espada de Ode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Yamato haciendo repartos con dos gatos negr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3" table:style-name="ce4">
            <text:p>1033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1-28T00:00:00" table:style-name="ce5">
            <text:p>28/11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Shimotsuki Kozabur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ashigi jugando con unos pingüuinos bebé a héroes y villan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4" table:style-name="ce4">
            <text:p>1034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2-05T00:00:00" table:style-name="ce5">
            <text:p>05/12/2021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Sanji contra Quee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sopp ganando el gran premio en un puesto de tiro para niñ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5" table:style-name="ce4">
            <text:p>1035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2-19T00:00:00" table:style-name="ce5">
            <text:p>19/12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Zoro contra King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Huida de la flota Germa 66 de Totto Land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6" table:style-name="ce4">
            <text:p>1036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1-03T00:00:00" table:style-name="ce5">
            <text:p>03/01/202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El bushido es el camino hacia la muer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7" table:style-name="ce4">
            <text:p>1037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1-16T00:00:00" table:style-name="ce5">
            <text:p>16/01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Shuron hakk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Judge suspir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8" table:style-name="ce4">
            <text:p>1038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1-30T00:00:00" table:style-name="ce5">
            <text:p>30/01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Kid y Law contra Big Mo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Niji y Yonji captivos en la isla Caca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9" table:style-name="ce4">
            <text:p>1039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2-06T00:00:00" table:style-name="ce5">
            <text:p>06/02/202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Actores principale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0" table:style-name="ce4">
            <text:p>1040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2-13T00:00:00" table:style-name="ce5">
            <text:p>13/02/2022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Palabras necias en oídos jóve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Una criatura más allá de la cienci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1" table:style-name="ce4">
            <text:p>1041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2-27T00:00:00" table:style-name="ce5">
            <text:p>27/02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Komurasak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Esto es por atormentar a Sanji-san! ¡Pudding punch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2" table:style-name="ce4">
            <text:p>1042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3-06T00:00:00" table:style-name="ce5">
            <text:p>06/03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Los vencedores no necesitan epítet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Lleva a Niji y Yonji a Whole Cake Island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3" table:style-name="ce4">
            <text:p>1043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3-13T00:00:00" table:style-name="ce5">
            <text:p>13/03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¡¡Enfrentemos a la muerte juntos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Llegada a Whole Cake Island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4" table:style-name="ce4">
            <text:p>1044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3-27T00:00:00" table:style-name="ce5">
            <text:p>27/03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El guerrero de la libera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Mamá está fuera en una misión. ¡Comenzad los experimentos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5" table:style-name="ce4">
            <text:p>1045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4-03T00:00:00" table:style-name="ce5">
            <text:p>03/04/202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Next leve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 De Libertad (25º Aniversario)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6" table:style-name="ce4">
            <text:p>1046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4-10T00:00:00" table:style-name="ce5">
            <text:p>10/04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Raiz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Dos intrusos en el hogar de Pudding, Chocolat Tow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7" table:style-name="ce4">
            <text:p>1047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4-24T00:00:00" table:style-name="ce5">
            <text:p>24/04/202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El cielo sobre la capita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8" table:style-name="ce4">
            <text:p>1048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5-08T00:00:00" table:style-name="ce5">
            <text:p>08/05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Veinte añ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Creo que el Germa ha vuelto a Chocolat Town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9" table:style-name="ce4">
            <text:p>1049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5-15T00:00:00" table:style-name="ce5">
            <text:p>15/05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El mundo que quiero cre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¿Qué ha pasado?! ¡¡Alguien ha provocado un incendio y ha liberado a ésos dos!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0" table:style-name="ce4">
            <text:p>1050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5-29T00:00:00" table:style-name="ce5">
            <text:p>29/05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Hon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Ichiji y Reiju aparece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1" table:style-name="ce4">
            <text:p>1051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6-05T00:00:00" table:style-name="ce5">
            <text:p>05/06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Kozuki Momonosuke, shogun del País de Wa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El escarpe del Germ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2" table:style-name="ce4">
            <text:p>1052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6-12T00:00:00" table:style-name="ce5">
            <text:p>12/06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Una nueva maña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El científico que no pudo escapar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3" table:style-name="ce4">
            <text:p>1053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6-19T00:00:00" table:style-name="ce5">
            <text:p>19/06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Los nuevos Emperadore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Odyssey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4" table:style-name="ce4">
            <text:p>1054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7-25T00:00:00" table:style-name="ce5">
            <text:p>25/07/202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El Emperador de las Llama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uatro Emperador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5" table:style-name="ce4">
            <text:p>1055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7-31T00:00:00" table:style-name="ce5">
            <text:p>31/07/202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La nueva e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Film Red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6" table:style-name="ce4">
            <text:p>1056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08-07T00:00:00" table:style-name="ce5">
            <text:p>07/08/202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Cross Guil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¡Katakuri y Oven llegan!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7" table:style-name="ce4">
            <text:p>1057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08-21T00:00:00" table:style-name="ce5">
            <text:p>21/08/202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Fi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Ataque de gas venenoso de Caesar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8" table:style-name="ce4">
            <text:p>1058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08-29T00:00:00" table:style-name="ce5">
            <text:p>29/08/202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El nuevo Emperad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¡Llevadme con vosotros!! ¡¡Huyamos de aquí!!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59" table:style-name="ce4">
            <text:p>1059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09-11T00:00:00" table:style-name="ce5">
            <text:p>11/09/202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El incidente del capitán Kob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¡El gas alucinógeno de Caesar!!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0" table:style-name="ce4">
            <text:p>1060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09-19T00:00:00" table:style-name="ce5">
            <text:p>19/09/2022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El sueño de Luffy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1" table:style-name="ce4">
            <text:p>1061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09-25T00:00:00" table:style-name="ce5">
            <text:p>25/09/2022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La isla futurista, Egghe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¡Huida!! Niji y Yonji han sido rescatados con éxit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2" table:style-name="ce4">
            <text:p>1062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10-10T00:00:00" table:style-name="ce5">
            <text:p>10/10/202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Aventura en la tierra científic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Mientras tanto en Cholocat Town de la isla Caca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3" table:style-name="ce4">
            <text:p>1063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10-16T00:00:00" table:style-name="ce5">
            <text:p>16/10/2022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Mi única famil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¡Pudding ha sido secuestrada!!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4" table:style-name="ce4">
            <text:p>1064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10-23T00:00:00" table:style-name="ce5">
            <text:p>23/10/202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La planta de laboratorio de Egghe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Piratas de Barbanegra, Van Augur y Kuzan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5" table:style-name="ce4">
            <text:p>1065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11-06T00:00:00" table:style-name="ce5">
            <text:p>06/11/2022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Seis Vegapunk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Film Red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6" table:style-name="ce4">
            <text:p>1066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2-11-13T00:00:00" table:style-name="ce5">
            <text:p>13/11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La voluntad de Oha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El Germa vuelve, con un añadid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7" table:style-name="ce4">
            <text:p>1067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2-11-20T00:00:00" table:style-name="ce5">
            <text:p>20/11/2022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Punk Record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¿Quién es este tipo?! ¡¡Judge Contra Caesar!!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8" table:style-name="ce4">
            <text:p>1068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2-12-05T00:00:00" table:style-name="ce5">
            <text:p>05/12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El sueño de un geni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Aquella organización llamada MADS a la que ambos pertenecían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9" table:style-name="ce4">
            <text:p>1069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2-12-11T00:00:00" table:style-name="ce5">
            <text:p>11/12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Todas las cosas llegan a este mundo con esperanz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La organización en busca de la paz de "El Dios de la Fortuna" Lu Feld, MADS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0" table:style-name="ce4">
            <text:p>1070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2-12-25T00:00:00" table:style-name="ce5">
            <text:p>25/12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La humanidad más poderos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Científicos prometedores reunidos por el bien del mundo y la humanidad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1" table:style-name="ce4">
            <text:p>1071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3-01-06T00:00:00" table:style-name="ce5">
            <text:p>06/01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El ataque del héro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2" table:style-name="ce4">
            <text:p>1072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3-01-22T00:00:00" table:style-name="ce5">
            <text:p>22/01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El peso de los recuerd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Armas de destrucción masiva construidas en mas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3" table:style-name="ce4">
            <text:p>1073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3-01-29T00:00:00" table:style-name="ce5">
            <text:p>29/01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Miss Buckingham Stuss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Gana el Premio de la Paz con el desarrollo de la 'GP Flower' que hace crecer flores con pólvor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4" table:style-name="ce4">
            <text:p>1074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3-02-12T00:00:00" table:style-name="ce5">
            <text:p>12/02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Mark II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La eterna lucha por el segundo puesto -Tres personas peligrosas-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5" table:style-name="ce4">
            <text:p>1075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3-02-19T00:00:00" table:style-name="ce5">
            <text:p>19/02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El juego mortal en el piso de laboratori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Tiene una audiencia con los Cinco Ancianos como genio científic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6" table:style-name="ce4">
            <text:p>1076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3-02-26T00:00:00" table:style-name="ce5">
            <text:p>26/02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Viejos amigo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7" table:style-name="ce4">
            <text:p>1077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3-12T00:00:00" table:style-name="ce5">
            <text:p>12/03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Debería haberme dado cuenta ant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Ahora que lo piensan, el que estorbaba era Vegapunk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8" table:style-name="ce4">
            <text:p>1078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3-19T00:00:00" table:style-name="ce5">
            <text:p>19/03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Límite para escap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¡Se forma NEO MADS!!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9" table:style-name="ce4">
            <text:p>1079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3-26T00:00:00" table:style-name="ce5">
            <text:p>26/03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La Banda de Piratas del Yonko Pelirroj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riega a un león confundiendolo con unos girasoles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0" table:style-name="ce4">
            <text:p>1080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4-09T00:00:00" table:style-name="ce5">
            <text:p>09/04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El héroe legendari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Kawamatsu y Hiyori jugando con origami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1" table:style-name="ce4">
            <text:p>1081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4-23T00:00:00" table:style-name="ce5">
            <text:p>23/04/202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Capitán del décimo barco de los piratas de Barbanegra, Kuza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2" table:style-name="ce4">
            <text:p>1082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5-07T00:00:00" table:style-name="ce5">
            <text:p>07/05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¡¡Vamos a por él!!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confunde a Zeus con algodón de azúcar e intenta comérsel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3" table:style-name="ce4">
            <text:p>1083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5-14T00:00:00" table:style-name="ce5">
            <text:p>14/05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La verdad sobre ese dí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oflamingo le deja su abrigo a un pollito que se cayó de un arbol para usarlo como nid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4" table:style-name="ce4">
            <text:p>1084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5-21T00:00:00" table:style-name="ce5">
            <text:p>21/05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El intento de asesinato del Tenryubit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5" table:style-name="ce4">
            <text:p>1085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6-04T00:00:00" table:style-name="ce5">
            <text:p>04/06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La muerte de Nefertari Cobr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anky animando a unas tortugas marinas que acaban de eclosionar de sus huevos y se dirigen al mar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6" table:style-name="ce4">
            <text:p>1086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6-11T00:00:00" table:style-name="ce5">
            <text:p>11/06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Los cinco anciano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y un gato cruzando un arco iris reflejándose en un charc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7" table:style-name="ce4">
            <text:p>1087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7-16T00:00:00" table:style-name="ce5">
            <text:p>16/07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Barcos de aren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capibara se da un baño mientras Ace lo calienta con su fueg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8" table:style-name="ce4">
            <text:p>1088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7-23T00:00:00" table:style-name="ce5">
            <text:p>23/07/202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La última lecció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9" table:style-name="ce4">
            <text:p>1089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8-06T00:00:00" table:style-name="ce5">
            <text:p>06/08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El incidente de la trincher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a vaca le sirve a Nami una taza de leche caliente mientras dibuja una carta nautica por la noche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0" table:style-name="ce4">
            <text:p>1090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8-20T00:00:00" table:style-name="ce5">
            <text:p>20/08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Kizaru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Kuro y los gatos leen tranquilamente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1" table:style-name="ce4">
            <text:p>1091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9-03T00:00:00" table:style-name="ce5">
            <text:p>03/09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Sentomaru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2" table:style-name="ce4">
            <text:p>1092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9-17T00:00:00" table:style-name="ce5">
            <text:p>17/09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El incidente de Kuma el tirano destrozando la Tierra Sant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inbe siendo llevado por unas rémoras gigantes que le tomaron cariñ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3" table:style-name="ce4">
            <text:p>1093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9-24T00:00:00" table:style-name="ce5">
            <text:p>24/09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Luffy contra Kizaru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s hermanos Monos Gafotas le roban a Koby y Helmeppo sus gafas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4" table:style-name="ce4">
            <text:p>1094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10-08T00:00:00" table:style-name="ce5">
            <text:p>08/10/202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San Jaygarcía Saturn, Dios guerrero de la ciencia y la defensa de "Los cinco ancianos"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5" table:style-name="ce4">
            <text:p>1095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10-15T00:00:00" table:style-name="ce5">
            <text:p>15/10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6" table:style-name="ce4">
            <text:p>1096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10-22T00:00:00" table:style-name="ce5">
            <text:p>22/10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7" table:style-name="ce4">
            <text:p>1097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10-29T00:00:00" table:style-name="ce5">
            <text:p>29/10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8" table:style-name="ce4">
            <text:p>1098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11-05T00:00:00" table:style-name="ce5">
            <text:p>05/11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9" table:style-name="ce4">
            <text:p>1099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11-12T00:00:00" table:style-name="ce5">
            <text:p>12/11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100" table:style-name="ce4">
            <text:p>1100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11-19T00:00:00" table:style-name="ce5">
            <text:p>19/11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number-rows-repeated="1047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7">
      <number:fraction number:min-integer-digits="0" number:min-numerator-digits="1" number:min-denominato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David CM</meta:initial-creator>
    <dc:creator>David CM</dc:creator>
    <meta:creation-date>2022-12-02T11:56:47Z</meta:creation-date>
    <dc:date>2023-10-13T14:12:47Z</dc:date>
    <meta:print-date>2023-10-13T14:10:52Z</meta:print-date>
  </office:meta>
</office:document-meta>
</file>